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Text_20_body">
      <style:text-properties officeooo:rsid="0c636a8a" officeooo:paragraph-rsid="0c636a8a"/>
    </style:style>
    <style:style style:name="P529" style:family="paragraph" style:parent-style-name="Text_20_body">
      <style:text-properties officeooo:paragraph-rsid="0c608d21"/>
    </style:style>
    <style:style style:name="P530" style:family="paragraph" style:parent-style-name="Text_20_body">
      <style:text-properties officeooo:rsid="0c655c1a" officeooo:paragraph-rsid="0c66a668"/>
    </style:style>
    <style:style style:name="P531" style:family="paragraph" style:parent-style-name="Text_20_body">
      <style:text-properties officeooo:rsid="0c6d82d4" officeooo:paragraph-rsid="0c6d82d4"/>
    </style:style>
    <style:style style:name="P532" style:family="paragraph" style:parent-style-name="Text_20_body">
      <style:text-properties officeooo:rsid="0c7838ed" officeooo:paragraph-rsid="0c7838ed"/>
    </style:style>
    <style:style style:name="P533" style:family="paragraph" style:parent-style-name="Text_20_body">
      <style:text-properties officeooo:rsid="0c7838ed" officeooo:paragraph-rsid="0c7cf08d"/>
    </style:style>
    <style:style style:name="P534" style:family="paragraph" style:parent-style-name="Text_20_body">
      <style:text-properties officeooo:rsid="0c6831ba" officeooo:paragraph-rsid="0c6831ba"/>
    </style:style>
    <style:style style:name="P535" style:family="paragraph" style:parent-style-name="Text_20_body">
      <style:text-properties officeooo:rsid="0c6dd716" officeooo:paragraph-rsid="0c6dd716"/>
    </style:style>
    <style:style style:name="P536" style:family="paragraph" style:parent-style-name="Text_20_body">
      <style:text-properties officeooo:rsid="0c6dd716" officeooo:paragraph-rsid="0c6e7827"/>
    </style:style>
    <style:style style:name="P537" style:family="paragraph" style:parent-style-name="Text_20_body">
      <style:text-properties officeooo:rsid="0c6f8dfd" officeooo:paragraph-rsid="0c6f8dfd"/>
    </style:style>
    <style:style style:name="P538" style:family="paragraph" style:parent-style-name="Text_20_body">
      <style:text-properties officeooo:rsid="0c78cd19" officeooo:paragraph-rsid="0c78cd19"/>
    </style:style>
    <style:style style:name="P539" style:family="paragraph" style:parent-style-name="Text_20_body">
      <style:text-properties officeooo:rsid="0c7e917a" officeooo:paragraph-rsid="0c7e917a"/>
    </style:style>
    <style:style style:name="P540" style:family="paragraph" style:parent-style-name="Text_20_body">
      <style:text-properties officeooo:rsid="0c7e917a" officeooo:paragraph-rsid="0c80dba1"/>
    </style:style>
    <style:style style:name="P541" style:family="paragraph" style:parent-style-name="Text_20_body">
      <style:text-properties officeooo:rsid="0c8159c9" officeooo:paragraph-rsid="0c82b3b1"/>
    </style:style>
    <style:style style:name="P542" style:family="paragraph" style:parent-style-name="Text_20_body">
      <style:text-properties officeooo:rsid="0c8466e5" officeooo:paragraph-rsid="0c8466e5"/>
    </style:style>
    <style:style style:name="P543" style:family="paragraph" style:parent-style-name="Text_20_body">
      <style:text-properties officeooo:rsid="0c8466e5" officeooo:paragraph-rsid="0c878ae4"/>
    </style:style>
    <style:style style:name="P544" style:family="paragraph" style:parent-style-name="Text_20_body">
      <style:text-properties officeooo:rsid="0c88d99c" officeooo:paragraph-rsid="0c88d99c"/>
    </style:style>
    <style:style style:name="P545" style:family="paragraph" style:parent-style-name="Contents_20_1">
      <style:paragraph-properties>
        <style:tab-stops>
          <style:tab-stop style:position="12.002cm" style:type="right" style:leader-style="dotted" style:leader-text="."/>
        </style:tab-stops>
      </style:paragraph-properties>
    </style:style>
    <style:style style:name="P546" style:family="paragraph" style:parent-style-name="Contents_20_2">
      <style:paragraph-properties>
        <style:tab-stops>
          <style:tab-stop style:position="11.502cm" style:type="right" style:leader-style="dotted" style:leader-text="."/>
        </style:tab-stops>
      </style:paragraph-properties>
    </style:style>
    <style:style style:name="P547" style:family="paragraph" style:parent-style-name="Heading_20_1">
      <style:paragraph-properties fo:break-before="page"/>
    </style:style>
    <style:style style:name="P548" style:family="paragraph" style:parent-style-name="Heading_20_1">
      <style:text-properties officeooo:rsid="0b92881d" officeooo:paragraph-rsid="0b92881d"/>
    </style:style>
    <style:style style:name="P549" style:family="paragraph" style:parent-style-name="Heading_20_2">
      <style:text-properties fo:font-style="italic" style:font-style-asian="italic" style:font-style-complex="italic"/>
    </style:style>
    <style:style style:name="P550" style:family="paragraph" style:parent-style-name="Heading_20_2">
      <style:text-properties fo:font-style="italic" officeooo:paragraph-rsid="096d7d2a" style:font-style-asian="italic" style:font-style-complex="italic"/>
    </style:style>
    <style:style style:name="P551" style:family="paragraph" style:parent-style-name="Heading_20_2">
      <style:text-properties officeooo:rsid="07eb6208" officeooo:paragraph-rsid="07eb6208"/>
    </style:style>
    <style:style style:name="P552" style:family="paragraph" style:parent-style-name="Heading_20_2">
      <style:text-properties officeooo:rsid="08d4a5ba" officeooo:paragraph-rsid="08d4a5ba"/>
    </style:style>
    <style:style style:name="P553" style:family="paragraph" style:parent-style-name="Heading_20_2">
      <style:text-properties officeooo:rsid="090f1d98" officeooo:paragraph-rsid="090f1d98"/>
    </style:style>
    <style:style style:name="P554" style:family="paragraph" style:parent-style-name="Heading_20_2">
      <style:text-properties officeooo:rsid="094a30f9" officeooo:paragraph-rsid="094a30f9"/>
    </style:style>
    <style:style style:name="P555" style:family="paragraph" style:parent-style-name="Heading_20_2">
      <style:text-properties officeooo:paragraph-rsid="096c2104"/>
    </style:style>
    <style:style style:name="P556" style:family="paragraph" style:parent-style-name="Heading_20_2">
      <style:text-properties officeooo:rsid="099ddfb7" officeooo:paragraph-rsid="099ddfb7"/>
    </style:style>
    <style:style style:name="P557" style:family="paragraph" style:parent-style-name="Heading_20_2">
      <style:text-properties officeooo:rsid="09b05dea" officeooo:paragraph-rsid="09b05dea"/>
    </style:style>
    <style:style style:name="P558" style:family="paragraph" style:parent-style-name="Heading_20_2">
      <style:text-properties officeooo:rsid="0ad8e80d" officeooo:paragraph-rsid="0ad8e80d"/>
    </style:style>
    <style:style style:name="P559" style:family="paragraph" style:parent-style-name="Heading_20_2">
      <style:text-properties officeooo:rsid="0b0ac08e" officeooo:paragraph-rsid="0b0ac08e"/>
    </style:style>
    <style:style style:name="P560" style:family="paragraph" style:parent-style-name="Heading_20_2">
      <style:text-properties officeooo:rsid="0b6ce1dc" officeooo:paragraph-rsid="0b6ce1dc"/>
    </style:style>
    <style:style style:name="P561" style:family="paragraph" style:parent-style-name="Heading_20_2">
      <style:text-properties officeooo:rsid="0b8230ad" officeooo:paragraph-rsid="0b8230ad"/>
    </style:style>
    <style:style style:name="P562" style:family="paragraph" style:parent-style-name="Heading_20_2">
      <style:text-properties officeooo:rsid="0ba5dff5" officeooo:paragraph-rsid="0ba5dff5"/>
    </style:style>
    <style:style style:name="P563" style:family="paragraph" style:parent-style-name="Heading_20_2">
      <style:text-properties officeooo:rsid="0bc79b31" officeooo:paragraph-rsid="0bc79b31"/>
    </style:style>
    <style:style style:name="P564" style:family="paragraph" style:parent-style-name="Heading_20_2">
      <style:text-properties officeooo:rsid="0bd48d31" officeooo:paragraph-rsid="0bd48d31"/>
    </style:style>
    <style:style style:name="P565" style:family="paragraph" style:parent-style-name="Heading_20_2">
      <style:text-properties officeooo:rsid="0c435093" officeooo:paragraph-rsid="0c435093"/>
    </style:style>
    <style:style style:name="P566" style:family="paragraph" style:parent-style-name="Heading_20_2">
      <style:text-properties officeooo:rsid="0c5aac18" officeooo:paragraph-rsid="0c5aac18"/>
    </style:style>
    <style:style style:name="P567" style:family="paragraph" style:parent-style-name="Heading_20_2">
      <style:text-properties officeooo:rsid="0c636a8a" officeooo:paragraph-rsid="0c636a8a"/>
    </style:style>
    <style:style style:name="P568" style:family="paragraph" style:parent-style-name="Heading_20_2">
      <style:text-properties officeooo:rsid="0c9d957f" officeooo:paragraph-rsid="0c9d957f"/>
    </style:style>
    <style:style style:name="P569" style:family="paragraph" style:parent-style-name="Heading_20_2">
      <style:text-properties officeooo:rsid="0cbb91af" officeooo:paragraph-rsid="0cbb91af"/>
    </style:style>
    <style:style style:name="P570" style:family="paragraph" style:parent-style-name="Heading_20_3">
      <style:text-properties officeooo:rsid="08494aac" officeooo:paragraph-rsid="08494aac"/>
    </style:style>
    <style:style style:name="P571" style:family="paragraph" style:parent-style-name="Heading_20_3">
      <style:text-properties officeooo:rsid="085888af" officeooo:paragraph-rsid="085888af"/>
    </style:style>
    <style:style style:name="P572" style:family="paragraph" style:parent-style-name="Heading_20_3">
      <style:text-properties officeooo:rsid="08591f05" officeooo:paragraph-rsid="08591f05"/>
    </style:style>
    <style:style style:name="P573" style:family="paragraph" style:parent-style-name="Heading_20_3">
      <style:text-properties officeooo:rsid="085f7512" officeooo:paragraph-rsid="085f7512"/>
    </style:style>
    <style:style style:name="P574" style:family="paragraph" style:parent-style-name="Heading_20_3">
      <style:text-properties officeooo:rsid="086aa9a8" officeooo:paragraph-rsid="086aa9a8"/>
    </style:style>
    <style:style style:name="P575" style:family="paragraph" style:parent-style-name="Heading_20_3">
      <style:text-properties officeooo:rsid="086d0b09" officeooo:paragraph-rsid="086d0b09"/>
    </style:style>
    <style:style style:name="P576" style:family="paragraph" style:parent-style-name="Heading_20_3">
      <style:text-properties officeooo:rsid="08769400" officeooo:paragraph-rsid="08769400"/>
    </style:style>
    <style:style style:name="P577" style:family="paragraph" style:parent-style-name="Heading_20_3">
      <style:text-properties officeooo:rsid="087bc80d" officeooo:paragraph-rsid="087bc80d"/>
    </style:style>
    <style:style style:name="P578" style:family="paragraph" style:parent-style-name="Heading_20_3">
      <style:text-properties officeooo:rsid="08870e8b" officeooo:paragraph-rsid="08870e8b"/>
    </style:style>
    <style:style style:name="P579" style:family="paragraph" style:parent-style-name="Heading_20_3">
      <style:text-properties officeooo:rsid="08afd8f0" officeooo:paragraph-rsid="08afd8f0"/>
    </style:style>
    <style:style style:name="P580" style:family="paragraph" style:parent-style-name="Heading_20_3">
      <style:text-properties officeooo:rsid="08d97bbd" officeooo:paragraph-rsid="08d97bbd"/>
    </style:style>
    <style:style style:name="P581" style:family="paragraph" style:parent-style-name="Heading_20_3">
      <style:text-properties officeooo:rsid="08dd6f33" officeooo:paragraph-rsid="08dd6f33"/>
    </style:style>
    <style:style style:name="P582" style:family="paragraph" style:parent-style-name="Heading_20_3">
      <style:text-properties officeooo:rsid="08ee6967" officeooo:paragraph-rsid="08ee6967"/>
    </style:style>
    <style:style style:name="P583" style:family="paragraph" style:parent-style-name="Heading_20_3">
      <style:text-properties officeooo:rsid="090a3b29"/>
    </style:style>
    <style:style style:name="P584" style:family="paragraph" style:parent-style-name="Heading_20_3">
      <style:text-properties officeooo:rsid="092908d6" officeooo:paragraph-rsid="092908d6"/>
    </style:style>
    <style:style style:name="P585" style:family="paragraph" style:parent-style-name="Heading_20_3">
      <style:text-properties officeooo:paragraph-rsid="09442d3a"/>
    </style:style>
    <style:style style:name="P586" style:family="paragraph" style:parent-style-name="Heading_20_3">
      <style:text-properties officeooo:rsid="0952eb7a" officeooo:paragraph-rsid="0952eb7a"/>
    </style:style>
    <style:style style:name="P587" style:family="paragraph" style:parent-style-name="Heading_20_3">
      <style:text-properties officeooo:rsid="09669551" officeooo:paragraph-rsid="09669551"/>
    </style:style>
    <style:style style:name="P588" style:family="paragraph" style:parent-style-name="Heading_20_3">
      <style:text-properties officeooo:rsid="0980c866" officeooo:paragraph-rsid="0980c866"/>
    </style:style>
    <style:style style:name="P589" style:family="paragraph" style:parent-style-name="Heading_20_3">
      <style:text-properties officeooo:rsid="098c9b44" officeooo:paragraph-rsid="098c9b44"/>
    </style:style>
    <style:style style:name="P590" style:family="paragraph" style:parent-style-name="Heading_20_3">
      <style:text-properties officeooo:paragraph-rsid="0b78ab50"/>
    </style:style>
    <style:style style:name="P591" style:family="paragraph" style:parent-style-name="Heading_20_3">
      <style:text-properties officeooo:rsid="09c13916" officeooo:paragraph-rsid="09c13916"/>
    </style:style>
    <style:style style:name="P592" style:family="paragraph" style:parent-style-name="Heading_20_3">
      <style:text-properties officeooo:rsid="09d5a855" officeooo:paragraph-rsid="09d5a855"/>
    </style:style>
    <style:style style:name="P593" style:family="paragraph" style:parent-style-name="Heading_20_3">
      <style:text-properties officeooo:rsid="09e0ccee" officeooo:paragraph-rsid="09e0ccee"/>
    </style:style>
    <style:style style:name="P594" style:family="paragraph" style:parent-style-name="Heading_20_3">
      <style:text-properties officeooo:rsid="09f851c6" officeooo:paragraph-rsid="09f851c6"/>
    </style:style>
    <style:style style:name="P595" style:family="paragraph" style:parent-style-name="Heading_20_3">
      <style:text-properties officeooo:rsid="0a0d1e2b" officeooo:paragraph-rsid="0a0d1e2b"/>
    </style:style>
    <style:style style:name="P596" style:family="paragraph" style:parent-style-name="Heading_20_3">
      <style:text-properties officeooo:rsid="0a715f59" officeooo:paragraph-rsid="0a715f59"/>
    </style:style>
    <style:style style:name="P597" style:family="paragraph" style:parent-style-name="Heading_20_3">
      <style:text-properties officeooo:rsid="0abfaa28" officeooo:paragraph-rsid="0abfaa28"/>
    </style:style>
    <style:style style:name="P598" style:family="paragraph" style:parent-style-name="Heading_20_3">
      <style:text-properties officeooo:rsid="0acec3fe" officeooo:paragraph-rsid="0acec3fe"/>
    </style:style>
    <style:style style:name="P599" style:family="paragraph" style:parent-style-name="Heading_20_3">
      <style:text-properties officeooo:rsid="0aeafe28" officeooo:paragraph-rsid="0aeafe28"/>
    </style:style>
    <style:style style:name="P600" style:family="paragraph" style:parent-style-name="Heading_20_3">
      <style:text-properties officeooo:rsid="0af61db4" officeooo:paragraph-rsid="0af61db4"/>
    </style:style>
    <style:style style:name="P601" style:family="paragraph" style:parent-style-name="Heading_20_3">
      <style:text-properties officeooo:rsid="0b005a6c" officeooo:paragraph-rsid="0b005a6c"/>
    </style:style>
    <style:style style:name="P602" style:family="paragraph" style:parent-style-name="Heading_20_3">
      <style:text-properties officeooo:rsid="0b0beb67" officeooo:paragraph-rsid="0b0beb67"/>
    </style:style>
    <style:style style:name="P603" style:family="paragraph" style:parent-style-name="Heading_20_3">
      <style:text-properties officeooo:rsid="0b15bc56" officeooo:paragraph-rsid="0b15bc56"/>
    </style:style>
    <style:style style:name="P604" style:family="paragraph" style:parent-style-name="Heading_20_3">
      <style:text-properties officeooo:rsid="0b1f56e9" officeooo:paragraph-rsid="0b1f56e9"/>
    </style:style>
    <style:style style:name="P605" style:family="paragraph" style:parent-style-name="Heading_20_3">
      <style:text-properties officeooo:rsid="0b476329" officeooo:paragraph-rsid="0b476329"/>
    </style:style>
    <style:style style:name="P606" style:family="paragraph" style:parent-style-name="Heading_20_3">
      <style:text-properties officeooo:rsid="0b587d1f" officeooo:paragraph-rsid="0b587d1f"/>
    </style:style>
    <style:style style:name="P607" style:family="paragraph" style:parent-style-name="Heading_20_3">
      <style:text-properties officeooo:rsid="0b615956" officeooo:paragraph-rsid="0b615956"/>
    </style:style>
    <style:style style:name="P608" style:family="paragraph" style:parent-style-name="Heading_20_3">
      <style:text-properties officeooo:rsid="0b68274f"/>
    </style:style>
    <style:style style:name="P609" style:family="paragraph" style:parent-style-name="Heading_20_3">
      <style:text-properties officeooo:rsid="0b741a06" officeooo:paragraph-rsid="0b741a06"/>
    </style:style>
    <style:style style:name="P610" style:family="paragraph" style:parent-style-name="Heading_20_3">
      <style:text-properties officeooo:rsid="0b7aa216" officeooo:paragraph-rsid="0b7aa216"/>
    </style:style>
    <style:style style:name="P611" style:family="paragraph" style:parent-style-name="Heading_20_3">
      <style:text-properties officeooo:rsid="0b88bfab" officeooo:paragraph-rsid="0b88bfab"/>
    </style:style>
    <style:style style:name="P612" style:family="paragraph" style:parent-style-name="Heading_20_3">
      <style:text-properties officeooo:rsid="0b8d1a1b" officeooo:paragraph-rsid="0b8d1a1b"/>
    </style:style>
    <style:style style:name="P613" style:family="paragraph" style:parent-style-name="Heading_20_3">
      <style:text-properties officeooo:rsid="0b912934" officeooo:paragraph-rsid="0b912934"/>
    </style:style>
    <style:style style:name="P614" style:family="paragraph" style:parent-style-name="Heading_20_3">
      <style:text-properties officeooo:rsid="0bab611b" officeooo:paragraph-rsid="0bab611b"/>
    </style:style>
    <style:style style:name="P615" style:family="paragraph" style:parent-style-name="Heading_20_3">
      <style:text-properties officeooo:rsid="0bb3ab5b" officeooo:paragraph-rsid="0bb3ab5b"/>
    </style:style>
    <style:style style:name="P616" style:family="paragraph" style:parent-style-name="Heading_20_3">
      <style:text-properties officeooo:rsid="0bc51972" officeooo:paragraph-rsid="0bc51972"/>
    </style:style>
    <style:style style:name="P617" style:family="paragraph" style:parent-style-name="Heading_20_3">
      <style:text-properties officeooo:rsid="0bd2ef80" officeooo:paragraph-rsid="0bd2ef80"/>
    </style:style>
    <style:style style:name="P618" style:family="paragraph" style:parent-style-name="Heading_20_3">
      <style:text-properties officeooo:rsid="0bde8c99" officeooo:paragraph-rsid="0bde8c99"/>
    </style:style>
    <style:style style:name="P619" style:family="paragraph" style:parent-style-name="Heading_20_3">
      <style:text-properties officeooo:rsid="0beacd0c" officeooo:paragraph-rsid="0beacd0c"/>
    </style:style>
    <style:style style:name="P620" style:family="paragraph" style:parent-style-name="Heading_20_3">
      <style:text-properties officeooo:rsid="0bf55247" officeooo:paragraph-rsid="0bf55247"/>
    </style:style>
    <style:style style:name="P621" style:family="paragraph" style:parent-style-name="Heading_20_3">
      <style:text-properties officeooo:paragraph-rsid="0c12627b"/>
    </style:style>
    <style:style style:name="P622" style:family="paragraph" style:parent-style-name="Heading_20_3">
      <style:text-properties officeooo:rsid="0c2cb098" officeooo:paragraph-rsid="0c2cb098"/>
    </style:style>
    <style:style style:name="P623" style:family="paragraph" style:parent-style-name="Heading_20_3">
      <style:text-properties officeooo:rsid="0c4106d7" officeooo:paragraph-rsid="0c4106d7"/>
    </style:style>
    <style:style style:name="P624" style:family="paragraph" style:parent-style-name="Heading_20_3">
      <style:text-properties officeooo:paragraph-rsid="0c54601c"/>
    </style:style>
    <style:style style:name="P625" style:family="paragraph" style:parent-style-name="Heading_20_3">
      <style:text-properties officeooo:rsid="0c6d82d4" officeooo:paragraph-rsid="0c6d82d4"/>
    </style:style>
    <style:style style:name="P626" style:family="paragraph" style:parent-style-name="Heading_20_3">
      <style:text-properties officeooo:rsid="0c7838ed" officeooo:paragraph-rsid="0c7838ed"/>
    </style:style>
    <style:style style:name="P627" style:family="paragraph" style:parent-style-name="Heading_20_3">
      <style:text-properties officeooo:rsid="0c8b48ff" officeooo:paragraph-rsid="0c8b48ff"/>
    </style:style>
    <style:style style:name="P628" style:family="paragraph" style:parent-style-name="Heading_20_3">
      <style:text-properties officeooo:rsid="0c90c0f3" officeooo:paragraph-rsid="0c90c0f3"/>
    </style:style>
    <style:style style:name="P629" style:family="paragraph" style:parent-style-name="Heading_20_3">
      <style:text-properties officeooo:rsid="0ca524a8" officeooo:paragraph-rsid="0ca524a8"/>
    </style:style>
    <style:style style:name="P630" style:family="paragraph" style:parent-style-name="Heading_20_3">
      <style:text-properties officeooo:rsid="0ca79a80" officeooo:paragraph-rsid="0ca79a80"/>
    </style:style>
    <style:style style:name="P631" style:family="paragraph" style:parent-style-name="Heading_20_3">
      <style:text-properties officeooo:rsid="0cb25ebc" officeooo:paragraph-rsid="0cb25ebc"/>
    </style:style>
    <style:style style:name="P632" style:family="paragraph" style:parent-style-name="Text_20_body" style:list-style-name="L1">
      <style:text-properties officeooo:rsid="0a823c62" officeooo:paragraph-rsid="0b2960a9"/>
    </style:style>
    <style:style style:name="P633" style:family="paragraph" style:parent-style-name="Text_20_body">
      <style:text-properties officeooo:rsid="0c8a8c2c" officeooo:paragraph-rsid="0c8a8c2c"/>
    </style:style>
    <style:style style:name="P634" style:family="paragraph" style:parent-style-name="Text_20_body">
      <style:text-properties officeooo:rsid="0c8b48ff" officeooo:paragraph-rsid="0c8b48ff"/>
    </style:style>
    <style:style style:name="P635" style:family="paragraph" style:parent-style-name="Text_20_body">
      <style:text-properties officeooo:rsid="0c8b48ff" officeooo:paragraph-rsid="0c8cac60"/>
    </style:style>
    <style:style style:name="P636" style:family="paragraph" style:parent-style-name="Text_20_body">
      <style:text-properties officeooo:rsid="0c8cac60" officeooo:paragraph-rsid="0c8d4711"/>
    </style:style>
    <style:style style:name="P637" style:family="paragraph" style:parent-style-name="Text_20_body">
      <style:text-properties officeooo:rsid="0c8d4711" officeooo:paragraph-rsid="0c8d4711"/>
    </style:style>
    <style:style style:name="P638" style:family="paragraph" style:parent-style-name="Text_20_body">
      <style:text-properties officeooo:rsid="0c8de299" officeooo:paragraph-rsid="0c8de299"/>
    </style:style>
    <style:style style:name="P639" style:family="paragraph" style:parent-style-name="Text_20_body">
      <style:text-properties officeooo:rsid="0c8f9f28" officeooo:paragraph-rsid="0c8f9f28"/>
    </style:style>
    <style:style style:name="P640" style:family="paragraph" style:parent-style-name="Text_20_body">
      <style:text-properties officeooo:rsid="0c90c0f3" officeooo:paragraph-rsid="0c90c0f3"/>
    </style:style>
    <style:style style:name="P641" style:family="paragraph" style:parent-style-name="Text_20_body">
      <style:text-properties officeooo:rsid="0c92c60e" officeooo:paragraph-rsid="0c92c60e"/>
    </style:style>
    <style:style style:name="P642" style:family="paragraph" style:parent-style-name="Text_20_body">
      <style:text-properties officeooo:rsid="0c9315d2" officeooo:paragraph-rsid="0c9315d2"/>
    </style:style>
    <style:style style:name="P643" style:family="paragraph" style:parent-style-name="Text_20_body">
      <style:text-properties officeooo:rsid="0c9315d2" officeooo:paragraph-rsid="0c939cb8"/>
    </style:style>
    <style:style style:name="P644" style:family="paragraph" style:parent-style-name="Text_20_body">
      <style:text-properties officeooo:rsid="0c939cb8" officeooo:paragraph-rsid="0c939cb8"/>
    </style:style>
    <style:style style:name="P645" style:family="paragraph" style:parent-style-name="Text_20_body">
      <style:text-properties officeooo:rsid="0c939cb8" officeooo:paragraph-rsid="0c946852"/>
    </style:style>
    <style:style style:name="P646" style:family="paragraph" style:parent-style-name="Text_20_body">
      <style:text-properties officeooo:rsid="0c9622e7" officeooo:paragraph-rsid="0c9622e7"/>
    </style:style>
    <style:style style:name="P647" style:family="paragraph" style:parent-style-name="Text_20_body">
      <style:text-properties officeooo:rsid="0c9b2189" officeooo:paragraph-rsid="0c9d7852"/>
    </style:style>
    <style:style style:name="P648" style:family="paragraph" style:parent-style-name="Text_20_body">
      <style:text-properties officeooo:rsid="0c9d957f" officeooo:paragraph-rsid="0c9d957f"/>
    </style:style>
    <style:style style:name="P649" style:family="paragraph" style:parent-style-name="Text_20_body">
      <style:text-properties officeooo:rsid="0c9fe24c" officeooo:paragraph-rsid="0c9fe24c"/>
    </style:style>
    <style:style style:name="P650" style:family="paragraph" style:parent-style-name="Text_20_body">
      <style:text-properties officeooo:rsid="0ca111a0" officeooo:paragraph-rsid="0ca111a0"/>
    </style:style>
    <style:style style:name="P651" style:family="paragraph" style:parent-style-name="Text_20_body">
      <style:text-properties officeooo:rsid="0ca243a8" officeooo:paragraph-rsid="0ca243a8"/>
    </style:style>
    <style:style style:name="P652" style:family="paragraph" style:parent-style-name="Text_20_body">
      <style:text-properties officeooo:rsid="0ca3d16e" officeooo:paragraph-rsid="0ca3d16e"/>
    </style:style>
    <style:style style:name="P653" style:family="paragraph" style:parent-style-name="Text_20_body">
      <style:text-properties officeooo:rsid="0ca524a8" officeooo:paragraph-rsid="0ca524a8"/>
    </style:style>
    <style:style style:name="P654" style:family="paragraph" style:parent-style-name="Text_20_body">
      <style:text-properties officeooo:rsid="0ca657e2" officeooo:paragraph-rsid="0ca657e2"/>
    </style:style>
    <style:style style:name="P655" style:family="paragraph" style:parent-style-name="Text_20_body">
      <style:text-properties officeooo:rsid="0ca65be1" officeooo:paragraph-rsid="0ca65be1"/>
    </style:style>
    <style:style style:name="P656" style:family="paragraph" style:parent-style-name="Text_20_body">
      <style:text-properties officeooo:rsid="0ca79a80" officeooo:paragraph-rsid="0ca8dd35"/>
    </style:style>
    <style:style style:name="P657" style:family="paragraph" style:parent-style-name="Text_20_body">
      <style:text-properties officeooo:rsid="0ca8dd35" officeooo:paragraph-rsid="0ca8dd35"/>
    </style:style>
    <style:style style:name="P658" style:family="paragraph" style:parent-style-name="Text_20_body">
      <style:text-properties officeooo:rsid="0cabc01f" officeooo:paragraph-rsid="0cabc01f"/>
    </style:style>
    <style:style style:name="P659" style:family="paragraph" style:parent-style-name="Text_20_body">
      <style:text-properties officeooo:rsid="0cabeb0a" officeooo:paragraph-rsid="0cabeb0a"/>
    </style:style>
    <style:style style:name="P660" style:family="paragraph" style:parent-style-name="Text_20_body">
      <style:text-properties officeooo:rsid="0cad97d8" officeooo:paragraph-rsid="0cad97d8"/>
    </style:style>
    <style:style style:name="P661" style:family="paragraph" style:parent-style-name="Text_20_body">
      <style:text-properties officeooo:rsid="0cadc4e4" officeooo:paragraph-rsid="0cadc4e4"/>
    </style:style>
    <style:style style:name="P662" style:family="paragraph" style:parent-style-name="Text_20_body">
      <style:text-properties officeooo:rsid="0cadc4e4" officeooo:paragraph-rsid="0cafd0ab"/>
    </style:style>
    <style:style style:name="P663" style:family="paragraph" style:parent-style-name="Text_20_body">
      <style:text-properties officeooo:rsid="0cb25ebc" officeooo:paragraph-rsid="0cb33cbb"/>
    </style:style>
    <style:style style:name="P664" style:family="paragraph" style:parent-style-name="Text_20_body">
      <style:text-properties officeooo:rsid="0cb33cbb" officeooo:paragraph-rsid="0cb33cbb"/>
    </style:style>
    <style:style style:name="P665" style:family="paragraph" style:parent-style-name="Text_20_body">
      <style:text-properties officeooo:rsid="0cb8258a" officeooo:paragraph-rsid="0cb8258a"/>
    </style:style>
    <style:style style:name="P666" style:family="paragraph" style:parent-style-name="Text_20_body">
      <style:text-properties officeooo:rsid="0cbb91af" officeooo:paragraph-rsid="0cbb91af"/>
    </style:style>
    <style:style style:name="P667" style:family="paragraph" style:parent-style-name="Text_20_body">
      <style:text-properties officeooo:rsid="0cbb91af" officeooo:paragraph-rsid="0cbc7fe3"/>
    </style:style>
    <style:style style:name="P668" style:family="paragraph" style:parent-style-name="Text_20_body">
      <style:text-properties officeooo:rsid="0cbc7fe3" officeooo:paragraph-rsid="0cbe08c8"/>
    </style:style>
    <style:style style:name="P669" style:family="paragraph" style:parent-style-name="Text_20_body">
      <style:text-properties officeooo:rsid="0cbf1326" officeooo:paragraph-rsid="0cbf1326"/>
    </style:style>
    <style:style style:name="P670" style:family="paragraph" style:parent-style-name="Text_20_body">
      <style:text-properties officeooo:rsid="0cbf2bf1" officeooo:paragraph-rsid="0cbf2bf1"/>
    </style:style>
    <style:style style:name="P671" style:family="paragraph" style:parent-style-name="Text_20_body">
      <style:text-properties officeooo:rsid="0cbf2bf1" officeooo:paragraph-rsid="0cc05a9b"/>
    </style:style>
    <style:style style:name="P672" style:family="paragraph" style:parent-style-name="Text_20_body">
      <style:text-properties officeooo:rsid="0cc05a9b" officeooo:paragraph-rsid="0cc05a9b"/>
    </style:style>
    <style:style style:name="P673" style:family="paragraph" style:parent-style-name="Text_20_body">
      <style:text-properties officeooo:rsid="0cc05a9b" officeooo:paragraph-rsid="0cc222f2"/>
    </style:style>
    <style:style style:name="P674" style:family="paragraph" style:parent-style-name="Text_20_body">
      <style:text-properties officeooo:rsid="0cc222f2" officeooo:paragraph-rsid="0cc222f2"/>
    </style:style>
    <style:style style:name="P675" style:family="paragraph" style:parent-style-name="Text_20_body">
      <style:text-properties officeooo:rsid="0cc310ba" officeooo:paragraph-rsid="0cc310ba"/>
    </style:style>
    <style:style style:name="P676" style:family="paragraph" style:parent-style-name="Text_20_body">
      <style:text-properties officeooo:rsid="0cc671f8" officeooo:paragraph-rsid="0cc671f8"/>
    </style:style>
    <style:style style:name="P677" style:family="paragraph" style:parent-style-name="Text_20_body">
      <style:text-properties officeooo:rsid="0cc7e234" officeooo:paragraph-rsid="0cc7e234"/>
    </style:style>
    <style:style style:name="P678" style:family="paragraph" style:parent-style-name="Text_20_body">
      <style:text-properties officeooo:rsid="0cc99454" officeooo:paragraph-rsid="0cc99454"/>
    </style:style>
    <style:style style:name="P679" style:family="paragraph" style:parent-style-name="Text_20_body">
      <style:text-properties officeooo:rsid="0cc99454" officeooo:paragraph-rsid="0ccb6792"/>
    </style:style>
    <style:style style:name="P680" style:family="paragraph" style:parent-style-name="Text_20_body">
      <style:text-properties fo:font-weight="bold" officeooo:rsid="0cc310ba" officeooo:paragraph-rsid="0cc310ba" style:font-weight-asian="bold" style:font-weight-complex="bold"/>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fo:font-style="normal" officeooo:rsid="0c9b9abf" style:font-style-asian="normal" style:font-style-complex="normal"/>
    </style:style>
    <style:style style:name="T23" style:family="text">
      <style:text-properties officeooo:rsid="04d529c5"/>
    </style:style>
    <style:style style:name="T24" style:family="text">
      <style:text-properties officeooo:rsid="0696bd5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officeooo:rsid="0698068f"/>
    </style:style>
    <style:style style:name="T30" style:family="text">
      <style:text-properties officeooo:rsid="07a775b5"/>
    </style:style>
    <style:style style:name="T31" style:family="text">
      <style:text-properties officeooo:rsid="02de4447"/>
    </style:style>
    <style:style style:name="T32" style:family="text">
      <style:text-properties officeooo:rsid="08ea8750"/>
    </style:style>
    <style:style style:name="T33" style:family="text">
      <style:text-properties officeooo:rsid="08f646a9"/>
    </style:style>
    <style:style style:name="T34" style:family="text">
      <style:text-properties officeooo:rsid="0705c24d"/>
    </style:style>
    <style:style style:name="T35" style:family="text">
      <style:text-properties officeooo:rsid="050870d7"/>
    </style:style>
    <style:style style:name="T36" style:family="text">
      <style:text-properties officeooo:rsid="00e3dd36"/>
    </style:style>
    <style:style style:name="T37" style:family="text">
      <style:text-properties officeooo:rsid="03461f05"/>
    </style:style>
    <style:style style:name="T38" style:family="text">
      <style:text-properties officeooo:rsid="02101900"/>
    </style:style>
    <style:style style:name="T39" style:family="text">
      <style:text-properties officeooo:rsid="00f1a272"/>
    </style:style>
    <style:style style:name="T40" style:family="text">
      <style:text-properties officeooo:rsid="02f02278"/>
    </style:style>
    <style:style style:name="T41" style:family="text">
      <style:text-properties officeooo:rsid="00e81da5"/>
    </style:style>
    <style:style style:name="T42" style:family="text">
      <style:text-properties officeooo:rsid="026959bc"/>
    </style:style>
    <style:style style:name="T43" style:family="text">
      <style:text-properties officeooo:rsid="00f36cc8"/>
    </style:style>
    <style:style style:name="T44" style:family="text">
      <style:text-properties officeooo:rsid="00798d80"/>
    </style:style>
    <style:style style:name="T45" style:family="text">
      <style:text-properties officeooo:rsid="02256c83"/>
    </style:style>
    <style:style style:name="T46" style:family="text">
      <style:text-properties officeooo:rsid="0269a38e"/>
    </style:style>
    <style:style style:name="T47" style:family="text">
      <style:text-properties style:text-position="super 58%"/>
    </style:style>
    <style:style style:name="T48" style:family="text">
      <style:text-properties style:text-position="super 58%" fo:font-style="normal" style:font-style-asian="normal" style:font-style-complex="normal"/>
    </style:style>
    <style:style style:name="T49" style:family="text">
      <style:text-properties style:text-position="super 58%" officeooo:rsid="08ca9554"/>
    </style:style>
    <style:style style:name="T50" style:family="text">
      <style:text-properties style:text-position="super 58%" officeooo:rsid="09442d3a"/>
    </style:style>
    <style:style style:name="T51" style:family="text">
      <style:text-properties style:text-position="super 58%" officeooo:rsid="0980b616"/>
    </style:style>
    <style:style style:name="T52" style:family="text">
      <style:text-properties style:text-position="super 58%" officeooo:rsid="096d7d2a"/>
    </style:style>
    <style:style style:name="T53" style:family="text">
      <style:text-properties style:text-position="super 58%" officeooo:rsid="0b21fca8"/>
    </style:style>
    <style:style style:name="T54" style:family="text">
      <style:text-properties style:text-position="super 58%" officeooo:rsid="0b78ab50"/>
    </style:style>
    <style:style style:name="T55" style:family="text">
      <style:text-properties style:text-position="super 58%" officeooo:rsid="0bfd7a9d"/>
    </style:style>
    <style:style style:name="T56" style:family="text">
      <style:text-properties style:text-position="super 58%" officeooo:rsid="0c54601c"/>
    </style:style>
    <style:style style:name="T57" style:family="text">
      <style:text-properties style:text-position="super 58%" officeooo:rsid="0c5bb9eb"/>
    </style:style>
    <style:style style:name="T58" style:family="text">
      <style:text-properties officeooo:rsid="080cdf9c"/>
    </style:style>
    <style:style style:name="T59" style:family="text">
      <style:text-properties officeooo:rsid="07c9c833"/>
    </style:style>
    <style:style style:name="T60" style:family="text">
      <style:text-properties officeooo:rsid="07cc98e3"/>
    </style:style>
    <style:style style:name="T61" style:family="text">
      <style:text-properties officeooo:rsid="07ce5641"/>
    </style:style>
    <style:style style:name="T62" style:family="text">
      <style:text-properties officeooo:rsid="07d168c9"/>
    </style:style>
    <style:style style:name="T63" style:family="text">
      <style:text-properties officeooo:rsid="07d1ea82"/>
    </style:style>
    <style:style style:name="T64" style:family="text">
      <style:text-properties officeooo:rsid="07d1f4b2"/>
    </style:style>
    <style:style style:name="T65" style:family="text">
      <style:text-properties officeooo:rsid="07d3748f"/>
    </style:style>
    <style:style style:name="T66" style:family="text">
      <style:text-properties officeooo:rsid="081d6b0c"/>
    </style:style>
    <style:style style:name="T67" style:family="text">
      <style:text-properties officeooo:rsid="07d8f54d"/>
    </style:style>
    <style:style style:name="T68" style:family="text">
      <style:text-properties officeooo:rsid="07dbc584"/>
    </style:style>
    <style:style style:name="T69" style:family="text">
      <style:text-properties fo:font-style="italic" style:font-style-asian="italic" style:font-style-complex="italic"/>
    </style:style>
    <style:style style:name="T70" style:family="text">
      <style:text-properties fo:font-style="italic" officeooo:rsid="07dbc584" style:font-style-asian="italic" style:font-style-complex="italic"/>
    </style:style>
    <style:style style:name="T71" style:family="text">
      <style:text-properties fo:font-style="italic" officeooo:rsid="08060029" style:font-style-asian="italic" style:font-style-complex="italic"/>
    </style:style>
    <style:style style:name="T72" style:family="text">
      <style:text-properties fo:font-style="italic" officeooo:rsid="0814a8a5" style:font-style-asian="italic" style:font-style-complex="italic"/>
    </style:style>
    <style:style style:name="T73" style:family="text">
      <style:text-properties fo:font-style="italic" officeooo:rsid="0816a172" style:font-style-asian="italic" style:font-style-complex="italic"/>
    </style:style>
    <style:style style:name="T74" style:family="text">
      <style:text-properties fo:font-style="italic" officeooo:rsid="0a8ba971" style:font-style-asian="italic" style:font-style-complex="italic"/>
    </style:style>
    <style:style style:name="T75" style:family="text">
      <style:text-properties fo:font-style="italic" officeooo:rsid="0a98846b" style:font-style-asian="italic" style:font-style-complex="italic"/>
    </style:style>
    <style:style style:name="T76" style:family="text">
      <style:text-properties fo:font-style="italic" officeooo:rsid="0a9ae4bb" style:font-style-asian="italic" style:font-style-complex="italic"/>
    </style:style>
    <style:style style:name="T77" style:family="text">
      <style:text-properties fo:font-style="italic" officeooo:rsid="0a9f118d" style:font-style-asian="italic" style:font-style-complex="italic"/>
    </style:style>
    <style:style style:name="T78" style:family="text">
      <style:text-properties fo:font-style="italic" officeooo:rsid="0a9fd942" style:font-style-asian="italic" style:font-style-complex="italic"/>
    </style:style>
    <style:style style:name="T79" style:family="text">
      <style:text-properties fo:font-style="italic" officeooo:rsid="0aac766f" style:font-style-asian="italic" style:font-style-complex="italic"/>
    </style:style>
    <style:style style:name="T80" style:family="text">
      <style:text-properties fo:font-style="italic" officeooo:rsid="09c8934e" style:font-style-asian="italic" style:font-style-complex="italic"/>
    </style:style>
    <style:style style:name="T81" style:family="text">
      <style:text-properties fo:font-style="italic" officeooo:rsid="09cd86b0" style:font-style-asian="italic" style:font-style-complex="italic"/>
    </style:style>
    <style:style style:name="T82" style:family="text">
      <style:text-properties fo:font-style="italic" officeooo:rsid="080ae441" style:font-style-asian="italic" style:font-style-complex="italic"/>
    </style:style>
    <style:style style:name="T83" style:family="text">
      <style:text-properties fo:font-style="italic" officeooo:rsid="0804d79c" style:font-style-asian="italic" style:font-style-complex="italic"/>
    </style:style>
    <style:style style:name="T84" style:family="text">
      <style:text-properties fo:font-style="italic" officeooo:rsid="08087b96" style:font-style-asian="italic" style:font-style-complex="italic"/>
    </style:style>
    <style:style style:name="T85" style:family="text">
      <style:text-properties fo:font-style="italic" officeooo:rsid="08560955" style:font-style-asian="italic" style:font-style-complex="italic"/>
    </style:style>
    <style:style style:name="T86" style:family="text">
      <style:text-properties fo:font-style="italic" officeooo:rsid="0ab13403" style:font-style-asian="italic" style:font-style-complex="italic"/>
    </style:style>
    <style:style style:name="T87" style:family="text">
      <style:text-properties fo:font-style="italic" officeooo:rsid="08539779" style:font-style-asian="italic" style:font-style-complex="italic"/>
    </style:style>
    <style:style style:name="T88" style:family="text">
      <style:text-properties fo:font-style="italic" officeooo:rsid="0859d45d" style:font-style-asian="italic" style:font-style-complex="italic"/>
    </style:style>
    <style:style style:name="T89" style:family="text">
      <style:text-properties fo:font-style="italic" officeooo:rsid="085a43b7" style:font-style-asian="italic" style:font-style-complex="italic"/>
    </style:style>
    <style:style style:name="T90" style:family="text">
      <style:text-properties fo:font-style="italic" officeooo:rsid="085c1b2e" style:font-style-asian="italic" style:font-style-complex="italic"/>
    </style:style>
    <style:style style:name="T91" style:family="text">
      <style:text-properties fo:font-style="italic" officeooo:rsid="08961c06" style:font-style-asian="italic" style:font-style-complex="italic"/>
    </style:style>
    <style:style style:name="T92" style:family="text">
      <style:text-properties fo:font-style="italic" officeooo:rsid="08b60c2b" style:font-style-asian="italic" style:font-style-complex="italic"/>
    </style:style>
    <style:style style:name="T93" style:family="text">
      <style:text-properties fo:font-style="italic" officeooo:rsid="08b6c166" style:font-style-asian="italic" style:font-style-complex="italic"/>
    </style:style>
    <style:style style:name="T94" style:family="text">
      <style:text-properties fo:font-style="italic" officeooo:rsid="08cfa931" style:font-style-asian="italic" style:font-style-complex="italic"/>
    </style:style>
    <style:style style:name="T95" style:family="text">
      <style:text-properties fo:font-style="italic" officeooo:rsid="08d058ad" style:font-style-asian="italic" style:font-style-complex="italic"/>
    </style:style>
    <style:style style:name="T96" style:family="text">
      <style:text-properties fo:font-style="italic" officeooo:rsid="093a5c77" style:font-style-asian="italic" style:font-style-complex="italic"/>
    </style:style>
    <style:style style:name="T97" style:family="text">
      <style:text-properties fo:font-style="italic" officeooo:rsid="094bd466" style:font-style-asian="italic" style:font-style-complex="italic"/>
    </style:style>
    <style:style style:name="T98" style:family="text">
      <style:text-properties fo:font-style="italic" officeooo:rsid="09514f7e" style:font-style-asian="italic" style:font-style-complex="italic"/>
    </style:style>
    <style:style style:name="T99" style:family="text">
      <style:text-properties fo:font-style="italic" officeooo:rsid="09562a77" style:font-style-asian="italic" style:font-style-complex="italic"/>
    </style:style>
    <style:style style:name="T100" style:family="text">
      <style:text-properties fo:font-style="italic" officeooo:rsid="09b1e94b" style:font-style-asian="italic" style:font-style-complex="italic"/>
    </style:style>
    <style:style style:name="T101" style:family="text">
      <style:text-properties fo:font-style="italic" officeooo:rsid="09a74a34" style:font-style-asian="italic" style:font-style-complex="italic"/>
    </style:style>
    <style:style style:name="T102" style:family="text">
      <style:text-properties fo:font-style="italic" officeooo:rsid="09abc9b9" style:font-style-asian="italic" style:font-style-complex="italic"/>
    </style:style>
    <style:style style:name="T103" style:family="text">
      <style:text-properties fo:font-style="italic" officeooo:rsid="09b3f6ed" style:font-style-asian="italic" style:font-style-complex="italic"/>
    </style:style>
    <style:style style:name="T104" style:family="text">
      <style:text-properties fo:font-style="italic" officeooo:rsid="09d6ad82" style:font-style-asian="italic" style:font-style-complex="italic"/>
    </style:style>
    <style:style style:name="T105" style:family="text">
      <style:text-properties fo:font-style="italic" officeooo:rsid="09fb6594" style:font-style-asian="italic" style:font-style-complex="italic"/>
    </style:style>
    <style:style style:name="T106" style:family="text">
      <style:text-properties fo:font-style="italic" officeooo:rsid="09fc3b36" style:font-style-asian="italic" style:font-style-complex="italic"/>
    </style:style>
    <style:style style:name="T107" style:family="text">
      <style:text-properties fo:font-style="italic" officeooo:rsid="09ff87c5" style:font-style-asian="italic" style:font-style-complex="italic"/>
    </style:style>
    <style:style style:name="T108" style:family="text">
      <style:text-properties fo:font-style="italic" officeooo:rsid="0a0ef766" style:font-style-asian="italic" style:font-style-complex="italic"/>
    </style:style>
    <style:style style:name="T109" style:family="text">
      <style:text-properties fo:font-style="italic" officeooo:rsid="0a3a6b00" style:font-style-asian="italic" style:font-style-complex="italic"/>
    </style:style>
    <style:style style:name="T110" style:family="text">
      <style:text-properties fo:font-style="italic" officeooo:rsid="0a763210" style:font-style-asian="italic" style:font-style-complex="italic"/>
    </style:style>
    <style:style style:name="T111" style:family="text">
      <style:text-properties fo:font-style="italic" officeooo:rsid="0a8126c6" style:font-style-asian="italic" style:font-style-complex="italic"/>
    </style:style>
    <style:style style:name="T112" style:family="text">
      <style:text-properties fo:font-style="italic" officeooo:rsid="0a892b35" style:font-style-asian="italic" style:font-style-complex="italic"/>
    </style:style>
    <style:style style:name="T113" style:family="text">
      <style:text-properties fo:font-style="italic" officeooo:rsid="0a829410" style:font-style-asian="italic" style:font-style-complex="italic"/>
    </style:style>
    <style:style style:name="T114" style:family="text">
      <style:text-properties fo:font-style="italic" officeooo:rsid="0ac15d5a" style:font-style-asian="italic" style:font-style-complex="italic"/>
    </style:style>
    <style:style style:name="T115" style:family="text">
      <style:text-properties fo:font-style="italic" officeooo:rsid="0ad9f5a4" style:font-style-asian="italic" style:font-style-complex="italic"/>
    </style:style>
    <style:style style:name="T116" style:family="text">
      <style:text-properties fo:font-style="italic" officeooo:rsid="0ae520aa" style:font-style-asian="italic" style:font-style-complex="italic"/>
    </style:style>
    <style:style style:name="T117" style:family="text">
      <style:text-properties fo:font-style="italic" officeooo:rsid="0af1cc9d" style:font-style-asian="italic" style:font-style-complex="italic"/>
    </style:style>
    <style:style style:name="T118" style:family="text">
      <style:text-properties fo:font-style="italic" officeooo:rsid="0af70bda" style:font-style-asian="italic" style:font-style-complex="italic"/>
    </style:style>
    <style:style style:name="T119" style:family="text">
      <style:text-properties fo:font-style="italic" officeooo:rsid="0b1cfef1" style:font-style-asian="italic" style:font-style-complex="italic"/>
    </style:style>
    <style:style style:name="T120" style:family="text">
      <style:text-properties fo:font-style="italic" officeooo:rsid="0b1dba05" style:font-style-asian="italic" style:font-style-complex="italic"/>
    </style:style>
    <style:style style:name="T121" style:family="text">
      <style:text-properties fo:font-style="italic" officeooo:rsid="0b261fb2" style:font-style-asian="italic" style:font-style-complex="italic"/>
    </style:style>
    <style:style style:name="T122" style:family="text">
      <style:text-properties fo:font-style="italic" officeooo:rsid="0aef7ee5" style:font-style-asian="italic" style:font-style-complex="italic"/>
    </style:style>
    <style:style style:name="T123" style:family="text">
      <style:text-properties fo:font-style="italic" officeooo:rsid="0b4f0aa7" style:font-style-asian="italic" style:font-style-complex="italic"/>
    </style:style>
    <style:style style:name="T124" style:family="text">
      <style:text-properties fo:font-style="italic" officeooo:rsid="0b366b18" style:font-style-asian="italic" style:font-style-complex="italic"/>
    </style:style>
    <style:style style:name="T125" style:family="text">
      <style:text-properties fo:font-style="italic" officeooo:rsid="0b43d45d" style:font-style-asian="italic" style:font-style-complex="italic"/>
    </style:style>
    <style:style style:name="T126" style:family="text">
      <style:text-properties fo:font-style="italic" officeooo:rsid="07dcf9ec" style:font-style-asian="italic" style:font-style-complex="italic"/>
    </style:style>
    <style:style style:name="T127" style:family="text">
      <style:text-properties fo:font-style="italic" officeooo:rsid="07f9c79b" style:font-style-asian="italic" style:font-style-complex="italic"/>
    </style:style>
    <style:style style:name="T128" style:family="text">
      <style:text-properties fo:font-style="italic" officeooo:rsid="09a44a56" style:font-style-asian="italic" style:font-style-complex="italic"/>
    </style:style>
    <style:style style:name="T129" style:family="text">
      <style:text-properties fo:font-style="italic" officeooo:rsid="0b639f91" style:font-style-asian="italic" style:font-style-complex="italic"/>
    </style:style>
    <style:style style:name="T130" style:family="text">
      <style:text-properties fo:font-style="italic" officeooo:rsid="0b68b0d2" style:font-style-asian="italic" style:font-style-complex="italic"/>
    </style:style>
    <style:style style:name="T131" style:family="text">
      <style:text-properties fo:font-style="italic" officeooo:rsid="0b6b808d" style:font-style-asian="italic" style:font-style-complex="italic"/>
    </style:style>
    <style:style style:name="T132" style:family="text">
      <style:text-properties fo:font-style="italic" officeooo:rsid="0b76c75c" style:font-style-asian="italic" style:font-style-complex="italic"/>
    </style:style>
    <style:style style:name="T133" style:family="text">
      <style:text-properties fo:font-style="italic" officeooo:rsid="0b957c0c" style:font-style-asian="italic" style:font-style-complex="italic"/>
    </style:style>
    <style:style style:name="T134" style:family="text">
      <style:text-properties fo:font-style="italic" officeooo:rsid="0b962342" style:font-style-asian="italic" style:font-style-complex="italic"/>
    </style:style>
    <style:style style:name="T135" style:family="text">
      <style:text-properties fo:font-style="italic" officeooo:rsid="0ba6071a" style:font-style-asian="italic" style:font-style-complex="italic"/>
    </style:style>
    <style:style style:name="T136" style:family="text">
      <style:text-properties fo:font-style="italic" officeooo:rsid="0ba81ded" style:font-style-asian="italic" style:font-style-complex="italic"/>
    </style:style>
    <style:style style:name="T137" style:family="text">
      <style:text-properties fo:font-style="italic" officeooo:rsid="0bdc1ec1" style:font-style-asian="italic" style:font-style-complex="italic"/>
    </style:style>
    <style:style style:name="T138" style:family="text">
      <style:text-properties fo:font-style="italic" officeooo:rsid="0c032f0e" style:font-style-asian="italic" style:font-style-complex="italic"/>
    </style:style>
    <style:style style:name="T139" style:family="text">
      <style:text-properties fo:font-style="italic" officeooo:rsid="0c0cca22" style:font-style-asian="italic" style:font-style-complex="italic"/>
    </style:style>
    <style:style style:name="T140" style:family="text">
      <style:text-properties fo:font-style="italic" officeooo:rsid="0c0d44e9" style:font-style-asian="italic" style:font-style-complex="italic"/>
    </style:style>
    <style:style style:name="T141" style:family="text">
      <style:text-properties fo:font-style="italic" officeooo:rsid="0c2790f8" style:font-style-asian="italic" style:font-style-complex="italic"/>
    </style:style>
    <style:style style:name="T142" style:family="text">
      <style:text-properties fo:font-style="italic" officeooo:rsid="0c4106d7" style:font-style-asian="italic" style:font-style-complex="italic"/>
    </style:style>
    <style:style style:name="T143" style:family="text">
      <style:text-properties fo:font-style="italic" officeooo:rsid="0c5d0d3e" style:font-style-asian="italic" style:font-style-complex="italic"/>
    </style:style>
    <style:style style:name="T144" style:family="text">
      <style:text-properties fo:font-style="italic" officeooo:rsid="0c5ea56d" style:font-style-asian="italic" style:font-style-complex="italic"/>
    </style:style>
    <style:style style:name="T145" style:family="text">
      <style:text-properties fo:font-style="italic" officeooo:rsid="0c6c5d94" style:font-style-asian="italic" style:font-style-complex="italic"/>
    </style:style>
    <style:style style:name="T146" style:family="text">
      <style:text-properties fo:font-style="italic" officeooo:rsid="0c73a9f2" style:font-style-asian="italic" style:font-style-complex="italic"/>
    </style:style>
    <style:style style:name="T147" style:family="text">
      <style:text-properties fo:font-style="italic" officeooo:rsid="0c76d424" style:font-style-asian="italic" style:font-style-complex="italic"/>
    </style:style>
    <style:style style:name="T148" style:family="text">
      <style:text-properties fo:font-style="italic" officeooo:rsid="0c78cd19" style:font-style-asian="italic" style:font-style-complex="italic"/>
    </style:style>
    <style:style style:name="T149" style:family="text">
      <style:text-properties fo:font-style="italic" officeooo:rsid="0c7cf08d" style:font-style-asian="italic" style:font-style-complex="italic"/>
    </style:style>
    <style:style style:name="T150" style:family="text">
      <style:text-properties fo:font-style="italic" officeooo:rsid="0c7f5c7d" style:font-style-asian="italic" style:font-style-complex="italic"/>
    </style:style>
    <style:style style:name="T151" style:family="text">
      <style:text-properties fo:font-style="italic" officeooo:rsid="0c8f9f28" style:font-style-asian="italic" style:font-style-complex="italic"/>
    </style:style>
    <style:style style:name="T152" style:family="text">
      <style:text-properties fo:font-style="italic" officeooo:rsid="0c9810a7" style:font-style-asian="italic" style:font-style-complex="italic"/>
    </style:style>
    <style:style style:name="T153" style:family="text">
      <style:text-properties fo:font-style="italic" officeooo:rsid="0cb4dce5" style:font-style-asian="italic" style:font-style-complex="italic"/>
    </style:style>
    <style:style style:name="T154" style:family="text">
      <style:text-properties fo:font-style="italic" officeooo:rsid="0cb64658" style:font-style-asian="italic" style:font-style-complex="italic"/>
    </style:style>
    <style:style style:name="T155" style:family="text">
      <style:text-properties officeooo:rsid="07dcf9ec"/>
    </style:style>
    <style:style style:name="T156" style:family="text">
      <style:text-properties officeooo:rsid="07e0d2ba"/>
    </style:style>
    <style:style style:name="T157" style:family="text">
      <style:text-properties officeooo:rsid="07e2699d"/>
    </style:style>
    <style:style style:name="T158" style:family="text">
      <style:text-properties officeooo:rsid="07e52712"/>
    </style:style>
    <style:style style:name="T159" style:family="text">
      <style:text-properties officeooo:rsid="07ebcd55"/>
    </style:style>
    <style:style style:name="T160" style:family="text">
      <style:text-properties officeooo:rsid="07ef83dc"/>
    </style:style>
    <style:style style:name="T161" style:family="text">
      <style:text-properties officeooo:rsid="07f38848"/>
    </style:style>
    <style:style style:name="T162" style:family="text">
      <style:text-properties officeooo:rsid="07f4e6c7"/>
    </style:style>
    <style:style style:name="T163" style:family="text">
      <style:text-properties officeooo:rsid="07f5494a"/>
    </style:style>
    <style:style style:name="T164" style:family="text">
      <style:text-properties officeooo:rsid="07f6a626"/>
    </style:style>
    <style:style style:name="T165" style:family="text">
      <style:text-properties officeooo:rsid="07f9b925"/>
    </style:style>
    <style:style style:name="T166" style:family="text">
      <style:text-properties officeooo:rsid="07f9c79b"/>
    </style:style>
    <style:style style:name="T167" style:family="text">
      <style:text-properties officeooo:rsid="07fc683e"/>
    </style:style>
    <style:style style:name="T168" style:family="text">
      <style:text-properties officeooo:rsid="07fe9fdf"/>
    </style:style>
    <style:style style:name="T169" style:family="text">
      <style:text-properties officeooo:rsid="08007c00"/>
    </style:style>
    <style:style style:name="T170" style:family="text">
      <style:text-properties officeooo:rsid="0802047b"/>
    </style:style>
    <style:style style:name="T171" style:family="text">
      <style:text-properties officeooo:rsid="080a12ce"/>
    </style:style>
    <style:style style:name="T172" style:family="text">
      <style:text-properties officeooo:rsid="080242be"/>
    </style:style>
    <style:style style:name="T173" style:family="text">
      <style:text-properties officeooo:rsid="080a52c7"/>
    </style:style>
    <style:style style:name="T174" style:family="text">
      <style:text-properties officeooo:rsid="080a2339"/>
    </style:style>
    <style:style style:name="T175" style:family="text">
      <style:text-properties officeooo:rsid="0802e6ad"/>
    </style:style>
    <style:style style:name="T176" style:family="text">
      <style:text-properties officeooo:rsid="081f2d1c"/>
    </style:style>
    <style:style style:name="T177" style:family="text">
      <style:text-properties officeooo:rsid="0804d79c"/>
    </style:style>
    <style:style style:name="T178" style:family="text">
      <style:text-properties officeooo:rsid="08060029"/>
    </style:style>
    <style:style style:name="T179" style:family="text">
      <style:text-properties officeooo:rsid="08094468"/>
    </style:style>
    <style:style style:name="T180" style:family="text">
      <style:text-properties officeooo:rsid="0806a98c"/>
    </style:style>
    <style:style style:name="T181" style:family="text">
      <style:text-properties officeooo:rsid="0806f71e"/>
    </style:style>
    <style:style style:name="T182" style:family="text">
      <style:text-properties officeooo:rsid="08117dc2"/>
    </style:style>
    <style:style style:name="T183" style:family="text">
      <style:text-properties officeooo:rsid="0826d311"/>
    </style:style>
    <style:style style:name="T184" style:family="text">
      <style:text-properties officeooo:rsid="0810130d"/>
    </style:style>
    <style:style style:name="T185" style:family="text">
      <style:text-properties officeooo:rsid="0816a172"/>
    </style:style>
    <style:style style:name="T186" style:family="text">
      <style:text-properties officeooo:rsid="0814a8a5"/>
    </style:style>
    <style:style style:name="T187" style:family="text">
      <style:text-properties officeooo:rsid="08298e07"/>
    </style:style>
    <style:style style:name="T188" style:family="text">
      <style:text-properties officeooo:rsid="082b1c22"/>
    </style:style>
    <style:style style:name="T189" style:family="text">
      <style:text-properties officeooo:rsid="082e0808"/>
    </style:style>
    <style:style style:name="T190" style:family="text">
      <style:text-properties officeooo:rsid="0830048f"/>
    </style:style>
    <style:style style:name="T191" style:family="text">
      <style:text-properties officeooo:rsid="0833f9f6"/>
    </style:style>
    <style:style style:name="T192" style:family="text">
      <style:text-properties officeooo:rsid="0830be2e"/>
    </style:style>
    <style:style style:name="T193" style:family="text">
      <style:text-properties officeooo:rsid="08351b75"/>
    </style:style>
    <style:style style:name="T194" style:family="text">
      <style:text-properties officeooo:rsid="08349774"/>
    </style:style>
    <style:style style:name="T195" style:family="text">
      <style:text-properties officeooo:rsid="0832af2c"/>
    </style:style>
    <style:style style:name="T196" style:family="text">
      <style:text-properties officeooo:rsid="0834fece"/>
    </style:style>
    <style:style style:name="T197" style:family="text">
      <style:text-properties officeooo:rsid="083886d6"/>
    </style:style>
    <style:style style:name="T198" style:family="text">
      <style:text-properties officeooo:rsid="083f1421"/>
    </style:style>
    <style:style style:name="T199" style:family="text">
      <style:text-properties officeooo:rsid="083dc3f0"/>
    </style:style>
    <style:style style:name="T200" style:family="text">
      <style:text-properties officeooo:rsid="083bcdae"/>
    </style:style>
    <style:style style:name="T201" style:family="text">
      <style:text-properties officeooo:rsid="0841d857"/>
    </style:style>
    <style:style style:name="T202" style:family="text">
      <style:text-properties officeooo:rsid="08445ea7"/>
    </style:style>
    <style:style style:name="T203" style:family="text">
      <style:text-properties officeooo:rsid="08436b34"/>
    </style:style>
    <style:style style:name="T204" style:family="text">
      <style:text-properties officeooo:rsid="084a9014"/>
    </style:style>
    <style:style style:name="T205" style:family="text">
      <style:text-properties officeooo:rsid="084c24b4"/>
    </style:style>
    <style:style style:name="T206" style:family="text">
      <style:text-properties officeooo:rsid="084cb4c2"/>
    </style:style>
    <style:style style:name="T207" style:family="text">
      <style:text-properties officeooo:rsid="084decc8"/>
    </style:style>
    <style:style style:name="T208" style:family="text">
      <style:text-properties officeooo:rsid="084d6ea6"/>
    </style:style>
    <style:style style:name="T209" style:family="text">
      <style:text-properties officeooo:rsid="08510a15"/>
    </style:style>
    <style:style style:name="T210" style:family="text">
      <style:text-properties officeooo:rsid="084f967f"/>
    </style:style>
    <style:style style:name="T211" style:family="text">
      <style:text-properties officeooo:rsid="0851cc4f"/>
    </style:style>
    <style:style style:name="T212" style:family="text">
      <style:text-properties officeooo:rsid="08539779"/>
    </style:style>
    <style:style style:name="T213" style:family="text">
      <style:text-properties officeooo:rsid="0855908e"/>
    </style:style>
    <style:style style:name="T214" style:family="text">
      <style:text-properties officeooo:rsid="08559ac7"/>
    </style:style>
    <style:style style:name="T215" style:family="text">
      <style:text-properties officeooo:rsid="085576bf"/>
    </style:style>
    <style:style style:name="T216" style:family="text">
      <style:text-properties officeooo:rsid="0855d3a3"/>
    </style:style>
    <style:style style:name="T217" style:family="text">
      <style:text-properties officeooo:rsid="086963a4"/>
    </style:style>
    <style:style style:name="T218" style:family="text">
      <style:text-properties officeooo:rsid="0858b895"/>
    </style:style>
    <style:style style:name="T219" style:family="text">
      <style:text-properties officeooo:rsid="0859d45d"/>
    </style:style>
    <style:style style:name="T220" style:family="text">
      <style:text-properties officeooo:rsid="085c1b2e"/>
    </style:style>
    <style:style style:name="T221" style:family="text">
      <style:text-properties officeooo:rsid="085c3c4f"/>
    </style:style>
    <style:style style:name="T222" style:family="text">
      <style:text-properties officeooo:rsid="085de2c0"/>
    </style:style>
    <style:style style:name="T223" style:family="text">
      <style:text-properties officeooo:rsid="08685495"/>
    </style:style>
    <style:style style:name="T224" style:family="text">
      <style:text-properties officeooo:rsid="0860a181"/>
    </style:style>
    <style:style style:name="T225" style:family="text">
      <style:text-properties officeooo:rsid="0861b2ea"/>
    </style:style>
    <style:style style:name="T226" style:family="text">
      <style:text-properties officeooo:rsid="0863a705"/>
    </style:style>
    <style:style style:name="T227" style:family="text">
      <style:text-properties officeooo:rsid="0864440c"/>
    </style:style>
    <style:style style:name="T228" style:family="text">
      <style:text-properties officeooo:rsid="086c7aff"/>
    </style:style>
    <style:style style:name="T229" style:family="text">
      <style:text-properties officeooo:rsid="0871c9a1"/>
    </style:style>
    <style:style style:name="T230" style:family="text">
      <style:text-properties officeooo:rsid="086eef91"/>
    </style:style>
    <style:style style:name="T231" style:family="text">
      <style:text-properties officeooo:rsid="086f6f87"/>
    </style:style>
    <style:style style:name="T232" style:family="text">
      <style:text-properties officeooo:rsid="0873a045"/>
    </style:style>
    <style:style style:name="T233" style:family="text">
      <style:text-properties officeooo:rsid="0870af9b"/>
    </style:style>
    <style:style style:name="T234" style:family="text">
      <style:text-properties officeooo:rsid="0873dae5"/>
    </style:style>
    <style:style style:name="T235" style:family="text">
      <style:text-properties officeooo:rsid="0878653e"/>
    </style:style>
    <style:style style:name="T236" style:family="text">
      <style:text-properties style:text-line-through-style="solid" style:text-line-through-type="single" officeooo:rsid="088de40e"/>
    </style:style>
    <style:style style:name="T237" style:family="text">
      <style:text-properties officeooo:rsid="088de40e"/>
    </style:style>
    <style:style style:name="T238" style:family="text">
      <style:text-properties officeooo:rsid="088f77ac"/>
    </style:style>
    <style:style style:name="T239" style:family="text">
      <style:text-properties officeooo:rsid="087e9f6a"/>
    </style:style>
    <style:style style:name="T240" style:family="text">
      <style:text-properties officeooo:rsid="08820571"/>
    </style:style>
    <style:style style:name="T241" style:family="text">
      <style:text-properties officeooo:rsid="088d4260"/>
    </style:style>
    <style:style style:name="T242" style:family="text">
      <style:text-properties officeooo:rsid="088fc98c"/>
    </style:style>
    <style:style style:name="T243" style:family="text">
      <style:text-properties officeooo:rsid="08872146"/>
    </style:style>
    <style:style style:name="T244" style:family="text">
      <style:text-properties officeooo:rsid="08881bba"/>
    </style:style>
    <style:style style:name="T245" style:family="text">
      <style:text-properties officeooo:rsid="088955e9"/>
    </style:style>
    <style:style style:name="T246" style:family="text">
      <style:text-properties officeooo:rsid="088f4bd7"/>
    </style:style>
    <style:style style:name="T247" style:family="text">
      <style:text-properties officeooo:rsid="08935566"/>
    </style:style>
    <style:style style:name="T248" style:family="text">
      <style:text-properties officeooo:rsid="0891e010"/>
    </style:style>
    <style:style style:name="T249" style:family="text">
      <style:text-properties officeooo:rsid="0894dcbf"/>
    </style:style>
    <style:style style:name="T250" style:family="text">
      <style:text-properties officeooo:rsid="08961c06"/>
    </style:style>
    <style:style style:name="T251" style:family="text">
      <style:text-properties officeooo:rsid="0896c4b4"/>
    </style:style>
    <style:style style:name="T252" style:family="text">
      <style:text-properties officeooo:rsid="089a6b11"/>
    </style:style>
    <style:style style:name="T253" style:family="text">
      <style:text-properties officeooo:rsid="089a96a0"/>
    </style:style>
    <style:style style:name="T254" style:family="text">
      <style:text-properties officeooo:rsid="089c146e"/>
    </style:style>
    <style:style style:name="T255" style:family="text">
      <style:text-properties officeooo:rsid="089eb534"/>
    </style:style>
    <style:style style:name="T256" style:family="text">
      <style:text-properties officeooo:rsid="08a3e33d"/>
    </style:style>
    <style:style style:name="T257" style:family="text">
      <style:text-properties officeooo:rsid="08a21faa"/>
    </style:style>
    <style:style style:name="T258" style:family="text">
      <style:text-properties officeooo:rsid="08a84acd"/>
    </style:style>
    <style:style style:name="T259" style:family="text">
      <style:text-properties officeooo:rsid="08a747ac"/>
    </style:style>
    <style:style style:name="T260" style:family="text">
      <style:text-properties officeooo:rsid="08ac060b"/>
    </style:style>
    <style:style style:name="T261" style:family="text">
      <style:text-properties officeooo:rsid="08add560"/>
    </style:style>
    <style:style style:name="T262" style:family="text">
      <style:text-properties officeooo:rsid="08b19cd2"/>
    </style:style>
    <style:style style:name="T263" style:family="text">
      <style:text-properties officeooo:rsid="08b6c166"/>
    </style:style>
    <style:style style:name="T264" style:family="text">
      <style:text-properties officeooo:rsid="08b29ac2"/>
    </style:style>
    <style:style style:name="T265" style:family="text">
      <style:text-properties officeooo:rsid="08b8f723"/>
    </style:style>
    <style:style style:name="T266" style:family="text">
      <style:text-properties officeooo:rsid="08bf766e"/>
    </style:style>
    <style:style style:name="T267" style:family="text">
      <style:text-properties officeooo:rsid="08bf8ba3"/>
    </style:style>
    <style:style style:name="T268" style:family="text">
      <style:text-properties officeooo:rsid="08be7e7b"/>
    </style:style>
    <style:style style:name="T269" style:family="text">
      <style:text-properties officeooo:rsid="08b55b30"/>
    </style:style>
    <style:style style:name="T270" style:family="text">
      <style:text-properties officeooo:rsid="08b60c2b"/>
    </style:style>
    <style:style style:name="T271" style:family="text">
      <style:text-properties officeooo:rsid="08b893e9"/>
    </style:style>
    <style:style style:name="T272" style:family="text">
      <style:text-properties officeooo:rsid="08b9e3d9"/>
    </style:style>
    <style:style style:name="T273" style:family="text">
      <style:text-properties officeooo:rsid="08c10c23"/>
    </style:style>
    <style:style style:name="T274" style:family="text">
      <style:text-properties officeooo:rsid="08c78b88"/>
    </style:style>
    <style:style style:name="T275" style:family="text">
      <style:text-properties officeooo:rsid="08c8141a"/>
    </style:style>
    <style:style style:name="T276" style:family="text">
      <style:text-properties officeooo:rsid="08c992a8"/>
    </style:style>
    <style:style style:name="T277" style:family="text">
      <style:text-properties officeooo:rsid="08c1ea38"/>
    </style:style>
    <style:style style:name="T278" style:family="text">
      <style:text-properties officeooo:rsid="08c3db40"/>
    </style:style>
    <style:style style:name="T279" style:family="text">
      <style:text-properties officeooo:rsid="08c5c806"/>
    </style:style>
    <style:style style:name="T280" style:family="text">
      <style:text-properties officeooo:rsid="08ca9554"/>
    </style:style>
    <style:style style:name="T281" style:family="text">
      <style:text-properties officeooo:rsid="08cc9a60"/>
    </style:style>
    <style:style style:name="T282" style:family="text">
      <style:text-properties officeooo:rsid="08d058ad"/>
    </style:style>
    <style:style style:name="T283" style:family="text">
      <style:text-properties officeooo:rsid="08cfa931"/>
    </style:style>
    <style:style style:name="T284" style:family="text">
      <style:text-properties officeooo:rsid="08d2ad11"/>
    </style:style>
    <style:style style:name="T285" style:family="text">
      <style:text-properties officeooo:rsid="08d516a1"/>
    </style:style>
    <style:style style:name="T286" style:family="text">
      <style:text-properties officeooo:rsid="08d51154"/>
    </style:style>
    <style:style style:name="T287" style:family="text">
      <style:text-properties officeooo:rsid="08d5a892"/>
    </style:style>
    <style:style style:name="T288" style:family="text">
      <style:text-properties officeooo:rsid="08dbf237"/>
    </style:style>
    <style:style style:name="T289" style:family="text">
      <style:text-properties officeooo:rsid="08dd2634"/>
    </style:style>
    <style:style style:name="T290" style:family="text">
      <style:text-properties officeooo:rsid="08ddd435"/>
    </style:style>
    <style:style style:name="T291" style:family="text">
      <style:text-properties officeooo:rsid="08e126e1"/>
    </style:style>
    <style:style style:name="T292" style:family="text">
      <style:text-properties officeooo:rsid="08df1d12"/>
    </style:style>
    <style:style style:name="T293" style:family="text">
      <style:text-properties officeooo:rsid="08e3f82a"/>
    </style:style>
    <style:style style:name="T294" style:family="text">
      <style:text-properties officeooo:rsid="08e6782a"/>
    </style:style>
    <style:style style:name="T295" style:family="text">
      <style:text-properties officeooo:rsid="08e9b0ba"/>
    </style:style>
    <style:style style:name="T296" style:family="text">
      <style:text-properties officeooo:rsid="08e8e020"/>
    </style:style>
    <style:style style:name="T297" style:family="text">
      <style:text-properties officeooo:rsid="08ec3318"/>
    </style:style>
    <style:style style:name="T298" style:family="text">
      <style:text-properties officeooo:rsid="08f01e07"/>
    </style:style>
    <style:style style:name="T299" style:family="text">
      <style:text-properties officeooo:rsid="08f82d67"/>
    </style:style>
    <style:style style:name="T300" style:family="text">
      <style:text-properties officeooo:rsid="08f8a6c6"/>
    </style:style>
    <style:style style:name="T301" style:family="text">
      <style:text-properties officeooo:rsid="08fc5590"/>
    </style:style>
    <style:style style:name="T302" style:family="text">
      <style:text-properties officeooo:rsid="08f9df60"/>
    </style:style>
    <style:style style:name="T303" style:family="text">
      <style:text-properties officeooo:rsid="08ff339d"/>
    </style:style>
    <style:style style:name="T304" style:family="text">
      <style:text-properties officeooo:rsid="09012fe0"/>
    </style:style>
    <style:style style:name="T305" style:family="text">
      <style:text-properties officeooo:rsid="0910d904"/>
    </style:style>
    <style:style style:name="T306" style:family="text">
      <style:text-properties officeooo:rsid="09103718"/>
    </style:style>
    <style:style style:name="T307" style:family="text">
      <style:text-properties officeooo:rsid="09157763"/>
    </style:style>
    <style:style style:name="T308" style:family="text">
      <style:text-properties officeooo:rsid="0915b3ca"/>
    </style:style>
    <style:style style:name="T309" style:family="text">
      <style:text-properties officeooo:rsid="09199e6b"/>
    </style:style>
    <style:style style:name="T310" style:family="text">
      <style:text-properties officeooo:rsid="0915e991"/>
    </style:style>
    <style:style style:name="T311" style:family="text">
      <style:text-properties officeooo:rsid="09185a5c"/>
    </style:style>
    <style:style style:name="T312" style:family="text">
      <style:text-properties officeooo:rsid="09167537"/>
    </style:style>
    <style:style style:name="T313" style:family="text">
      <style:text-properties officeooo:rsid="09281cb0"/>
    </style:style>
    <style:style style:name="T314" style:family="text">
      <style:text-properties officeooo:rsid="0919b8d0"/>
    </style:style>
    <style:style style:name="T315" style:family="text">
      <style:text-properties officeooo:rsid="091cb363"/>
    </style:style>
    <style:style style:name="T316" style:family="text">
      <style:text-properties officeooo:rsid="092a1c06"/>
    </style:style>
    <style:style style:name="T317" style:family="text">
      <style:text-properties officeooo:rsid="092b590d"/>
    </style:style>
    <style:style style:name="T318" style:family="text">
      <style:text-properties officeooo:rsid="092b7bb1"/>
    </style:style>
    <style:style style:name="T319" style:family="text">
      <style:text-properties officeooo:rsid="0931d781"/>
    </style:style>
    <style:style style:name="T320" style:family="text">
      <style:text-properties officeooo:rsid="092ba302"/>
    </style:style>
    <style:style style:name="T321" style:family="text">
      <style:text-properties officeooo:rsid="092e77fc"/>
    </style:style>
    <style:style style:name="T322" style:family="text">
      <style:text-properties officeooo:rsid="09303732"/>
    </style:style>
    <style:style style:name="T323" style:family="text">
      <style:text-properties officeooo:rsid="09366753"/>
    </style:style>
    <style:style style:name="T324" style:family="text">
      <style:text-properties officeooo:rsid="0934e0b1"/>
    </style:style>
    <style:style style:name="T325" style:family="text">
      <style:text-properties officeooo:rsid="09381cde"/>
    </style:style>
    <style:style style:name="T326" style:family="text">
      <style:text-properties officeooo:rsid="093a5c77"/>
    </style:style>
    <style:style style:name="T327" style:family="text">
      <style:text-properties officeooo:rsid="093b7af5"/>
    </style:style>
    <style:style style:name="T328" style:family="text">
      <style:text-properties officeooo:rsid="093d5d6f"/>
    </style:style>
    <style:style style:name="T329" style:family="text">
      <style:text-properties officeooo:rsid="09442d3a"/>
    </style:style>
    <style:style style:name="T330" style:family="text">
      <style:text-properties officeooo:rsid="0948a589"/>
    </style:style>
    <style:style style:name="T331" style:family="text">
      <style:text-properties officeooo:rsid="0945da58"/>
    </style:style>
    <style:style style:name="T332" style:family="text">
      <style:text-properties officeooo:rsid="094d8c8e"/>
    </style:style>
    <style:style style:name="T333" style:family="text">
      <style:text-properties officeooo:rsid="094dec88"/>
    </style:style>
    <style:style style:name="T334" style:family="text">
      <style:text-properties officeooo:rsid="094bd466"/>
    </style:style>
    <style:style style:name="T335" style:family="text">
      <style:text-properties officeooo:rsid="09619113"/>
    </style:style>
    <style:style style:name="T336" style:family="text">
      <style:text-properties officeooo:rsid="095487f8"/>
    </style:style>
    <style:style style:name="T337" style:family="text">
      <style:text-properties officeooo:rsid="09570e4b"/>
    </style:style>
    <style:style style:name="T338" style:family="text">
      <style:text-properties officeooo:rsid="0956ff39"/>
    </style:style>
    <style:style style:name="T339" style:family="text">
      <style:text-properties officeooo:rsid="09562a77"/>
    </style:style>
    <style:style style:name="T340" style:family="text">
      <style:text-properties officeooo:rsid="09592e98"/>
    </style:style>
    <style:style style:name="T341" style:family="text">
      <style:text-properties officeooo:rsid="0959aff0"/>
    </style:style>
    <style:style style:name="T342" style:family="text">
      <style:text-properties officeooo:rsid="095ae141"/>
    </style:style>
    <style:style style:name="T343" style:family="text">
      <style:text-properties officeooo:rsid="095d5e53"/>
    </style:style>
    <style:style style:name="T344" style:family="text">
      <style:text-properties officeooo:rsid="095fb09a"/>
    </style:style>
    <style:style style:name="T345" style:family="text">
      <style:text-properties officeooo:rsid="09683feb"/>
    </style:style>
    <style:style style:name="T346" style:family="text">
      <style:text-properties officeooo:rsid="0966b21c"/>
    </style:style>
    <style:style style:name="T347" style:family="text">
      <style:text-properties officeooo:rsid="096883cb"/>
    </style:style>
    <style:style style:name="T348" style:family="text">
      <style:text-properties officeooo:rsid="0969285f"/>
    </style:style>
    <style:style style:name="T349" style:family="text">
      <style:text-properties officeooo:rsid="0980b616"/>
    </style:style>
    <style:style style:name="T350" style:family="text">
      <style:text-properties officeooo:rsid="096d7d2a"/>
    </style:style>
    <style:style style:name="T351" style:family="text">
      <style:text-properties officeooo:rsid="0970e25c"/>
    </style:style>
    <style:style style:name="T352" style:family="text">
      <style:text-properties officeooo:rsid="09733452"/>
    </style:style>
    <style:style style:name="T353" style:family="text">
      <style:text-properties officeooo:rsid="09735ce7"/>
    </style:style>
    <style:style style:name="T354" style:family="text">
      <style:text-properties officeooo:rsid="097683f7"/>
    </style:style>
    <style:style style:name="T355" style:family="text">
      <style:text-properties officeooo:rsid="0978b421"/>
    </style:style>
    <style:style style:name="T356" style:family="text">
      <style:text-properties officeooo:rsid="09799e4b"/>
    </style:style>
    <style:style style:name="T357" style:family="text">
      <style:text-properties officeooo:rsid="097d7ba3"/>
    </style:style>
    <style:style style:name="T358" style:family="text">
      <style:text-properties officeooo:rsid="097a9c0c"/>
    </style:style>
    <style:style style:name="T359" style:family="text">
      <style:text-properties officeooo:rsid="097c483e"/>
    </style:style>
    <style:style style:name="T360" style:family="text">
      <style:text-properties officeooo:rsid="097f3488"/>
    </style:style>
    <style:style style:name="T361" style:family="text">
      <style:text-properties officeooo:rsid="097f2738"/>
    </style:style>
    <style:style style:name="T362" style:family="text">
      <style:text-properties officeooo:rsid="0981d18b"/>
    </style:style>
    <style:style style:name="T363" style:family="text">
      <style:text-properties officeooo:rsid="098a28db"/>
    </style:style>
    <style:style style:name="T364" style:family="text">
      <style:text-properties officeooo:rsid="09837822"/>
    </style:style>
    <style:style style:name="T365" style:family="text">
      <style:text-properties officeooo:rsid="09880cab"/>
    </style:style>
    <style:style style:name="T366" style:family="text">
      <style:text-properties officeooo:rsid="0988b173"/>
    </style:style>
    <style:style style:name="T367" style:family="text">
      <style:text-properties officeooo:rsid="098d5c2f"/>
    </style:style>
    <style:style style:name="T368" style:family="text">
      <style:text-properties officeooo:rsid="09918403"/>
    </style:style>
    <style:style style:name="T369" style:family="text">
      <style:text-properties officeooo:rsid="09925e6f"/>
    </style:style>
    <style:style style:name="T370" style:family="text">
      <style:text-properties officeooo:rsid="09931d5b"/>
    </style:style>
    <style:style style:name="T371" style:family="text">
      <style:text-properties officeooo:rsid="0993649f"/>
    </style:style>
    <style:style style:name="T372" style:family="text">
      <style:text-properties officeooo:rsid="0994e5d3"/>
    </style:style>
    <style:style style:name="T373" style:family="text">
      <style:text-properties officeooo:rsid="09966c83"/>
    </style:style>
    <style:style style:name="T374" style:family="text">
      <style:text-properties officeooo:rsid="09974ed9"/>
    </style:style>
    <style:style style:name="T375" style:family="text">
      <style:text-properties officeooo:rsid="0997ad58"/>
    </style:style>
    <style:style style:name="T376" style:family="text">
      <style:text-properties officeooo:rsid="099c1db4"/>
    </style:style>
    <style:style style:name="T377" style:family="text">
      <style:text-properties officeooo:rsid="099a44ce"/>
    </style:style>
    <style:style style:name="T378" style:family="text">
      <style:text-properties officeooo:rsid="099ef4cf"/>
    </style:style>
    <style:style style:name="T379" style:family="text">
      <style:text-properties officeooo:rsid="09a0e688"/>
    </style:style>
    <style:style style:name="T380" style:family="text">
      <style:text-properties officeooo:rsid="09a37160"/>
    </style:style>
    <style:style style:name="T381" style:family="text">
      <style:text-properties officeooo:rsid="09a44090"/>
    </style:style>
    <style:style style:name="T382" style:family="text">
      <style:text-properties officeooo:rsid="09a5f802"/>
    </style:style>
    <style:style style:name="T383" style:family="text">
      <style:text-properties officeooo:rsid="09a74a34"/>
    </style:style>
    <style:style style:name="T384" style:family="text">
      <style:text-properties officeooo:rsid="09a96cfe"/>
    </style:style>
    <style:style style:name="T385" style:family="text">
      <style:text-properties officeooo:rsid="09ab1ef2"/>
    </style:style>
    <style:style style:name="T386" style:family="text">
      <style:text-properties officeooo:rsid="09abc9b9"/>
    </style:style>
    <style:style style:name="T387" style:family="text">
      <style:text-properties officeooo:rsid="09ac21f5"/>
    </style:style>
    <style:style style:name="T388" style:family="text">
      <style:text-properties officeooo:rsid="09ae21da"/>
    </style:style>
    <style:style style:name="T389" style:family="text">
      <style:text-properties officeooo:rsid="09ae22ec"/>
    </style:style>
    <style:style style:name="T390" style:family="text">
      <style:text-properties officeooo:rsid="09b1e94b"/>
    </style:style>
    <style:style style:name="T391" style:family="text">
      <style:text-properties officeooo:rsid="09b3d034"/>
    </style:style>
    <style:style style:name="T392" style:family="text">
      <style:text-properties officeooo:rsid="09b3f6ed"/>
    </style:style>
    <style:style style:name="T393" style:family="text">
      <style:text-properties officeooo:rsid="09b4cdb0"/>
    </style:style>
    <style:style style:name="T394" style:family="text">
      <style:text-properties officeooo:rsid="09b57e0c"/>
    </style:style>
    <style:style style:name="T395" style:family="text">
      <style:text-properties officeooo:rsid="09b642b6"/>
    </style:style>
    <style:style style:name="T396" style:family="text">
      <style:text-properties officeooo:rsid="09b9118c"/>
    </style:style>
    <style:style style:name="T397" style:family="text">
      <style:text-properties officeooo:rsid="09ba9ac5"/>
    </style:style>
    <style:style style:name="T398" style:family="text">
      <style:text-properties officeooo:rsid="09bc9a11"/>
    </style:style>
    <style:style style:name="T399" style:family="text">
      <style:text-properties officeooo:rsid="09bcfe22"/>
    </style:style>
    <style:style style:name="T400" style:family="text">
      <style:text-properties officeooo:rsid="09c1ed96"/>
    </style:style>
    <style:style style:name="T401" style:family="text">
      <style:text-properties officeooo:rsid="09c3758f"/>
    </style:style>
    <style:style style:name="T402" style:family="text">
      <style:text-properties officeooo:rsid="09c5fc55"/>
    </style:style>
    <style:style style:name="T403" style:family="text">
      <style:text-properties officeooo:rsid="09c687be"/>
    </style:style>
    <style:style style:name="T404" style:family="text">
      <style:text-properties officeooo:rsid="09c8934e"/>
    </style:style>
    <style:style style:name="T405" style:family="text">
      <style:text-properties officeooo:rsid="09cbfca6"/>
    </style:style>
    <style:style style:name="T406" style:family="text">
      <style:text-properties officeooo:rsid="09cf6519"/>
    </style:style>
    <style:style style:name="T407" style:family="text">
      <style:text-properties officeooo:rsid="09cf7313"/>
    </style:style>
    <style:style style:name="T408" style:family="text">
      <style:text-properties officeooo:rsid="09d0e010"/>
    </style:style>
    <style:style style:name="T409" style:family="text">
      <style:text-properties officeooo:rsid="09d37197"/>
    </style:style>
    <style:style style:name="T410" style:family="text">
      <style:text-properties officeooo:rsid="09d6ad82"/>
    </style:style>
    <style:style style:name="T411" style:family="text">
      <style:text-properties officeooo:rsid="09d8ee22"/>
    </style:style>
    <style:style style:name="T412" style:family="text">
      <style:text-properties officeooo:rsid="09dc0566"/>
    </style:style>
    <style:style style:name="T413" style:family="text">
      <style:text-properties officeooo:rsid="09dd6694"/>
    </style:style>
    <style:style style:name="T414" style:family="text">
      <style:text-properties officeooo:rsid="09dde1fb"/>
    </style:style>
    <style:style style:name="T415" style:family="text">
      <style:text-properties officeooo:rsid="09e0490d"/>
    </style:style>
    <style:style style:name="T416" style:family="text">
      <style:text-properties officeooo:rsid="09e24f4f"/>
    </style:style>
    <style:style style:name="T417" style:family="text">
      <style:text-properties officeooo:rsid="09e3d875"/>
    </style:style>
    <style:style style:name="T418" style:family="text">
      <style:text-properties officeooo:rsid="09e56999"/>
    </style:style>
    <style:style style:name="T419" style:family="text">
      <style:text-properties officeooo:rsid="09e75e8d"/>
    </style:style>
    <style:style style:name="T420" style:family="text">
      <style:text-properties officeooo:rsid="09e8bc53"/>
    </style:style>
    <style:style style:name="T421" style:family="text">
      <style:text-properties officeooo:rsid="09eb91f1"/>
    </style:style>
    <style:style style:name="T422" style:family="text">
      <style:text-properties officeooo:rsid="09edf7b2"/>
    </style:style>
    <style:style style:name="T423" style:family="text">
      <style:text-properties officeooo:rsid="09efc1c1"/>
    </style:style>
    <style:style style:name="T424" style:family="text">
      <style:text-properties officeooo:rsid="09f00f1e"/>
    </style:style>
    <style:style style:name="T425" style:family="text">
      <style:text-properties officeooo:rsid="09f04389"/>
    </style:style>
    <style:style style:name="T426" style:family="text">
      <style:text-properties officeooo:rsid="09f7b840"/>
    </style:style>
    <style:style style:name="T427" style:family="text">
      <style:text-properties officeooo:rsid="09fa1722"/>
    </style:style>
    <style:style style:name="T428" style:family="text">
      <style:text-properties officeooo:rsid="09fa6e01"/>
    </style:style>
    <style:style style:name="T429" style:family="text">
      <style:text-properties officeooo:rsid="09fb6594"/>
    </style:style>
    <style:style style:name="T430" style:family="text">
      <style:text-properties officeooo:rsid="09fe29cb"/>
    </style:style>
    <style:style style:name="T431" style:family="text">
      <style:text-properties officeooo:rsid="09fe6ce3"/>
    </style:style>
    <style:style style:name="T432" style:family="text">
      <style:text-properties officeooo:rsid="09ff615d"/>
    </style:style>
    <style:style style:name="T433" style:family="text">
      <style:text-properties officeooo:rsid="09ff87c5"/>
    </style:style>
    <style:style style:name="T434" style:family="text">
      <style:text-properties officeooo:rsid="0a0104a0"/>
    </style:style>
    <style:style style:name="T435" style:family="text">
      <style:text-properties officeooo:rsid="0a027b6d"/>
    </style:style>
    <style:style style:name="T436" style:family="text">
      <style:text-properties officeooo:rsid="0a02e1fa"/>
    </style:style>
    <style:style style:name="T437" style:family="text">
      <style:text-properties officeooo:rsid="0a0407d2"/>
    </style:style>
    <style:style style:name="T438" style:family="text">
      <style:text-properties officeooo:rsid="0a04a601"/>
    </style:style>
    <style:style style:name="T439" style:family="text">
      <style:text-properties officeooo:rsid="0a069114"/>
    </style:style>
    <style:style style:name="T440" style:family="text">
      <style:text-properties officeooo:rsid="0a09a833"/>
    </style:style>
    <style:style style:name="T441" style:family="text">
      <style:text-properties officeooo:rsid="0a0b380a"/>
    </style:style>
    <style:style style:name="T442" style:family="text">
      <style:text-properties officeooo:rsid="0a0ef766"/>
    </style:style>
    <style:style style:name="T443" style:family="text">
      <style:text-properties officeooo:rsid="0a137fd3"/>
    </style:style>
    <style:style style:name="T444" style:family="text">
      <style:text-properties officeooo:rsid="0a15ce3b"/>
    </style:style>
    <style:style style:name="T445" style:family="text">
      <style:text-properties officeooo:rsid="0a1697ef"/>
    </style:style>
    <style:style style:name="T446" style:family="text">
      <style:text-properties officeooo:rsid="0a19bf37"/>
    </style:style>
    <style:style style:name="T447" style:family="text">
      <style:text-properties officeooo:rsid="0a1a2ef1"/>
    </style:style>
    <style:style style:name="T448" style:family="text">
      <style:text-properties officeooo:rsid="0a1b4314"/>
    </style:style>
    <style:style style:name="T449" style:family="text">
      <style:text-properties officeooo:rsid="0a1dbfe1"/>
    </style:style>
    <style:style style:name="T450" style:family="text">
      <style:text-properties officeooo:rsid="0a1e8e88"/>
    </style:style>
    <style:style style:name="T451" style:family="text">
      <style:text-properties officeooo:rsid="0a1ecb47"/>
    </style:style>
    <style:style style:name="T452" style:family="text">
      <style:text-properties officeooo:rsid="0a20be0b"/>
    </style:style>
    <style:style style:name="T453" style:family="text">
      <style:text-properties officeooo:rsid="0a2102cc"/>
    </style:style>
    <style:style style:name="T454" style:family="text">
      <style:text-properties officeooo:rsid="0a238ad4"/>
    </style:style>
    <style:style style:name="T455" style:family="text">
      <style:text-properties officeooo:rsid="0a24c784"/>
    </style:style>
    <style:style style:name="T456" style:family="text">
      <style:text-properties officeooo:rsid="0a26827e"/>
    </style:style>
    <style:style style:name="T457" style:family="text">
      <style:text-properties officeooo:rsid="0a27082d"/>
    </style:style>
    <style:style style:name="T458" style:family="text">
      <style:text-properties officeooo:rsid="0a285ba5"/>
    </style:style>
    <style:style style:name="T459" style:family="text">
      <style:text-properties officeooo:rsid="0a28aaef"/>
    </style:style>
    <style:style style:name="T460" style:family="text">
      <style:text-properties officeooo:rsid="0a28cf51"/>
    </style:style>
    <style:style style:name="T461" style:family="text">
      <style:text-properties officeooo:rsid="0a2a8ece"/>
    </style:style>
    <style:style style:name="T462" style:family="text">
      <style:text-properties officeooo:rsid="0a2d9720"/>
    </style:style>
    <style:style style:name="T463" style:family="text">
      <style:text-properties officeooo:rsid="0a2dccd0"/>
    </style:style>
    <style:style style:name="T464" style:family="text">
      <style:text-properties officeooo:rsid="0a2e2a85"/>
    </style:style>
    <style:style style:name="T465" style:family="text">
      <style:text-properties officeooo:rsid="0a30035d"/>
    </style:style>
    <style:style style:name="T466" style:family="text">
      <style:text-properties officeooo:rsid="0a312e45"/>
    </style:style>
    <style:style style:name="T467" style:family="text">
      <style:text-properties officeooo:rsid="0a320230"/>
    </style:style>
    <style:style style:name="T468" style:family="text">
      <style:text-properties officeooo:rsid="0a33a4b0"/>
    </style:style>
    <style:style style:name="T469" style:family="text">
      <style:text-properties officeooo:rsid="0a354a50"/>
    </style:style>
    <style:style style:name="T470" style:family="text">
      <style:text-properties officeooo:rsid="0a35eed4"/>
    </style:style>
    <style:style style:name="T471" style:family="text">
      <style:text-properties officeooo:rsid="0a386fb1"/>
    </style:style>
    <style:style style:name="T472" style:family="text">
      <style:text-properties officeooo:rsid="0a3a6b00"/>
    </style:style>
    <style:style style:name="T473" style:family="text">
      <style:text-properties officeooo:rsid="0a3c1d20"/>
    </style:style>
    <style:style style:name="T474" style:family="text">
      <style:text-properties officeooo:rsid="0a3ee24f"/>
    </style:style>
    <style:style style:name="T475" style:family="text">
      <style:text-properties officeooo:rsid="0a420e0a"/>
    </style:style>
    <style:style style:name="T476" style:family="text">
      <style:text-properties officeooo:rsid="0a43843e"/>
    </style:style>
    <style:style style:name="T477" style:family="text">
      <style:text-properties officeooo:rsid="0a46697e"/>
    </style:style>
    <style:style style:name="T478" style:family="text">
      <style:text-properties officeooo:rsid="0a483183"/>
    </style:style>
    <style:style style:name="T479" style:family="text">
      <style:text-properties officeooo:rsid="0a48c09f"/>
    </style:style>
    <style:style style:name="T480" style:family="text">
      <style:text-properties officeooo:rsid="0a49497c"/>
    </style:style>
    <style:style style:name="T481" style:family="text">
      <style:text-properties officeooo:rsid="0a4c1573"/>
    </style:style>
    <style:style style:name="T482" style:family="text">
      <style:text-properties officeooo:rsid="0a4d4b8f"/>
    </style:style>
    <style:style style:name="T483" style:family="text">
      <style:text-properties officeooo:rsid="0a4f6113"/>
    </style:style>
    <style:style style:name="T484" style:family="text">
      <style:text-properties officeooo:rsid="0a504b4f"/>
    </style:style>
    <style:style style:name="T485" style:family="text">
      <style:text-properties officeooo:rsid="0a51fbd8"/>
    </style:style>
    <style:style style:name="T486" style:family="text">
      <style:text-properties officeooo:rsid="0a54dbdc"/>
    </style:style>
    <style:style style:name="T487" style:family="text">
      <style:text-properties officeooo:rsid="0a57d346"/>
    </style:style>
    <style:style style:name="T488" style:family="text">
      <style:text-properties officeooo:rsid="0a5ab0dc"/>
    </style:style>
    <style:style style:name="T489" style:family="text">
      <style:text-properties officeooo:rsid="0a5d11ee"/>
    </style:style>
    <style:style style:name="T490" style:family="text">
      <style:text-properties officeooo:rsid="0a604b82"/>
    </style:style>
    <style:style style:name="T491" style:family="text">
      <style:text-properties officeooo:rsid="0a607df4"/>
    </style:style>
    <style:style style:name="T492" style:family="text">
      <style:text-properties officeooo:rsid="0a621731"/>
    </style:style>
    <style:style style:name="T493" style:family="text">
      <style:text-properties officeooo:rsid="0a630b40"/>
    </style:style>
    <style:style style:name="T494" style:family="text">
      <style:text-properties officeooo:rsid="0a6355c1"/>
    </style:style>
    <style:style style:name="T495" style:family="text">
      <style:text-properties officeooo:rsid="0a64da6f"/>
    </style:style>
    <style:style style:name="T496" style:family="text">
      <style:text-properties officeooo:rsid="0a65e754"/>
    </style:style>
    <style:style style:name="T497" style:family="text">
      <style:text-properties officeooo:rsid="0a66f50c"/>
    </style:style>
    <style:style style:name="T498" style:family="text">
      <style:text-properties officeooo:rsid="0a67aa9e"/>
    </style:style>
    <style:style style:name="T499" style:family="text">
      <style:text-properties officeooo:rsid="0a699996"/>
    </style:style>
    <style:style style:name="T500" style:family="text">
      <style:text-properties officeooo:rsid="0a6c6e8d"/>
    </style:style>
    <style:style style:name="T501" style:family="text">
      <style:text-properties officeooo:rsid="0a6e1bb4"/>
    </style:style>
    <style:style style:name="T502" style:family="text">
      <style:text-properties officeooo:rsid="0a721ca9"/>
    </style:style>
    <style:style style:name="T503" style:family="text">
      <style:text-properties officeooo:rsid="0a73ced5"/>
    </style:style>
    <style:style style:name="T504" style:family="text">
      <style:text-properties officeooo:rsid="0a742876"/>
    </style:style>
    <style:style style:name="T505" style:family="text">
      <style:text-properties officeooo:rsid="0a763210"/>
    </style:style>
    <style:style style:name="T506" style:family="text">
      <style:text-properties officeooo:rsid="0a78b6d6"/>
    </style:style>
    <style:style style:name="T507" style:family="text">
      <style:text-properties officeooo:rsid="0a7a9a41"/>
    </style:style>
    <style:style style:name="T508" style:family="text">
      <style:text-properties officeooo:rsid="0a7f2033"/>
    </style:style>
    <style:style style:name="T509" style:family="text">
      <style:text-properties officeooo:rsid="0a8126c6"/>
    </style:style>
    <style:style style:name="T510" style:family="text">
      <style:text-properties officeooo:rsid="0a829410"/>
    </style:style>
    <style:style style:name="T511" style:family="text">
      <style:text-properties officeooo:rsid="0a846cb2"/>
    </style:style>
    <style:style style:name="T512" style:family="text">
      <style:text-properties officeooo:rsid="0a8ddfa7"/>
    </style:style>
    <style:style style:name="T513" style:family="text">
      <style:text-properties officeooo:rsid="0a8ed501"/>
    </style:style>
    <style:style style:name="T514" style:family="text">
      <style:text-properties officeooo:rsid="0a90c574"/>
    </style:style>
    <style:style style:name="T515" style:family="text">
      <style:text-properties officeooo:rsid="0a911ec2"/>
    </style:style>
    <style:style style:name="T516" style:family="text">
      <style:text-properties officeooo:rsid="0a93bcee"/>
    </style:style>
    <style:style style:name="T517" style:family="text">
      <style:text-properties officeooo:rsid="0a952987"/>
    </style:style>
    <style:style style:name="T518" style:family="text">
      <style:text-properties officeooo:rsid="0a96fc7d"/>
    </style:style>
    <style:style style:name="T519" style:family="text">
      <style:text-properties officeooo:rsid="0a97bbf4"/>
    </style:style>
    <style:style style:name="T520" style:family="text">
      <style:text-properties officeooo:rsid="0a98846b"/>
    </style:style>
    <style:style style:name="T521" style:family="text">
      <style:text-properties officeooo:rsid="0a9ae4bb"/>
    </style:style>
    <style:style style:name="T522" style:family="text">
      <style:text-properties officeooo:rsid="0a9c6210"/>
    </style:style>
    <style:style style:name="T523" style:family="text">
      <style:text-properties officeooo:rsid="0a9de3f6"/>
    </style:style>
    <style:style style:name="T524" style:family="text">
      <style:text-properties officeooo:rsid="0a9e7609"/>
    </style:style>
    <style:style style:name="T525" style:family="text">
      <style:text-properties officeooo:rsid="0aa2366f"/>
    </style:style>
    <style:style style:name="T526" style:family="text">
      <style:text-properties officeooo:rsid="0aa243c0"/>
    </style:style>
    <style:style style:name="T527" style:family="text">
      <style:text-properties officeooo:rsid="0aa3f3ce"/>
    </style:style>
    <style:style style:name="T528" style:family="text">
      <style:text-properties officeooo:rsid="0aa51032"/>
    </style:style>
    <style:style style:name="T529" style:family="text">
      <style:text-properties officeooo:rsid="0aa581e3"/>
    </style:style>
    <style:style style:name="T530" style:family="text">
      <style:text-properties officeooo:rsid="0aa5c383"/>
    </style:style>
    <style:style style:name="T531" style:family="text">
      <style:text-properties officeooo:rsid="0aa8807d"/>
    </style:style>
    <style:style style:name="T532" style:family="text">
      <style:text-properties officeooo:rsid="0aa97c2a"/>
    </style:style>
    <style:style style:name="T533" style:family="text">
      <style:text-properties officeooo:rsid="0aaa7eaa"/>
    </style:style>
    <style:style style:name="T534" style:family="text">
      <style:text-properties officeooo:rsid="0aaad597"/>
    </style:style>
    <style:style style:name="T535" style:family="text">
      <style:text-properties officeooo:rsid="0ab8dddb"/>
    </style:style>
    <style:style style:name="T536" style:family="text">
      <style:text-properties officeooo:rsid="0ab8f1f4"/>
    </style:style>
    <style:style style:name="T537" style:family="text">
      <style:text-properties officeooo:rsid="0aba277a"/>
    </style:style>
    <style:style style:name="T538" style:family="text">
      <style:text-properties officeooo:rsid="0abce7eb"/>
    </style:style>
    <style:style style:name="T539" style:family="text">
      <style:text-properties officeooo:rsid="0abef8e8"/>
    </style:style>
    <style:style style:name="T540" style:family="text">
      <style:text-properties officeooo:rsid="0abf596e"/>
    </style:style>
    <style:style style:name="T541" style:family="text">
      <style:text-properties officeooo:rsid="0ac15d5a"/>
    </style:style>
    <style:style style:name="T542" style:family="text">
      <style:text-properties officeooo:rsid="0ac25325"/>
    </style:style>
    <style:style style:name="T543" style:family="text">
      <style:text-properties officeooo:rsid="0ac39012"/>
    </style:style>
    <style:style style:name="T544" style:family="text">
      <style:text-properties officeooo:rsid="0ac56009"/>
    </style:style>
    <style:style style:name="T545" style:family="text">
      <style:text-properties officeooo:rsid="0ac83eda"/>
    </style:style>
    <style:style style:name="T546" style:family="text">
      <style:text-properties officeooo:rsid="0acf9f5f"/>
    </style:style>
    <style:style style:name="T547" style:family="text">
      <style:text-properties officeooo:rsid="0ad139f4"/>
    </style:style>
    <style:style style:name="T548" style:family="text">
      <style:text-properties officeooo:rsid="0ad17abc"/>
    </style:style>
    <style:style style:name="T549" style:family="text">
      <style:text-properties officeooo:rsid="0ad34148"/>
    </style:style>
    <style:style style:name="T550" style:family="text">
      <style:text-properties officeooo:rsid="0ad36356"/>
    </style:style>
    <style:style style:name="T551" style:family="text">
      <style:text-properties officeooo:rsid="0adc31da"/>
    </style:style>
    <style:style style:name="T552" style:family="text">
      <style:text-properties officeooo:rsid="0adde4e3"/>
    </style:style>
    <style:style style:name="T553" style:family="text">
      <style:text-properties officeooo:rsid="0adfb978"/>
    </style:style>
    <style:style style:name="T554" style:family="text">
      <style:text-properties officeooo:rsid="0ae0cdca"/>
    </style:style>
    <style:style style:name="T555" style:family="text">
      <style:text-properties officeooo:rsid="0ae2c713"/>
    </style:style>
    <style:style style:name="T556" style:family="text">
      <style:text-properties officeooo:rsid="0ae520aa"/>
    </style:style>
    <style:style style:name="T557" style:family="text">
      <style:text-properties officeooo:rsid="0ae76bf6"/>
    </style:style>
    <style:style style:name="T558" style:family="text">
      <style:text-properties officeooo:rsid="0aeafe28"/>
    </style:style>
    <style:style style:name="T559" style:family="text">
      <style:text-properties officeooo:rsid="0aedd2cd"/>
    </style:style>
    <style:style style:name="T560" style:family="text">
      <style:text-properties officeooo:rsid="0aef7ee5"/>
    </style:style>
    <style:style style:name="T561" style:family="text">
      <style:text-properties officeooo:rsid="0af0d1eb"/>
    </style:style>
    <style:style style:name="T562" style:family="text">
      <style:text-properties officeooo:rsid="0af1cc9d"/>
    </style:style>
    <style:style style:name="T563" style:family="text">
      <style:text-properties officeooo:rsid="0af1f5d7"/>
    </style:style>
    <style:style style:name="T564" style:family="text">
      <style:text-properties officeooo:rsid="0af2024c"/>
    </style:style>
    <style:style style:name="T565" style:family="text">
      <style:text-properties officeooo:rsid="0af3c56f"/>
    </style:style>
    <style:style style:name="T566" style:family="text">
      <style:text-properties officeooo:rsid="0af3ec6f"/>
    </style:style>
    <style:style style:name="T567" style:family="text">
      <style:text-properties officeooo:rsid="0af59bff"/>
    </style:style>
    <style:style style:name="T568" style:family="text">
      <style:text-properties officeooo:rsid="0af5dc97"/>
    </style:style>
    <style:style style:name="T569" style:family="text">
      <style:text-properties officeooo:rsid="0af70bda"/>
    </style:style>
    <style:style style:name="T570" style:family="text">
      <style:text-properties officeooo:rsid="0af90745"/>
    </style:style>
    <style:style style:name="T571" style:family="text">
      <style:text-properties officeooo:rsid="0afa9f4e"/>
    </style:style>
    <style:style style:name="T572" style:family="text">
      <style:text-properties officeooo:rsid="0afc2a0e"/>
    </style:style>
    <style:style style:name="T573" style:family="text">
      <style:text-properties officeooo:rsid="0afcef87"/>
    </style:style>
    <style:style style:name="T574" style:family="text">
      <style:text-properties officeooo:rsid="0afeacfa"/>
    </style:style>
    <style:style style:name="T575" style:family="text">
      <style:text-properties officeooo:rsid="0affd314"/>
    </style:style>
    <style:style style:name="T576" style:family="text">
      <style:text-properties style:text-position="0% 100%"/>
    </style:style>
    <style:style style:name="T577" style:family="text">
      <style:text-properties style:text-position="0% 100%" officeooo:rsid="0b00bec1"/>
    </style:style>
    <style:style style:name="T578" style:family="text">
      <style:text-properties style:text-position="0% 100%" officeooo:rsid="0c9d957f"/>
    </style:style>
    <style:style style:name="T579" style:family="text">
      <style:text-properties style:text-position="0% 100%" officeooo:rsid="0ca524a8"/>
    </style:style>
    <style:style style:name="T580" style:family="text">
      <style:text-properties officeooo:rsid="0b00bec1"/>
    </style:style>
    <style:style style:name="T581" style:family="text">
      <style:text-properties officeooo:rsid="0b029e37"/>
    </style:style>
    <style:style style:name="T582" style:family="text">
      <style:text-properties officeooo:rsid="0b03b02f"/>
    </style:style>
    <style:style style:name="T583" style:family="text">
      <style:text-properties officeooo:rsid="0b052175"/>
    </style:style>
    <style:style style:name="T584" style:family="text">
      <style:text-properties officeooo:rsid="0b06f391"/>
    </style:style>
    <style:style style:name="T585" style:family="text">
      <style:text-properties officeooo:rsid="0b08b00f"/>
    </style:style>
    <style:style style:name="T586" style:family="text">
      <style:text-properties officeooo:rsid="0b08d193"/>
    </style:style>
    <style:style style:name="T587" style:family="text">
      <style:text-properties officeooo:rsid="0b0cc628"/>
    </style:style>
    <style:style style:name="T588" style:family="text">
      <style:text-properties officeooo:rsid="0b0e1912"/>
    </style:style>
    <style:style style:name="T589" style:family="text">
      <style:text-properties officeooo:rsid="0b0f89e4"/>
    </style:style>
    <style:style style:name="T590" style:family="text">
      <style:text-properties officeooo:rsid="0b115721"/>
    </style:style>
    <style:style style:name="T591" style:family="text">
      <style:text-properties officeooo:rsid="0b14444e"/>
    </style:style>
    <style:style style:name="T592" style:family="text">
      <style:text-properties officeooo:rsid="0b159571"/>
    </style:style>
    <style:style style:name="T593" style:family="text">
      <style:text-properties officeooo:rsid="0b176beb"/>
    </style:style>
    <style:style style:name="T594" style:family="text">
      <style:text-properties officeooo:rsid="0b186bdd"/>
    </style:style>
    <style:style style:name="T595" style:family="text">
      <style:text-properties officeooo:rsid="0b1be73f"/>
    </style:style>
    <style:style style:name="T596" style:family="text">
      <style:text-properties officeooo:rsid="0b1cfef1"/>
    </style:style>
    <style:style style:name="T597" style:family="text">
      <style:text-properties officeooo:rsid="0b21fca8"/>
    </style:style>
    <style:style style:name="T598" style:family="text">
      <style:text-properties officeooo:rsid="0b22bdd4"/>
    </style:style>
    <style:style style:name="T599" style:family="text">
      <style:text-properties officeooo:rsid="0b23f8ee"/>
    </style:style>
    <style:style style:name="T600" style:family="text">
      <style:text-properties officeooo:rsid="0b25e577"/>
    </style:style>
    <style:style style:name="T601" style:family="text">
      <style:text-properties officeooo:rsid="0b2e6597"/>
    </style:style>
    <style:style style:name="T602" style:family="text">
      <style:text-properties officeooo:rsid="0b2f054f"/>
    </style:style>
    <style:style style:name="T603" style:family="text">
      <style:text-properties officeooo:rsid="0b366b18"/>
    </style:style>
    <style:style style:name="T604" style:family="text">
      <style:text-properties officeooo:rsid="0b3a1681"/>
    </style:style>
    <style:style style:name="T605" style:family="text">
      <style:text-properties officeooo:rsid="0b3dcfda"/>
    </style:style>
    <style:style style:name="T606" style:family="text">
      <style:text-properties officeooo:rsid="0b3e4b1f"/>
    </style:style>
    <style:style style:name="T607" style:family="text">
      <style:text-properties officeooo:rsid="0b4187fa"/>
    </style:style>
    <style:style style:name="T608" style:family="text">
      <style:text-properties officeooo:rsid="0b425df5"/>
    </style:style>
    <style:style style:name="T609" style:family="text">
      <style:text-properties officeooo:rsid="0b439059"/>
    </style:style>
    <style:style style:name="T610" style:family="text">
      <style:text-properties officeooo:rsid="0b461cff"/>
    </style:style>
    <style:style style:name="T611" style:family="text">
      <style:text-properties officeooo:rsid="0b488459"/>
    </style:style>
    <style:style style:name="T612" style:family="text">
      <style:text-properties officeooo:rsid="0b49f51d"/>
    </style:style>
    <style:style style:name="T613" style:family="text">
      <style:text-properties officeooo:rsid="0b4e16f2"/>
    </style:style>
    <style:style style:name="T614" style:family="text">
      <style:text-properties officeooo:rsid="0b4f0aa7"/>
    </style:style>
    <style:style style:name="T615" style:family="text">
      <style:text-properties officeooo:rsid="0b4fe079"/>
    </style:style>
    <style:style style:name="T616" style:family="text">
      <style:text-properties officeooo:rsid="0b5119a5"/>
    </style:style>
    <style:style style:name="T617" style:family="text">
      <style:text-properties officeooo:rsid="0b52fd2b"/>
    </style:style>
    <style:style style:name="T618" style:family="text">
      <style:text-properties officeooo:rsid="0b53be49"/>
    </style:style>
    <style:style style:name="T619" style:family="text">
      <style:text-properties officeooo:rsid="0b57f0bb"/>
    </style:style>
    <style:style style:name="T620" style:family="text">
      <style:text-properties officeooo:rsid="0b58175b"/>
    </style:style>
    <style:style style:name="T621" style:family="text">
      <style:text-properties officeooo:rsid="0b5a57cc"/>
    </style:style>
    <style:style style:name="T622" style:family="text">
      <style:text-properties officeooo:rsid="0b5a9f37"/>
    </style:style>
    <style:style style:name="T623" style:family="text">
      <style:text-properties officeooo:rsid="0b5bbb61"/>
    </style:style>
    <style:style style:name="T624" style:family="text">
      <style:text-properties officeooo:rsid="0b639f91"/>
    </style:style>
    <style:style style:name="T625" style:family="text">
      <style:text-properties officeooo:rsid="0b63d56c"/>
    </style:style>
    <style:style style:name="T626" style:family="text">
      <style:text-properties officeooo:rsid="0b63fb16"/>
    </style:style>
    <style:style style:name="T627" style:family="text">
      <style:text-properties officeooo:rsid="0b64d574"/>
    </style:style>
    <style:style style:name="T628" style:family="text">
      <style:text-properties officeooo:rsid="0b6534fc"/>
    </style:style>
    <style:style style:name="T629" style:family="text">
      <style:text-properties officeooo:rsid="0b66676a"/>
    </style:style>
    <style:style style:name="T630" style:family="text">
      <style:text-properties officeooo:rsid="0b683db8"/>
    </style:style>
    <style:style style:name="T631" style:family="text">
      <style:text-properties officeooo:rsid="0b68b0d2"/>
    </style:style>
    <style:style style:name="T632" style:family="text">
      <style:text-properties officeooo:rsid="0b6a9d9f"/>
    </style:style>
    <style:style style:name="T633" style:family="text">
      <style:text-properties officeooo:rsid="0b6ae687"/>
    </style:style>
    <style:style style:name="T634" style:family="text">
      <style:text-properties officeooo:rsid="0b6b808d"/>
    </style:style>
    <style:style style:name="T635" style:family="text">
      <style:text-properties officeooo:rsid="0b6c862d"/>
    </style:style>
    <style:style style:name="T636" style:family="text">
      <style:text-properties officeooo:rsid="0b6ed034"/>
    </style:style>
    <style:style style:name="T637" style:family="text">
      <style:text-properties officeooo:rsid="0b75ec66"/>
    </style:style>
    <style:style style:name="T638" style:family="text">
      <style:text-properties officeooo:rsid="0b76c75c"/>
    </style:style>
    <style:style style:name="T639" style:family="text">
      <style:text-properties officeooo:rsid="0b78ab50"/>
    </style:style>
    <style:style style:name="T640" style:family="text">
      <style:text-properties officeooo:rsid="0b7bbe13"/>
    </style:style>
    <style:style style:name="T641" style:family="text">
      <style:text-properties officeooo:rsid="0b7d1e38"/>
    </style:style>
    <style:style style:name="T642" style:family="text">
      <style:text-properties officeooo:rsid="0b7f6db3"/>
    </style:style>
    <style:style style:name="T643" style:family="text">
      <style:text-properties officeooo:rsid="0b800767"/>
    </style:style>
    <style:style style:name="T644" style:family="text">
      <style:text-properties officeooo:rsid="0b819e7d"/>
    </style:style>
    <style:style style:name="T645" style:family="text">
      <style:text-properties officeooo:rsid="0b843f4e"/>
    </style:style>
    <style:style style:name="T646" style:family="text">
      <style:text-properties officeooo:rsid="0b860ccd"/>
    </style:style>
    <style:style style:name="T647" style:family="text">
      <style:text-properties officeooo:rsid="0b88ddbb"/>
    </style:style>
    <style:style style:name="T648" style:family="text">
      <style:text-properties officeooo:rsid="0b89cb1c"/>
    </style:style>
    <style:style style:name="T649" style:family="text">
      <style:text-properties officeooo:rsid="0b8e644b"/>
    </style:style>
    <style:style style:name="T650" style:family="text">
      <style:text-properties officeooo:rsid="0b8e9646"/>
    </style:style>
    <style:style style:name="T651" style:family="text">
      <style:text-properties officeooo:rsid="0b8f3cb2"/>
    </style:style>
    <style:style style:name="T652" style:family="text">
      <style:text-properties officeooo:rsid="0b909420"/>
    </style:style>
    <style:style style:name="T653" style:family="text">
      <style:text-properties officeooo:rsid="0b912934"/>
    </style:style>
    <style:style style:name="T654" style:family="text">
      <style:text-properties officeooo:rsid="0b91f185"/>
    </style:style>
    <style:style style:name="T655" style:family="text">
      <style:text-properties officeooo:rsid="0b92095e"/>
    </style:style>
    <style:style style:name="T656" style:family="text">
      <style:text-properties officeooo:rsid="0b9221c2"/>
    </style:style>
    <style:style style:name="T657" style:family="text">
      <style:text-properties officeooo:rsid="0b93ff44"/>
    </style:style>
    <style:style style:name="T658" style:family="text">
      <style:text-properties officeooo:rsid="0b957c0c"/>
    </style:style>
    <style:style style:name="T659" style:family="text">
      <style:text-properties officeooo:rsid="0b962342"/>
    </style:style>
    <style:style style:name="T660" style:family="text">
      <style:text-properties officeooo:rsid="0b99619f"/>
    </style:style>
    <style:style style:name="T661" style:family="text">
      <style:text-properties officeooo:rsid="0b9a279a"/>
    </style:style>
    <style:style style:name="T662" style:family="text">
      <style:text-properties officeooo:rsid="0b9c113f"/>
    </style:style>
    <style:style style:name="T663" style:family="text">
      <style:text-properties officeooo:rsid="0b9e608a"/>
    </style:style>
    <style:style style:name="T664" style:family="text">
      <style:text-properties officeooo:rsid="0b9edd2f"/>
    </style:style>
    <style:style style:name="T665" style:family="text">
      <style:text-properties officeooo:rsid="0ba26e8b"/>
    </style:style>
    <style:style style:name="T666" style:family="text">
      <style:text-properties officeooo:rsid="0ba45f9d"/>
    </style:style>
    <style:style style:name="T667" style:family="text">
      <style:text-properties officeooo:rsid="0ba6071a"/>
    </style:style>
    <style:style style:name="T668" style:family="text">
      <style:text-properties officeooo:rsid="0ba81ded"/>
    </style:style>
    <style:style style:name="T669" style:family="text">
      <style:text-properties officeooo:rsid="0bacbb7a"/>
    </style:style>
    <style:style style:name="T670" style:family="text">
      <style:text-properties officeooo:rsid="0bb11453"/>
    </style:style>
    <style:style style:name="T671" style:family="text">
      <style:text-properties officeooo:rsid="0bb4d433"/>
    </style:style>
    <style:style style:name="T672" style:family="text">
      <style:text-properties officeooo:rsid="0bb5a60a"/>
    </style:style>
    <style:style style:name="T673" style:family="text">
      <style:text-properties officeooo:rsid="0bb7350f"/>
    </style:style>
    <style:style style:name="T674" style:family="text">
      <style:text-properties officeooo:rsid="0bb950c8"/>
    </style:style>
    <style:style style:name="T675" style:family="text">
      <style:text-properties officeooo:rsid="0bba351b"/>
    </style:style>
    <style:style style:name="T676" style:family="text">
      <style:text-properties officeooo:rsid="0bbbce36"/>
    </style:style>
    <style:style style:name="T677" style:family="text">
      <style:text-properties officeooo:rsid="0bbce061"/>
    </style:style>
    <style:style style:name="T678" style:family="text">
      <style:text-properties officeooo:rsid="0bc19c19"/>
    </style:style>
    <style:style style:name="T679" style:family="text">
      <style:text-properties officeooo:rsid="0bc2565c"/>
    </style:style>
    <style:style style:name="T680" style:family="text">
      <style:text-properties officeooo:rsid="0bc33afa"/>
    </style:style>
    <style:style style:name="T681" style:family="text">
      <style:text-properties officeooo:rsid="0bc69469"/>
    </style:style>
    <style:style style:name="T682" style:family="text">
      <style:text-properties officeooo:rsid="0bc8e0c5"/>
    </style:style>
    <style:style style:name="T683" style:family="text">
      <style:text-properties officeooo:rsid="0bcb0e49"/>
    </style:style>
    <style:style style:name="T684" style:family="text">
      <style:text-properties officeooo:rsid="0bcbeba0"/>
    </style:style>
    <style:style style:name="T685" style:family="text">
      <style:text-properties officeooo:rsid="0bcd738b"/>
    </style:style>
    <style:style style:name="T686" style:family="text">
      <style:text-properties officeooo:rsid="0bce7959"/>
    </style:style>
    <style:style style:name="T687" style:family="text">
      <style:text-properties officeooo:rsid="0bcf4611"/>
    </style:style>
    <style:style style:name="T688" style:family="text">
      <style:text-properties officeooo:rsid="0bd10e7b"/>
    </style:style>
    <style:style style:name="T689" style:family="text">
      <style:text-properties officeooo:rsid="0bd45757"/>
    </style:style>
    <style:style style:name="T690" style:family="text">
      <style:text-properties officeooo:rsid="0bd46f4f"/>
    </style:style>
    <style:style style:name="T691" style:family="text">
      <style:text-properties officeooo:rsid="0bd5d111"/>
    </style:style>
    <style:style style:name="T692" style:family="text">
      <style:text-properties officeooo:rsid="0bd7d040"/>
    </style:style>
    <style:style style:name="T693" style:family="text">
      <style:text-properties officeooo:rsid="0bd8462b"/>
    </style:style>
    <style:style style:name="T694" style:family="text">
      <style:text-properties officeooo:rsid="0bd85f6c"/>
    </style:style>
    <style:style style:name="T695" style:family="text">
      <style:text-properties officeooo:rsid="0bdc1ec1"/>
    </style:style>
    <style:style style:name="T696" style:family="text">
      <style:text-properties officeooo:rsid="0bdd2fd0"/>
    </style:style>
    <style:style style:name="T697" style:family="text">
      <style:text-properties officeooo:rsid="0bde365e"/>
    </style:style>
    <style:style style:name="T698" style:family="text">
      <style:text-properties officeooo:rsid="0bde5f96"/>
    </style:style>
    <style:style style:name="T699" style:family="text">
      <style:text-properties officeooo:rsid="0bdfc332"/>
    </style:style>
    <style:style style:name="T700" style:family="text">
      <style:text-properties officeooo:rsid="0be13aa8"/>
    </style:style>
    <style:style style:name="T701" style:family="text">
      <style:text-properties officeooo:rsid="0be2c23d"/>
    </style:style>
    <style:style style:name="T702" style:family="text">
      <style:text-properties officeooo:rsid="0be2f239"/>
    </style:style>
    <style:style style:name="T703" style:family="text">
      <style:text-properties officeooo:rsid="0be67515"/>
    </style:style>
    <style:style style:name="T704" style:family="text">
      <style:text-properties officeooo:rsid="0be68696"/>
    </style:style>
    <style:style style:name="T705" style:family="text">
      <style:text-properties officeooo:rsid="0bebeb76"/>
    </style:style>
    <style:style style:name="T706" style:family="text">
      <style:text-properties officeooo:rsid="0becd966"/>
    </style:style>
    <style:style style:name="T707" style:family="text">
      <style:text-properties officeooo:rsid="0bf00d3f"/>
    </style:style>
    <style:style style:name="T708" style:family="text">
      <style:text-properties officeooo:rsid="0bf2c4af"/>
    </style:style>
    <style:style style:name="T709" style:family="text">
      <style:text-properties officeooo:rsid="0bf37750"/>
    </style:style>
    <style:style style:name="T710" style:family="text">
      <style:text-properties officeooo:rsid="0bf73140"/>
    </style:style>
    <style:style style:name="T711" style:family="text">
      <style:text-properties officeooo:rsid="0bf91195"/>
    </style:style>
    <style:style style:name="T712" style:family="text">
      <style:text-properties officeooo:rsid="0bf9870b"/>
    </style:style>
    <style:style style:name="T713" style:family="text">
      <style:text-properties officeooo:rsid="0bfd7a9d"/>
    </style:style>
    <style:style style:name="T714" style:family="text">
      <style:text-properties officeooo:rsid="0bfef06e"/>
    </style:style>
    <style:style style:name="T715" style:family="text">
      <style:text-properties officeooo:rsid="0bffb063"/>
    </style:style>
    <style:style style:name="T716" style:family="text">
      <style:text-properties officeooo:rsid="0bffe3d3"/>
    </style:style>
    <style:style style:name="T717" style:family="text">
      <style:text-properties officeooo:rsid="0c01c985"/>
    </style:style>
    <style:style style:name="T718" style:family="text">
      <style:text-properties officeooo:rsid="0c032f0e"/>
    </style:style>
    <style:style style:name="T719" style:family="text">
      <style:text-properties officeooo:rsid="0c04e174"/>
    </style:style>
    <style:style style:name="T720" style:family="text">
      <style:text-properties officeooo:rsid="0c0cca22"/>
    </style:style>
    <style:style style:name="T721" style:family="text">
      <style:text-properties officeooo:rsid="0c0d44e9"/>
    </style:style>
    <style:style style:name="T722" style:family="text">
      <style:text-properties officeooo:rsid="0c0d4cb2"/>
    </style:style>
    <style:style style:name="T723" style:family="text">
      <style:text-properties officeooo:rsid="0c0f398f"/>
    </style:style>
    <style:style style:name="T724" style:family="text">
      <style:text-properties officeooo:rsid="0c1022a7"/>
    </style:style>
    <style:style style:name="T725" style:family="text">
      <style:text-properties officeooo:rsid="0c11ca40"/>
    </style:style>
    <style:style style:name="T726" style:family="text">
      <style:text-properties officeooo:rsid="0c12627b"/>
    </style:style>
    <style:style style:name="T727" style:family="text">
      <style:text-properties officeooo:rsid="0c12d031"/>
    </style:style>
    <style:style style:name="T728" style:family="text">
      <style:text-properties officeooo:rsid="0c12d917"/>
    </style:style>
    <style:style style:name="T729" style:family="text">
      <style:text-properties officeooo:rsid="0c141a5d"/>
    </style:style>
    <style:style style:name="T730" style:family="text">
      <style:text-properties officeooo:rsid="0c145216"/>
    </style:style>
    <style:style style:name="T731" style:family="text">
      <style:text-properties officeooo:rsid="0c16d9cd"/>
    </style:style>
    <style:style style:name="T732" style:family="text">
      <style:text-properties officeooo:rsid="0c17849f"/>
    </style:style>
    <style:style style:name="T733" style:family="text">
      <style:text-properties officeooo:rsid="0c19e2d2"/>
    </style:style>
    <style:style style:name="T734" style:family="text">
      <style:text-properties officeooo:rsid="0c1a72dd"/>
    </style:style>
    <style:style style:name="T735" style:family="text">
      <style:text-properties officeooo:rsid="0c1bd27f"/>
    </style:style>
    <style:style style:name="T736" style:family="text">
      <style:text-properties officeooo:rsid="0c1c5328"/>
    </style:style>
    <style:style style:name="T737" style:family="text">
      <style:text-properties officeooo:rsid="0c201998"/>
    </style:style>
    <style:style style:name="T738" style:family="text">
      <style:text-properties officeooo:rsid="0c2025ab"/>
    </style:style>
    <style:style style:name="T739" style:family="text">
      <style:text-properties officeooo:rsid="0c220ce1"/>
    </style:style>
    <style:style style:name="T740" style:family="text">
      <style:text-properties officeooo:rsid="0c23029e"/>
    </style:style>
    <style:style style:name="T741" style:family="text">
      <style:text-properties officeooo:rsid="0c24b54e"/>
    </style:style>
    <style:style style:name="T742" style:family="text">
      <style:text-properties officeooo:rsid="0c261996"/>
    </style:style>
    <style:style style:name="T743" style:family="text">
      <style:text-properties officeooo:rsid="0c2619d2"/>
    </style:style>
    <style:style style:name="T744" style:family="text">
      <style:text-properties officeooo:rsid="0c276309"/>
    </style:style>
    <style:style style:name="T745" style:family="text">
      <style:text-properties officeooo:rsid="0c2790f8"/>
    </style:style>
    <style:style style:name="T746" style:family="text">
      <style:text-properties officeooo:rsid="0c2968f8"/>
    </style:style>
    <style:style style:name="T747" style:family="text">
      <style:text-properties officeooo:rsid="0c2a6ea8"/>
    </style:style>
    <style:style style:name="T748" style:family="text">
      <style:text-properties officeooo:rsid="0c2a70bf"/>
    </style:style>
    <style:style style:name="T749" style:family="text">
      <style:text-properties officeooo:rsid="0c2e25fe"/>
    </style:style>
    <style:style style:name="T750" style:family="text">
      <style:text-properties officeooo:rsid="0c2f0461"/>
    </style:style>
    <style:style style:name="T751" style:family="text">
      <style:text-properties officeooo:rsid="0c309a77"/>
    </style:style>
    <style:style style:name="T752" style:family="text">
      <style:text-properties officeooo:rsid="0c318197"/>
    </style:style>
    <style:style style:name="T753" style:family="text">
      <style:text-properties officeooo:rsid="0c321e04"/>
    </style:style>
    <style:style style:name="T754" style:family="text">
      <style:text-properties officeooo:rsid="0c35a233"/>
    </style:style>
    <style:style style:name="T755" style:family="text">
      <style:text-properties officeooo:rsid="0c366272"/>
    </style:style>
    <style:style style:name="T756" style:family="text">
      <style:text-properties officeooo:rsid="0c3933b6"/>
    </style:style>
    <style:style style:name="T757" style:family="text">
      <style:text-properties officeooo:rsid="0c3a6f7a"/>
    </style:style>
    <style:style style:name="T758" style:family="text">
      <style:text-properties officeooo:rsid="0c3b1819"/>
    </style:style>
    <style:style style:name="T759" style:family="text">
      <style:text-properties officeooo:rsid="0c3c8705"/>
    </style:style>
    <style:style style:name="T760" style:family="text">
      <style:text-properties officeooo:rsid="0c3e2525"/>
    </style:style>
    <style:style style:name="T761" style:family="text">
      <style:text-properties officeooo:rsid="0c3fe2fd"/>
    </style:style>
    <style:style style:name="T762" style:family="text">
      <style:text-properties officeooo:rsid="0c4106d7"/>
    </style:style>
    <style:style style:name="T763" style:family="text">
      <style:text-properties officeooo:rsid="0c41b59e"/>
    </style:style>
    <style:style style:name="T764" style:family="text">
      <style:text-properties officeooo:rsid="0c41d15d"/>
    </style:style>
    <style:style style:name="T765" style:family="text">
      <style:text-properties officeooo:rsid="0c42c377"/>
    </style:style>
    <style:style style:name="T766" style:family="text">
      <style:text-properties officeooo:rsid="0c4629ea"/>
    </style:style>
    <style:style style:name="T767" style:family="text">
      <style:text-properties officeooo:rsid="0c46cb3b"/>
    </style:style>
    <style:style style:name="T768" style:family="text">
      <style:text-properties officeooo:rsid="0c47c610"/>
    </style:style>
    <style:style style:name="T769" style:family="text">
      <style:text-properties officeooo:rsid="0c49657f"/>
    </style:style>
    <style:style style:name="T770" style:family="text">
      <style:text-properties officeooo:rsid="0c49a27e"/>
    </style:style>
    <style:style style:name="T771" style:family="text">
      <style:text-properties officeooo:rsid="0c4ba0af"/>
    </style:style>
    <style:style style:name="T772" style:family="text">
      <style:text-properties officeooo:rsid="0c4c65b9"/>
    </style:style>
    <style:style style:name="T773" style:family="text">
      <style:text-properties officeooo:rsid="0c4d7e01"/>
    </style:style>
    <style:style style:name="T774" style:family="text">
      <style:text-properties officeooo:rsid="0c4db5a6"/>
    </style:style>
    <style:style style:name="T775" style:family="text">
      <style:text-properties officeooo:rsid="0c54601c"/>
    </style:style>
    <style:style style:name="T776" style:family="text">
      <style:text-properties officeooo:rsid="0c547b87"/>
    </style:style>
    <style:style style:name="T777" style:family="text">
      <style:text-properties officeooo:rsid="0c549d44"/>
    </style:style>
    <style:style style:name="T778" style:family="text">
      <style:text-properties officeooo:rsid="0c56687e"/>
    </style:style>
    <style:style style:name="T779" style:family="text">
      <style:text-properties officeooo:rsid="0c577e6a"/>
    </style:style>
    <style:style style:name="T780" style:family="text">
      <style:text-properties officeooo:rsid="0c584cfa"/>
    </style:style>
    <style:style style:name="T781" style:family="text">
      <style:text-properties officeooo:rsid="0c59f946"/>
    </style:style>
    <style:style style:name="T782" style:family="text">
      <style:text-properties officeooo:rsid="0c5aac18"/>
    </style:style>
    <style:style style:name="T783" style:family="text">
      <style:text-properties officeooo:rsid="0c5bb9eb"/>
    </style:style>
    <style:style style:name="T784" style:family="text">
      <style:text-properties officeooo:rsid="0c5d0d3e"/>
    </style:style>
    <style:style style:name="T785" style:family="text">
      <style:text-properties officeooo:rsid="0c5ea56d"/>
    </style:style>
    <style:style style:name="T786" style:family="text">
      <style:text-properties officeooo:rsid="0c60392b"/>
    </style:style>
    <style:style style:name="T787" style:family="text">
      <style:text-properties officeooo:rsid="0c60c1d5"/>
    </style:style>
    <style:style style:name="T788" style:family="text">
      <style:text-properties officeooo:rsid="0c615987"/>
    </style:style>
    <style:style style:name="T789" style:family="text">
      <style:text-properties officeooo:rsid="0c608d21"/>
    </style:style>
    <style:style style:name="T790" style:family="text">
      <style:text-properties officeooo:rsid="0c66a668"/>
    </style:style>
    <style:style style:name="T791" style:family="text">
      <style:text-properties officeooo:rsid="0c6831ba"/>
    </style:style>
    <style:style style:name="T792" style:family="text">
      <style:text-properties officeooo:rsid="0c68d526"/>
    </style:style>
    <style:style style:name="T793" style:family="text">
      <style:text-properties officeooo:rsid="0c6ab8d8"/>
    </style:style>
    <style:style style:name="T794" style:family="text">
      <style:text-properties officeooo:rsid="0c6dd716"/>
    </style:style>
    <style:style style:name="T795" style:family="text">
      <style:text-properties officeooo:rsid="0c6e7827"/>
    </style:style>
    <style:style style:name="T796" style:family="text">
      <style:text-properties officeooo:rsid="0c7104ff"/>
    </style:style>
    <style:style style:name="T797" style:family="text">
      <style:text-properties officeooo:rsid="0c72e347"/>
    </style:style>
    <style:style style:name="T798" style:family="text">
      <style:text-properties officeooo:rsid="0c73a9f2"/>
    </style:style>
    <style:style style:name="T799" style:family="text">
      <style:text-properties officeooo:rsid="0c754ef7"/>
    </style:style>
    <style:style style:name="T800" style:family="text">
      <style:text-properties officeooo:rsid="0c78cd19"/>
    </style:style>
    <style:style style:name="T801" style:family="text">
      <style:text-properties officeooo:rsid="0c7a70b3"/>
    </style:style>
    <style:style style:name="T802" style:family="text">
      <style:text-properties officeooo:rsid="0c7be448"/>
    </style:style>
    <style:style style:name="T803" style:family="text">
      <style:text-properties officeooo:rsid="0c7bfefc"/>
    </style:style>
    <style:style style:name="T804" style:family="text">
      <style:text-properties officeooo:rsid="0c7c7ae0"/>
    </style:style>
    <style:style style:name="T805" style:family="text">
      <style:text-properties officeooo:rsid="0c7cf08d"/>
    </style:style>
    <style:style style:name="T806" style:family="text">
      <style:text-properties officeooo:rsid="0c7e917a"/>
    </style:style>
    <style:style style:name="T807" style:family="text">
      <style:text-properties officeooo:rsid="0c7f5c7d"/>
    </style:style>
    <style:style style:name="T808" style:family="text">
      <style:text-properties officeooo:rsid="0c80dba1"/>
    </style:style>
    <style:style style:name="T809" style:family="text">
      <style:text-properties officeooo:rsid="0c857680"/>
    </style:style>
    <style:style style:name="T810" style:family="text">
      <style:text-properties officeooo:rsid="0c86b07c"/>
    </style:style>
    <style:style style:name="T811" style:family="text">
      <style:text-properties officeooo:rsid="0c878ae4"/>
    </style:style>
    <style:style style:name="T812" style:family="text">
      <style:text-properties officeooo:rsid="0c8a8c2c"/>
    </style:style>
    <style:style style:name="T813" style:family="text">
      <style:text-properties officeooo:rsid="0c8b48ff"/>
    </style:style>
    <style:style style:name="T814" style:family="text">
      <style:text-properties officeooo:rsid="0c8cac60"/>
    </style:style>
    <style:style style:name="T815" style:family="text">
      <style:text-properties officeooo:rsid="0c8d4711"/>
    </style:style>
    <style:style style:name="T816" style:family="text">
      <style:text-properties officeooo:rsid="0c8de299"/>
    </style:style>
    <style:style style:name="T817" style:family="text">
      <style:text-properties officeooo:rsid="0c8f9f28"/>
    </style:style>
    <style:style style:name="T818" style:family="text">
      <style:text-properties officeooo:rsid="0c90bad7"/>
    </style:style>
    <style:style style:name="T819" style:family="text">
      <style:text-properties officeooo:rsid="0c919ad8"/>
    </style:style>
    <style:style style:name="T820" style:family="text">
      <style:text-properties officeooo:rsid="0c9315d2"/>
    </style:style>
    <style:style style:name="T821" style:family="text">
      <style:text-properties officeooo:rsid="0c939cb8"/>
    </style:style>
    <style:style style:name="T822" style:family="text">
      <style:text-properties officeooo:rsid="0c972358"/>
    </style:style>
    <style:style style:name="T823" style:family="text">
      <style:text-properties officeooo:rsid="0c97d9d2"/>
    </style:style>
    <style:style style:name="T824" style:family="text">
      <style:text-properties officeooo:rsid="0c9810a7"/>
    </style:style>
    <style:style style:name="T825" style:family="text">
      <style:text-properties officeooo:rsid="0c994a83"/>
    </style:style>
    <style:style style:name="T826" style:family="text">
      <style:text-properties officeooo:rsid="0c9f8c88"/>
    </style:style>
    <style:style style:name="T827" style:family="text">
      <style:text-properties officeooo:rsid="0ca09810"/>
    </style:style>
    <style:style style:name="T828" style:family="text">
      <style:text-properties officeooo:rsid="0ca111a0"/>
    </style:style>
    <style:style style:name="T829" style:family="text">
      <style:text-properties officeooo:rsid="0ca243a8"/>
    </style:style>
    <style:style style:name="T830" style:family="text">
      <style:text-properties officeooo:rsid="0ca2a59c"/>
    </style:style>
    <style:style style:name="T831" style:family="text">
      <style:text-properties officeooo:rsid="0ca657e2"/>
    </style:style>
    <style:style style:name="T832" style:family="text">
      <style:text-properties officeooo:rsid="0ca65be1"/>
    </style:style>
    <style:style style:name="T833" style:family="text">
      <style:text-properties officeooo:rsid="0ca8a61d"/>
    </style:style>
    <style:style style:name="T834" style:family="text">
      <style:text-properties officeooo:rsid="0ca8dd35"/>
    </style:style>
    <style:style style:name="T835" style:family="text">
      <style:text-properties officeooo:rsid="0caa2d15"/>
    </style:style>
    <style:style style:name="T836" style:family="text">
      <style:text-properties officeooo:rsid="0cabc01f"/>
    </style:style>
    <style:style style:name="T837" style:family="text">
      <style:text-properties officeooo:rsid="0cabeb0a"/>
    </style:style>
    <style:style style:name="T838" style:family="text">
      <style:text-properties officeooo:rsid="0cad97d8"/>
    </style:style>
    <style:style style:name="T839" style:family="text">
      <style:text-properties officeooo:rsid="0cafd0ab"/>
    </style:style>
    <style:style style:name="T840" style:family="text">
      <style:text-properties officeooo:rsid="0cb33cbb"/>
    </style:style>
    <style:style style:name="T841" style:family="text">
      <style:text-properties officeooo:rsid="0cb4dce5"/>
    </style:style>
    <style:style style:name="T842" style:family="text">
      <style:text-properties officeooo:rsid="0cb64658"/>
    </style:style>
    <style:style style:name="T843" style:family="text">
      <style:text-properties officeooo:rsid="0cbe08c8"/>
    </style:style>
    <style:style style:name="T844" style:family="text">
      <style:text-properties officeooo:rsid="0cbf1326"/>
    </style:style>
    <style:style style:name="T845" style:family="text">
      <style:text-properties officeooo:rsid="0cbf2bf1"/>
    </style:style>
    <style:style style:name="T846" style:family="text">
      <style:text-properties officeooo:rsid="0cc05a9b"/>
    </style:style>
    <style:style style:name="T847" style:family="text">
      <style:text-properties officeooo:rsid="0cc222f2"/>
    </style:style>
    <style:style style:name="T848" style:family="text">
      <style:text-properties officeooo:rsid="0cc36381"/>
    </style:style>
    <style:style style:name="T849" style:family="text">
      <style:text-properties officeooo:rsid="0cc52e1a"/>
    </style:style>
    <style:style style:name="T850" style:family="text">
      <style:text-properties officeooo:rsid="0cc79a56"/>
    </style:style>
    <style:style style:name="T851" style:family="text">
      <style:text-properties officeooo:rsid="0cc7e234"/>
    </style:style>
    <style:style style:name="T852" style:family="text">
      <style:text-properties officeooo:rsid="0cc99454"/>
    </style:style>
    <style:style style:name="T853" style:family="text">
      <style:text-properties officeooo:rsid="0cca4761"/>
    </style:style>
    <style:style style:name="T854" style:family="text">
      <style:text-properties officeooo:rsid="0ccb6792"/>
    </style:style>
    <style:style style:name="T855" style:family="text">
      <style:text-properties officeooo:rsid="0ccc8f34"/>
    </style:style>
    <style:style style:name="T856" style:family="text">
      <style:text-properties officeooo:rsid="0ccdd3f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38">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39">X</text:span>B<text:span text:style-name="T539">N</text:span><text:span text:style-name="T3">1</text:span> L<text:span text:style-name="T540">W</text:span>W<text:span text:style-name="T540">L</text:span>G<text:span text:style-name="T540">B</text:span>.Y<text:span text:style-name="T540">w</text:span> <text:s/>Dl.<text:span text:style-name="T4">Xb L</text:span><text:span text:style-name="T540">X</text:span><text:span text:style-name="T4">Ld;</text:span></text:p>
      <text:p text:style-name="P13">Ww GbNn. GlWxDl=Dx D<text:span text:style-name="T5">x</text:span>Y<text:span text:style-name="T540">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3">b</text:span></text:p>
          </table:table-cell>
          <table:table-cell table:style-name="Table41.A1" office:value-type="string">
            <text:p text:style-name="P10">B<text:span text:style-name="T23">d</text:span></text:p>
          </table:table-cell>
          <table:table-cell table:style-name="Table41.A1" office:value-type="string">
            <text:p text:style-name="P10">B<text:span text:style-name="T23">g</text:span></text:p>
          </table:table-cell>
          <table:table-cell table:style-name="Table41.A1" office:value-type="string">
            <text:p text:style-name="P10">B<text:span text:style-name="T23">l</text:span></text:p>
          </table:table-cell>
          <table:table-cell table:style-name="Table41.A1" office:value-type="string">
            <text:p text:style-name="P10">B<text:span text:style-name="T23">w</text:span></text:p>
          </table:table-cell>
          <table:table-cell table:style-name="Table41.A1" office:value-type="string">
            <text:p text:style-name="P10">B<text:span text:style-name="T23">y</text:span></text:p>
          </table:table-cell>
          <table:table-cell table:style-name="Table41.A1" office:value-type="string">
            <text:p text:style-name="P10">B<text:span text:style-name="T23">x</text:span></text:p>
          </table:table-cell>
          <table:table-cell table:style-name="Table41.A1" office:value-type="string">
            <text:p text:style-name="P10">B<text:span text:style-name="T23">n</text:span></text:p>
          </table:table-cell>
          <table:table-cell table:style-name="Table41.A1" office:value-type="string">
            <text:p text:style-name="P1">Xy<text:span text:style-name="T24">e</text:span></text:p>
          </table:table-cell>
          <table:table-cell table:style-name="Table41.A1" office:value-type="string">
            <text:p text:style-name="P48">Bett<text:span text:style-name="T26">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3">b</text:span></text:p>
          </table:table-cell>
          <table:table-cell table:style-name="Table41.A1" office:value-type="string">
            <text:p text:style-name="P10">D<text:span text:style-name="T23">d</text:span></text:p>
          </table:table-cell>
          <table:table-cell table:style-name="Table41.A1" office:value-type="string">
            <text:p text:style-name="P10">D<text:span text:style-name="T23">g</text:span></text:p>
          </table:table-cell>
          <table:table-cell table:style-name="Table41.A1" office:value-type="string">
            <text:p text:style-name="P10">D<text:span text:style-name="T23">l</text:span></text:p>
          </table:table-cell>
          <table:table-cell table:style-name="Table41.A1" office:value-type="string">
            <text:p text:style-name="P10">D<text:span text:style-name="T23">w</text:span></text:p>
          </table:table-cell>
          <table:table-cell table:style-name="Table41.A1" office:value-type="string">
            <text:p text:style-name="P10">D<text:span text:style-name="T23">y</text:span></text:p>
          </table:table-cell>
          <table:table-cell table:style-name="Table41.A1" office:value-type="string">
            <text:p text:style-name="P10">D<text:span text:style-name="T23">x</text:span></text:p>
          </table:table-cell>
          <table:table-cell table:style-name="Table41.A1" office:value-type="string">
            <text:p text:style-name="P10">D<text:span text:style-name="T23">n</text:span></text:p>
          </table:table-cell>
          <table:table-cell table:style-name="Table41.A1" office:value-type="string">
            <text:p text:style-name="P3">Xya</text:p>
          </table:table-cell>
          <table:table-cell table:style-name="Table41.A1" office:value-type="string">
            <text:p text:style-name="P20">B<text:span text:style-name="T25">a</text:span>ll</text:p>
          </table:table-cell>
        </table:table-row>
        <table:table-row>
          <table:table-cell table:style-name="Table41.A1" office:value-type="string">
            <text:p text:style-name="P42">G-</text:p>
          </table:table-cell>
          <table:table-cell table:style-name="Table41.A1" office:value-type="string">
            <text:p text:style-name="P10">G<text:span text:style-name="T23">b</text:span></text:p>
          </table:table-cell>
          <table:table-cell table:style-name="Table41.A1" office:value-type="string">
            <text:p text:style-name="P10">G<text:span text:style-name="T23">d</text:span></text:p>
          </table:table-cell>
          <table:table-cell table:style-name="Table41.A1" office:value-type="string">
            <text:p text:style-name="P10">G<text:span text:style-name="T23">g</text:span></text:p>
          </table:table-cell>
          <table:table-cell table:style-name="Table41.A1" office:value-type="string">
            <text:p text:style-name="P10">G<text:span text:style-name="T23">l</text:span></text:p>
          </table:table-cell>
          <table:table-cell table:style-name="Table41.A1" office:value-type="string">
            <text:p text:style-name="P10">G<text:span text:style-name="T23">w</text:span></text:p>
          </table:table-cell>
          <table:table-cell table:style-name="Table41.A1" office:value-type="string">
            <text:p text:style-name="P10">G<text:span text:style-name="T23">y</text:span></text:p>
          </table:table-cell>
          <table:table-cell table:style-name="Table41.A1" office:value-type="string">
            <text:p text:style-name="P10">G<text:span text:style-name="T23">x</text:span></text:p>
          </table:table-cell>
          <table:table-cell table:style-name="Table41.A1" office:value-type="string">
            <text:p text:style-name="P10">G<text:span text:style-name="T23">n</text:span></text:p>
          </table:table-cell>
          <table:table-cell table:style-name="Table41.A1" office:value-type="string">
            <text:p text:style-name="P3">Xyo</text:p>
          </table:table-cell>
          <table:table-cell table:style-name="Table41.A1" office:value-type="string">
            <text:p text:style-name="P20">B<text:span text:style-name="T25">o</text:span>t</text:p>
          </table:table-cell>
        </table:table-row>
        <table:table-row>
          <table:table-cell table:style-name="Table41.A1" office:value-type="string">
            <text:p text:style-name="P42">L-</text:p>
          </table:table-cell>
          <table:table-cell table:style-name="Table41.A1" office:value-type="string">
            <text:p text:style-name="P10">L<text:span text:style-name="T23">b</text:span></text:p>
          </table:table-cell>
          <table:table-cell table:style-name="Table41.A1" office:value-type="string">
            <text:p text:style-name="P10">L<text:span text:style-name="T23">d</text:span></text:p>
          </table:table-cell>
          <table:table-cell table:style-name="Table41.A1" office:value-type="string">
            <text:p text:style-name="P10">L<text:span text:style-name="T23">g</text:span></text:p>
          </table:table-cell>
          <table:table-cell table:style-name="Table41.A1" office:value-type="string">
            <text:p text:style-name="P10">L<text:span text:style-name="T23">l</text:span></text:p>
          </table:table-cell>
          <table:table-cell table:style-name="Table41.A1" office:value-type="string">
            <text:p text:style-name="P10">L<text:span text:style-name="T23">w</text:span></text:p>
          </table:table-cell>
          <table:table-cell table:style-name="Table41.A1" office:value-type="string">
            <text:p text:style-name="P10">L<text:span text:style-name="T23">y</text:span></text:p>
          </table:table-cell>
          <table:table-cell table:style-name="Table41.A1" office:value-type="string">
            <text:p text:style-name="P10">L<text:span text:style-name="T23">x</text:span></text:p>
          </table:table-cell>
          <table:table-cell table:style-name="Table41.A1" office:value-type="string">
            <text:p text:style-name="P10">L<text:span text:style-name="T23">n</text:span></text:p>
          </table:table-cell>
          <table:table-cell table:style-name="Table41.A1" office:value-type="string">
            <text:p text:style-name="P3">Xyu</text:p>
          </table:table-cell>
          <table:table-cell table:style-name="Table41.A1" office:value-type="string">
            <text:p text:style-name="P21"><text:span text:style-name="T24">F</text:span><text:span text:style-name="T25">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4">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3">b</text:span></text:p>
          </table:table-cell>
          <table:table-cell table:style-name="Table41.A1" office:value-type="string">
            <text:p text:style-name="P10">W<text:span text:style-name="T23">d</text:span></text:p>
          </table:table-cell>
          <table:table-cell table:style-name="Table41.A1" office:value-type="string">
            <text:p text:style-name="P10">W<text:span text:style-name="T23">g</text:span></text:p>
          </table:table-cell>
          <table:table-cell table:style-name="Table41.A1" office:value-type="string">
            <text:p text:style-name="P10">W<text:span text:style-name="T23">l</text:span></text:p>
          </table:table-cell>
          <table:table-cell table:style-name="Table41.A1" office:value-type="string">
            <text:p text:style-name="P10">W<text:span text:style-name="T23">w</text:span></text:p>
          </table:table-cell>
          <table:table-cell table:style-name="Table41.A1" office:value-type="string">
            <text:p text:style-name="P10">W<text:span text:style-name="T23">y</text:span></text:p>
          </table:table-cell>
          <table:table-cell table:style-name="Table41.A1" office:value-type="string">
            <text:p text:style-name="P10">W<text:span text:style-name="T23">x</text:span></text:p>
          </table:table-cell>
          <table:table-cell table:style-name="Table41.A1" office:value-type="string">
            <text:p text:style-name="P10">W<text:span text:style-name="T23">n</text:span></text:p>
          </table:table-cell>
          <table:table-cell table:style-name="Table41.A1" office:value-type="string">
            <text:p text:style-name="P1">Xy<text:span text:style-name="T24">ee</text:span></text:p>
          </table:table-cell>
          <table:table-cell table:style-name="Table41.A1" office:value-type="string">
            <text:p text:style-name="P48">B<text:span text:style-name="T25">e</text:span>tt<text:span text:style-name="T28">e</text:span>r</text:p>
          </table:table-cell>
        </table:table-row>
        <table:table-row>
          <table:table-cell table:style-name="Table41.A1" office:value-type="string">
            <text:p text:style-name="P42">Y-</text:p>
          </table:table-cell>
          <table:table-cell table:style-name="Table41.A1" office:value-type="string">
            <text:p text:style-name="P10">Y<text:span text:style-name="T23">b</text:span></text:p>
          </table:table-cell>
          <table:table-cell table:style-name="Table41.A1" office:value-type="string">
            <text:p text:style-name="P10">Y<text:span text:style-name="T23">d</text:span></text:p>
          </table:table-cell>
          <table:table-cell table:style-name="Table41.A1" office:value-type="string">
            <text:p text:style-name="P10">Y<text:span text:style-name="T23">g</text:span></text:p>
          </table:table-cell>
          <table:table-cell table:style-name="Table41.A1" office:value-type="string">
            <text:p text:style-name="P10">Y<text:span text:style-name="T23">l</text:span></text:p>
          </table:table-cell>
          <table:table-cell table:style-name="Table41.A1" office:value-type="string">
            <text:p text:style-name="P10">Y<text:span text:style-name="T23">w</text:span></text:p>
          </table:table-cell>
          <table:table-cell table:style-name="Table41.A1" office:value-type="string">
            <text:p text:style-name="P10">Y<text:span text:style-name="T23">y</text:span></text:p>
          </table:table-cell>
          <table:table-cell table:style-name="Table41.A1" office:value-type="string">
            <text:p text:style-name="P10">Y<text:span text:style-name="T23">x</text:span></text:p>
          </table:table-cell>
          <table:table-cell table:style-name="Table41.A1" office:value-type="string">
            <text:p text:style-name="P10">Y<text:span text:style-name="T23">n</text:span></text:p>
          </table:table-cell>
          <table:table-cell table:style-name="Table41.A1" office:value-type="string">
            <text:p text:style-name="P3">Xyaa</text:p>
          </table:table-cell>
          <table:table-cell table:style-name="Table41.A1" office:value-type="string">
            <text:p text:style-name="P20">B<text:span text:style-name="T25">a</text:span>t</text:p>
          </table:table-cell>
        </table:table-row>
        <table:table-row>
          <table:table-cell table:style-name="Table41.A1" office:value-type="string">
            <text:p text:style-name="P42">X/H-</text:p>
          </table:table-cell>
          <table:table-cell table:style-name="Table41.A1" office:value-type="string">
            <text:p text:style-name="P10">X<text:span text:style-name="T23">b</text:span></text:p>
          </table:table-cell>
          <table:table-cell table:style-name="Table41.A1" office:value-type="string">
            <text:p text:style-name="P10">X<text:span text:style-name="T23">d</text:span></text:p>
          </table:table-cell>
          <table:table-cell table:style-name="Table41.A1" office:value-type="string">
            <text:p text:style-name="P10">X<text:span text:style-name="T23">g</text:span></text:p>
          </table:table-cell>
          <table:table-cell table:style-name="Table41.A1" office:value-type="string">
            <text:p text:style-name="P10">X<text:span text:style-name="T23">l</text:span></text:p>
          </table:table-cell>
          <table:table-cell table:style-name="Table41.A1" office:value-type="string">
            <text:p text:style-name="P10">X<text:span text:style-name="T23">w</text:span></text:p>
          </table:table-cell>
          <table:table-cell table:style-name="Table41.A1" office:value-type="string">
            <text:p text:style-name="P10">X<text:span text:style-name="T23">y</text:span></text:p>
          </table:table-cell>
          <table:table-cell table:style-name="Table41.A1" office:value-type="string">
            <text:p text:style-name="P10">X<text:span text:style-name="T23">x</text:span></text:p>
          </table:table-cell>
          <table:table-cell table:style-name="Table41.A1" office:value-type="string">
            <text:p text:style-name="P10">X<text:span text:style-name="T23">n</text:span></text:p>
          </table:table-cell>
          <table:table-cell table:style-name="Table41.A1" office:value-type="string">
            <text:p text:style-name="P3">Xy<text:span text:style-name="T29">oo</text:span></text:p>
          </table:table-cell>
          <table:table-cell table:style-name="Table41.A1" office:value-type="string">
            <text:p text:style-name="P20">B<text:span text:style-name="T25">oa</text:span>t</text:p>
          </table:table-cell>
        </table:table-row>
        <table:table-row>
          <table:table-cell table:style-name="Table41.A1" office:value-type="string">
            <text:p text:style-name="P42">N-</text:p>
          </table:table-cell>
          <table:table-cell table:style-name="Table41.A1" office:value-type="string">
            <text:p text:style-name="P10">N<text:span text:style-name="T23">b</text:span></text:p>
          </table:table-cell>
          <table:table-cell table:style-name="Table41.A1" office:value-type="string">
            <text:p text:style-name="P10">N<text:span text:style-name="T23">d</text:span></text:p>
          </table:table-cell>
          <table:table-cell table:style-name="Table41.A1" office:value-type="string">
            <text:p text:style-name="P10">N<text:span text:style-name="T23">g</text:span></text:p>
          </table:table-cell>
          <table:table-cell table:style-name="Table41.A1" office:value-type="string">
            <text:p text:style-name="P10">N<text:span text:style-name="T23">l</text:span></text:p>
          </table:table-cell>
          <table:table-cell table:style-name="Table41.A1" office:value-type="string">
            <text:p text:style-name="P10">N<text:span text:style-name="T23">w</text:span></text:p>
          </table:table-cell>
          <table:table-cell table:style-name="Table41.A1" office:value-type="string">
            <text:p text:style-name="P10">N<text:span text:style-name="T23">y</text:span></text:p>
          </table:table-cell>
          <table:table-cell table:style-name="Table41.A1" office:value-type="string">
            <text:p text:style-name="P10">N<text:span text:style-name="T23">x</text:span></text:p>
          </table:table-cell>
          <table:table-cell table:style-name="Table41.A1" office:value-type="string">
            <text:p text:style-name="P10">N<text:span text:style-name="T23">n</text:span></text:p>
          </table:table-cell>
          <table:table-cell table:style-name="Table41.A1" office:value-type="string">
            <text:p text:style-name="P3">Xyuu</text:p>
          </table:table-cell>
          <table:table-cell table:style-name="Table41.A1" office:value-type="string">
            <text:p text:style-name="P20">B<text:span text:style-name="T25">oo</text:span><text:span text:style-name="T27">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9">Coda</text:span></text:p>
          </table:table-cell>
          <table:table-cell table:style-name="Table43.A1" office:value-type="string">
            <text:p text:style-name="P1">Xy <text:span text:style-name="T29">~ </text:span>Xy<text:span text:style-name="T30">hh</text:span></text:p>
          </table:table-cell>
          <table:table-cell table:style-name="Table43.A1" office:value-type="string">
            <text:p text:style-name="P1">Xyp <text:span text:style-name="T29">~ </text:span>Xy<text:span text:style-name="T30">tt</text:span></text:p>
          </table:table-cell>
          <table:table-cell table:style-name="Table43.A1" office:value-type="string">
            <text:p text:style-name="P1">Xyf <text:span text:style-name="T29">~ </text:span>Xy<text:span text:style-name="T30">ss</text:span></text:p>
          </table:table-cell>
          <table:table-cell table:style-name="Table43.A1" office:value-type="string">
            <text:p text:style-name="P1">Xyv <text:span text:style-name="T29">~ </text:span>Xy<text:span text:style-name="T30">zz</text:span></text:p>
          </table:table-cell>
          <table:table-cell table:style-name="Table43.A1" office:value-type="string">
            <text:p text:style-name="P1">Xym <text:span text:style-name="T29">~ </text:span>Xy<text:span text:style-name="T30">mm</text:span></text:p>
          </table:table-cell>
          <table:table-cell table:style-name="Table43.A1" office:value-type="string">
            <text:p text:style-name="P4">(X<text:span text:style-name="T540">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30">Insisted</text:span></text:p>
          </table:table-cell>
          <table:table-cell table:style-name="Table43.A1" table:number-columns-spanned="2" office:value-type="string">
            <text:p text:style-name="P49">Borrowed word, <text:span text:style-name="T29">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1">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2">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3">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4">2000</text:span></text:p>
          </table:table-cell>
          <table:table-cell table:style-name="Table2.A1" office:value-type="string">
            <text:p text:style-name="P8">21,<text:span text:style-name="T35">2001</text:span></text:p>
          </table:table-cell>
          <table:table-cell table:style-name="Table2.A1" office:value-type="string">
            <text:p text:style-name="P8">22,<text:span text:style-name="T35">2002</text:span></text:p>
          </table:table-cell>
          <table:table-cell table:style-name="Table2.A1" office:value-type="string">
            <text:p text:style-name="P8">23,<text:span text:style-name="T35">2003</text:span></text:p>
          </table:table-cell>
          <table:table-cell table:style-name="Table2.A1" office:value-type="string">
            <text:p text:style-name="P8">24,<text:span text:style-name="T35">2004</text:span></text:p>
          </table:table-cell>
          <table:table-cell table:style-name="Table2.A1" office:value-type="string">
            <text:p text:style-name="P8">25,<text:span text:style-name="T35">2005</text:span></text:p>
          </table:table-cell>
          <table:table-cell table:style-name="Table2.A1" office:value-type="string">
            <text:p text:style-name="P8">26,<text:span text:style-name="T35">2006</text:span></text:p>
          </table:table-cell>
          <table:table-cell table:style-name="Table2.A1" office:value-type="string">
            <text:p text:style-name="P8">27,<text:span text:style-name="T35">2007</text:span></text:p>
          </table:table-cell>
        </table:table-row>
        <table:table-row>
          <table:table-cell table:style-name="Table2.A1" office:value-type="string">
            <text:p text:style-name="P25">20</text:p>
          </table:table-cell>
          <table:table-cell table:style-name="Table2.A1" office:value-type="string">
            <text:p text:style-name="P30">BiG<text:span text:style-name="T36">i</text:span></text:p>
          </table:table-cell>
          <table:table-cell table:style-name="Table2.A1" office:value-type="string">
            <text:p text:style-name="P30">B<text:span text:style-name="T36">i</text:span>nne</text:p>
          </table:table-cell>
          <table:table-cell table:style-name="Table2.A1" office:value-type="string">
            <text:p text:style-name="P30"><text:span text:style-name="T36">P</text:span>i<text:span text:style-name="T36">Vi</text:span></text:p>
          </table:table-cell>
          <table:table-cell table:style-name="Table2.A1" office:value-type="string">
            <text:p text:style-name="P30">B<text:span text:style-name="T31">i</text:span>lla</text:p>
          </table:table-cell>
          <table:table-cell table:style-name="Table2.A1" office:value-type="string">
            <text:p text:style-name="P30">BiRu</text:p>
          </table:table-cell>
          <table:table-cell table:style-name="Table2.A1" office:value-type="string">
            <text:p text:style-name="P30">B<text:span text:style-name="T31">i</text:span>Vam</text:p>
          </table:table-cell>
          <table:table-cell table:style-name="Table2.A1" office:value-type="string">
            <text:p text:style-name="P30"><text:span text:style-name="T31">Bi</text:span>D<text:span text:style-name="T31">ule</text:span></text:p>
          </table:table-cell>
          <table:table-cell table:style-name="Table2.A1" office:value-type="string">
            <text:p text:style-name="P37"><text:span text:style-name="T37">Bi</text:span>Nir</text:p>
          </table:table-cell>
        </table:table-row>
        <table:table-row>
          <table:table-cell table:style-name="Table2.A1" office:value-type="string">
            <text:p text:style-name="P7">30</text:p>
          </table:table-cell>
          <table:table-cell table:style-name="Table2.A1" office:value-type="string">
            <text:p text:style-name="P8">30,<text:span text:style-name="T35">2010</text:span></text:p>
          </table:table-cell>
          <table:table-cell table:style-name="Table2.A1" office:value-type="string">
            <text:p text:style-name="P8">31,<text:span text:style-name="T35">2011</text:span></text:p>
          </table:table-cell>
          <table:table-cell table:style-name="Table2.A1" office:value-type="string">
            <text:p text:style-name="P8">32,<text:span text:style-name="T35">2012</text:span></text:p>
          </table:table-cell>
          <table:table-cell table:style-name="Table2.A1" office:value-type="string">
            <text:p text:style-name="P8">33,<text:span text:style-name="T35">2013</text:span></text:p>
          </table:table-cell>
          <table:table-cell table:style-name="Table2.A1" office:value-type="string">
            <text:p text:style-name="P8">34,<text:span text:style-name="T35">2014</text:span></text:p>
          </table:table-cell>
          <table:table-cell table:style-name="Table2.A1" office:value-type="string">
            <text:p text:style-name="P8">35,<text:span text:style-name="T35">2015</text:span></text:p>
          </table:table-cell>
          <table:table-cell table:style-name="Table2.A1" office:value-type="string">
            <text:p text:style-name="P8">36,<text:span text:style-name="T35">2016</text:span></text:p>
          </table:table-cell>
          <table:table-cell table:style-name="Table2.A1" office:value-type="string">
            <text:p text:style-name="P8">37,<text:span text:style-name="T35">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8">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8">l</text:span>l<text:span text:style-name="T38">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1">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9">i</text:span><text:span text:style-name="T32">zh</text:span>en</text:p>
          </table:table-cell>
          <table:table-cell table:style-name="Table2.A1" office:value-type="string">
            <text:p text:style-name="P35">Du<text:span text:style-name="T39">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5">4000</text:span></text:p>
          </table:table-cell>
          <table:table-cell table:style-name="Table2.A1" office:value-type="string">
            <text:p text:style-name="P8">41,<text:span text:style-name="T35">4001</text:span></text:p>
          </table:table-cell>
          <table:table-cell table:style-name="Table2.A1" office:value-type="string">
            <text:p text:style-name="P8">42,<text:span text:style-name="T35">4002</text:span></text:p>
          </table:table-cell>
          <table:table-cell table:style-name="Table2.A1" office:value-type="string">
            <text:p text:style-name="P8">43,<text:span text:style-name="T35">4003</text:span></text:p>
          </table:table-cell>
          <table:table-cell table:style-name="Table2.A1" office:value-type="string">
            <text:p text:style-name="P8">44,<text:span text:style-name="T35">4004</text:span></text:p>
          </table:table-cell>
          <table:table-cell table:style-name="Table2.A1" office:value-type="string">
            <text:p text:style-name="P8">45,<text:span text:style-name="T35">4005</text:span></text:p>
          </table:table-cell>
          <table:table-cell table:style-name="Table2.A1" office:value-type="string">
            <text:p text:style-name="P8">46,<text:span text:style-name="T35">4006</text:span></text:p>
          </table:table-cell>
          <table:table-cell table:style-name="Table2.A1" office:value-type="string">
            <text:p text:style-name="P8">46,<text:span text:style-name="T35">4007</text:span></text:p>
          </table:table-cell>
        </table:table-row>
        <table:table-row>
          <table:table-cell table:style-name="Table2.A1" office:value-type="string">
            <text:p text:style-name="P25">40</text:p>
          </table:table-cell>
          <table:table-cell table:style-name="Table2.A1" office:value-type="string">
            <text:p text:style-name="P28">G<text:span text:style-name="T38">uwi</text:span></text:p>
          </table:table-cell>
          <table:table-cell table:style-name="Table2.A1" office:value-type="string">
            <text:p text:style-name="P28">Gunne</text:p>
          </table:table-cell>
          <table:table-cell table:style-name="Table2.A1" office:value-type="string">
            <text:p text:style-name="P28"><text:span text:style-name="T40">K</text:span>uDo</text:p>
          </table:table-cell>
          <table:table-cell table:style-name="Table2.A1" office:value-type="string">
            <text:p text:style-name="P28">Gulla</text:p>
          </table:table-cell>
          <table:table-cell table:style-name="Table2.A1" office:value-type="string">
            <text:p text:style-name="P28"><text:span text:style-name="T41">Sh</text:span>u<text:span text:style-name="T32">zh</text:span>u/<text:span text:style-name="T42">Kuru</text:span></text:p>
          </table:table-cell>
          <table:table-cell table:style-name="Table2.A1" office:value-type="string">
            <text:p text:style-name="P28"><text:span text:style-name="T43">K</text:span>uVam</text:p>
          </table:table-cell>
          <table:table-cell table:style-name="Table2.A1" office:value-type="string">
            <text:p text:style-name="P28"><text:span text:style-name="T43">K</text:span>u<text:span text:style-name="T31">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5">4010</text:span></text:p>
          </table:table-cell>
          <table:table-cell table:style-name="Table2.A1" office:value-type="string">
            <text:p text:style-name="P8">51,<text:span text:style-name="T35">4011</text:span></text:p>
          </table:table-cell>
          <table:table-cell table:style-name="Table2.A1" office:value-type="string">
            <text:p text:style-name="P8">52,<text:span text:style-name="T35">4012</text:span></text:p>
          </table:table-cell>
          <table:table-cell table:style-name="Table2.A1" office:value-type="string">
            <text:p text:style-name="P8">53,<text:span text:style-name="T35">4013</text:span></text:p>
          </table:table-cell>
          <table:table-cell table:style-name="Table2.A1" office:value-type="string">
            <text:p text:style-name="P8">54,<text:span text:style-name="T35">4014</text:span></text:p>
          </table:table-cell>
          <table:table-cell table:style-name="Table2.A1" office:value-type="string">
            <text:p text:style-name="P8">55,<text:span text:style-name="T35">4015</text:span></text:p>
          </table:table-cell>
          <table:table-cell table:style-name="Table2.A1" office:value-type="string">
            <text:p text:style-name="P8">56,<text:span text:style-name="T35">4016</text:span></text:p>
          </table:table-cell>
          <table:table-cell table:style-name="Table2.A1" office:value-type="string">
            <text:p text:style-name="P8">57,<text:span text:style-name="T35">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3">i</text:span></text:p>
          </table:table-cell>
          <table:table-cell table:style-name="Table2.A1" office:value-type="string">
            <text:p text:style-name="P30">BiNi<text:span text:style-name="T43">n</text:span>e</text:p>
          </table:table-cell>
          <table:table-cell table:style-name="Table2.A1" office:value-type="string">
            <text:p text:style-name="P30"><text:span text:style-name="T31">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3">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9">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5">6000</text:span></text:p>
          </table:table-cell>
          <table:table-cell table:style-name="Table2.A1" office:value-type="string">
            <text:p text:style-name="P8">61,<text:span text:style-name="T35">6001</text:span></text:p>
          </table:table-cell>
          <table:table-cell table:style-name="Table2.A1" office:value-type="string">
            <text:p text:style-name="P8">62,<text:span text:style-name="T35">6002</text:span></text:p>
          </table:table-cell>
          <table:table-cell table:style-name="Table2.A1" office:value-type="string">
            <text:p text:style-name="P8">63,<text:span text:style-name="T35">6003</text:span></text:p>
          </table:table-cell>
          <table:table-cell table:style-name="Table2.A1" office:value-type="string">
            <text:p text:style-name="P8">64,<text:span text:style-name="T35">6004</text:span></text:p>
          </table:table-cell>
          <table:table-cell table:style-name="Table2.A1" office:value-type="string">
            <text:p text:style-name="P8">65,<text:span text:style-name="T35">6005</text:span></text:p>
          </table:table-cell>
          <table:table-cell table:style-name="Table2.A1" office:value-type="string">
            <text:p text:style-name="P8">66,<text:span text:style-name="T35">6006</text:span></text:p>
          </table:table-cell>
          <table:table-cell table:style-name="Table2.A1" office:value-type="string">
            <text:p text:style-name="P8">67,<text:span text:style-name="T35">6007</text:span></text:p>
          </table:table-cell>
        </table:table-row>
        <table:table-row>
          <table:table-cell table:style-name="Table2.A1" office:value-type="string">
            <text:p text:style-name="P25">60</text:p>
          </table:table-cell>
          <table:table-cell table:style-name="Table2.A1" office:value-type="string">
            <text:p text:style-name="P28">B<text:span text:style-name="T43">e</text:span>la</text:p>
          </table:table-cell>
          <table:table-cell table:style-name="Table2.A1" office:value-type="string">
            <text:p text:style-name="P28">B<text:span text:style-name="T43">e</text:span>lane</text:p>
          </table:table-cell>
          <table:table-cell table:style-name="Table2.A1" office:value-type="string">
            <text:p text:style-name="P28">B<text:span text:style-name="T43">e</text:span>la<text:span text:style-name="T43">d</text:span>o</text:p>
          </table:table-cell>
          <table:table-cell table:style-name="Table2.A1" office:value-type="string">
            <text:p text:style-name="P35">Bil<text:span text:style-name="T42">l</text:span>el</text:p>
          </table:table-cell>
          <table:table-cell table:style-name="Table2.A1" office:value-type="string">
            <text:p text:style-name="P35">Bil<text:span text:style-name="T42">l</text:span>or</text:p>
          </table:table-cell>
          <table:table-cell table:style-name="Table2.A1" office:value-type="string">
            <text:p text:style-name="P35">Pilvam</text:p>
          </table:table-cell>
          <table:table-cell table:style-name="Table2.A1" office:value-type="string">
            <text:p text:style-name="P34">Tolzol / <text:span text:style-name="T42">FilD</text:span><text:span text:style-name="T31">u</text:span><text:span text:style-name="T42">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5">6010</text:span></text:p>
          </table:table-cell>
          <table:table-cell table:style-name="Table2.A1" office:value-type="string">
            <text:p text:style-name="P8">71,<text:span text:style-name="T35">6011</text:span></text:p>
          </table:table-cell>
          <table:table-cell table:style-name="Table2.A1" office:value-type="string">
            <text:p text:style-name="P8">72,<text:span text:style-name="T35">6012</text:span></text:p>
          </table:table-cell>
          <table:table-cell table:style-name="Table2.A1" office:value-type="string">
            <text:p text:style-name="P8">73,<text:span text:style-name="T35">6013</text:span></text:p>
          </table:table-cell>
          <table:table-cell table:style-name="Table2.A1" office:value-type="string">
            <text:p text:style-name="P8">74,<text:span text:style-name="T35">6014</text:span></text:p>
          </table:table-cell>
          <table:table-cell table:style-name="Table2.A1" office:value-type="string">
            <text:p text:style-name="P8">75,<text:span text:style-name="T35">6015</text:span></text:p>
          </table:table-cell>
          <table:table-cell table:style-name="Table2.A1" office:value-type="string">
            <text:p text:style-name="P8">76,<text:span text:style-name="T35">6016</text:span></text:p>
          </table:table-cell>
          <table:table-cell table:style-name="Table2.A1" office:value-type="string">
            <text:p text:style-name="P8">77,<text:span text:style-name="T35">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4">vi</text:span>n<text:span text:style-name="T44">i</text:span></text:p>
          </table:table-cell>
          <table:table-cell table:style-name="Table2.A1" office:value-type="string">
            <text:p text:style-name="P28">G<text:span text:style-name="T43">w</text:span><text:span text:style-name="T44">i</text:span>do</text:p>
          </table:table-cell>
          <table:table-cell table:style-name="Table2.A1" office:value-type="string">
            <text:p text:style-name="P28">Gu<text:span text:style-name="T44">v</text:span>la</text:p>
          </table:table-cell>
          <table:table-cell table:style-name="Table2.A1" office:value-type="string">
            <text:p text:style-name="P28">Gu<text:span text:style-name="T44">vi</text:span>ro</text:p>
          </table:table-cell>
          <table:table-cell table:style-name="Table2.A1" office:value-type="string">
            <text:p text:style-name="P28">Guv<text:span text:style-name="T44">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5">l</text:span>zhal</text:p>
          </table:table-cell>
          <table:table-cell table:style-name="Table2.A1" office:value-type="string">
            <text:p text:style-name="P35"><text:span text:style-name="T46">F</text:span>ilD<text:span text:style-name="T39">os</text:span></text:p>
          </table:table-cell>
          <table:table-cell table:style-name="Table2.A1" office:value-type="string">
            <text:p text:style-name="P35"><text:span text:style-name="T39">B</text:span>ilNi<text:span text:style-name="T39">ts</text:span></text:p>
          </table:table-cell>
          <table:table-cell table:style-name="Table2.A1" office:value-type="string">
            <text:p text:style-name="P35">Bil<text:span text:style-name="T39">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5"><text:a xlink:type="simple" xlink:href="#__RefHeading___Toc2944_671387254" text:style-name="Index_20_Link" text:visited-style-name="Index_20_Link">At last!<text:tab/>7</text:a></text:p>
          <text:p text:style-name="P546"><text:a xlink:type="simple" xlink:href="#__RefHeading___Toc2946_671387254" text:style-name="Index_20_Link" text:visited-style-name="Index_20_Link">Days later<text:tab/>7</text:a></text:p>
          <text:p text:style-name="P545"><text:a xlink:type="simple" xlink:href="#__RefHeading___Toc2948_671387254" text:style-name="Index_20_Link" text:visited-style-name="Index_20_Link">Past the spring equinox<text:tab/>8</text:a></text:p>
          <text:p text:style-name="P546"><text:a xlink:type="simple" xlink:href="#__RefHeading___Toc2950_671387254" text:style-name="Index_20_Link" text:visited-style-name="Index_20_Link">Weeks later<text:tab/>10</text:a></text:p>
          <text:p text:style-name="P546"><text:a xlink:type="simple" xlink:href="#__RefHeading___Toc2952_671387254" text:style-name="Index_20_Link" text:visited-style-name="Index_20_Link">It’s hot<text:tab/>12</text:a></text:p>
          <text:p text:style-name="P546"><text:a xlink:type="simple" xlink:href="#__RefHeading___Toc2954_671387254" text:style-name="Index_20_Link" text:visited-style-name="Index_20_Link">“Esfan hweltse kigiwa?”<text:tab/>14</text:a></text:p>
          <text:p text:style-name="P546"><text:a xlink:type="simple" xlink:href="#__RefHeading___Toc2956_671387254" text:style-name="Index_20_Link" text:visited-style-name="Index_20_Link">5 days before the summer solstice<text:tab/>15</text:a></text:p>
          <text:p text:style-name="P545"><text:a xlink:type="simple" xlink:href="#__RefHeading___Toc2958_671387254" text:style-name="Index_20_Link" text:visited-style-name="Index_20_Link">The day after the summer solstice<text:tab/>16</text:a></text:p>
          <text:p text:style-name="P546"><text:a xlink:type="simple" xlink:href="#__RefHeading___Toc2960_671387254" text:style-name="Index_20_Link" text:visited-style-name="Index_20_Link">The 3<text:span text:style-name="T47">rd</text:span> of Wariko<text:tab/>17</text:a></text:p>
          <text:p text:style-name="P546"><text:a xlink:type="simple" xlink:href="#__RefHeading___Toc2964_671387254" text:style-name="Index_20_Link" text:visited-style-name="Index_20_Link">3rd day of the 2<text:span text:style-name="T47">nd</text:span> week<text:tab/>18</text:a></text:p>
          <text:p text:style-name="P546"><text:a xlink:type="simple" xlink:href="#__RefHeading___Toc2966_671387254" text:style-name="Index_20_Link" text:visited-style-name="Index_20_Link">3<text:span text:style-name="T47">rd</text:span> day of the 3<text:span text:style-name="T47">rd</text:span> week<text:tab/>19</text:a></text:p>
          <text:p text:style-name="P546"><text:a xlink:type="simple" xlink:href="#__RefHeading___Toc2970_671387254" text:style-name="Index_20_Link" text:visited-style-name="Index_20_Link"><text:span text:style-name="T10">Before the 4</text:span><text:span text:style-name="T48">th</text:span><text:span text:style-name="T10"> week</text:span><text:tab/>21</text:a></text:p>
          <text:p text:style-name="P546"><text:a xlink:type="simple" xlink:href="#__RefHeading___Toc2974_671387254" text:style-name="Index_20_Link" text:visited-style-name="Index_20_Link">Middle of the 5<text:span text:style-name="T47">th</text:span> week<text:tab/>23</text:a></text:p>
          <text:p text:style-name="P546"><text:a xlink:type="simple" xlink:href="#__RefHeading___Toc2978_671387254" text:style-name="Index_20_Link" text:visited-style-name="Index_20_Link">On the sixth week<text:tab/>25</text:a></text:p>
          <text:p text:style-name="P546"><text:a xlink:type="simple" xlink:href="#__RefHeading___Toc11802_671387254" text:style-name="Index_20_Link" text:visited-style-name="Index_20_Link">On the seventh week<text:tab/>31</text:a></text:p>
          <text:p text:style-name="P546"><text:a xlink:type="simple" xlink:href="#__RefHeading___Toc11808_671387254" text:style-name="Index_20_Link" text:visited-style-name="Index_20_Link">On the last week<text:tab/>34</text:a></text:p>
          <text:p text:style-name="P546"><text:a xlink:type="simple" xlink:href="#__RefHeading___Toc3951_2972706166" text:style-name="Index_20_Link" text:visited-style-name="Index_20_Link">Five days till Wakha<text:tab/>36</text:a></text:p>
          <text:p text:style-name="P545"><text:a xlink:type="simple" xlink:href="#__RefHeading___Toc3961_2972706166" text:style-name="Index_20_Link" text:visited-style-name="Index_20_Link">Wakha<text:tab/>45</text:a></text:p>
          <text:p text:style-name="P546"><text:a xlink:type="simple" xlink:href="#__RefHeading___Toc3963_2972706166" text:style-name="Index_20_Link" text:visited-style-name="Index_20_Link">Nenarla Ganshni, 1<text:span text:style-name="T47">st</text:span> week of Ganshni<text:tab/>45</text:a></text:p>
          <text:p text:style-name="P546"><text:a xlink:type="simple" xlink:href="#__RefHeading___Toc10030_2972706166" text:style-name="Index_20_Link" text:visited-style-name="Index_20_Link">Doolarla, Or 2<text:span text:style-name="T47">nd</text:span> week<text:tab/>50</text:a></text:p>
          <text:p text:style-name="P546"><text:a xlink:type="simple" xlink:href="#__RefHeading___Toc9822_2973804170" text:style-name="Index_20_Link" text:visited-style-name="Index_20_Link"><text:soft-page-break/>Lellarla – The 3<text:span text:style-name="T47">rd</text:span> week<text:tab/>58</text:a></text:p>
          <text:p text:style-name="P546"><text:a xlink:type="simple" xlink:href="#__RefHeading___Toc9824_2973804170" text:style-name="Index_20_Link" text:visited-style-name="Index_20_Link">Biruulen, or the 4<text:span text:style-name="T47">th</text:span> week, 2<text:span text:style-name="T47">nd</text:span> day<text:tab/>63</text:a></text:p>
          <text:p text:style-name="P546"><text:a xlink:type="simple" xlink:href="#__RefHeading___Toc8103_1185918344" text:style-name="Index_20_Link" text:visited-style-name="Index_20_Link">Levaameng, or 5<text:span text:style-name="T47">th</text:span> midweek<text:tab/>67</text:a></text:p>
          <text:p text:style-name="P546"><text:a xlink:type="simple" xlink:href="#__RefHeading___Toc7072_831358955" text:style-name="Index_20_Link" text:visited-style-name="Index_20_Link">Low ink,<text:tab/>71</text:a></text:p>
          <text:p text:style-name="P546"><text:a xlink:type="simple" xlink:href="#__RefHeading___Toc7074_831358955" text:style-name="Index_20_Link" text:visited-style-name="Index_20_Link">Biinirlen, 2<text:span text:style-name="T47">nd</text:span> of 7<text:span text:style-name="T47">t</text:span><text:span text:style-name="T47">h</text:span><text:tab/>71</text:a></text:p>
          <text:p text:style-name="P546"><text:a xlink:type="simple" xlink:href="#__RefHeading___Toc8765_3285050552" text:style-name="Index_20_Link" text:visited-style-name="Index_20_Link">Barella Ganshni, On the last week<text:tab/>80</text:a></text:p>
          <text:p text:style-name="P546"><text:a xlink:type="simple" xlink:href="#__RefHeading___Toc8767_3285050552" text:style-name="Index_20_Link" text:visited-style-name="Index_20_Link">Lenduley, or six days till the equinox<text:tab/>82</text:a></text:p>
          <text:p text:style-name="P545"><text:a xlink:type="simple" xlink:href="#__RefHeading___Toc8769_3285050552" text:style-name="Index_20_Link" text:visited-style-name="Index_20_Link">Nenarla Akkas, or the 1<text:span text:style-name="T47">st</text:span> day of Akkas<text:tab/>97</text:a></text:p>
          <text:p text:style-name="P546"><text:a xlink:type="simple" xlink:href="#__RefHeading___Toc26374_410328899" text:style-name="Index_20_Link" text:visited-style-name="Index_20_Link">I am back<text:tab/>107</text:a></text:p>
          <text:p text:style-name="P546"><text:a xlink:type="simple" xlink:href="#__RefHeading___Toc26376_410328899" text:style-name="Index_20_Link" text:visited-style-name="Index_20_Link">Goolarla, Starting the 4<text:span text:style-name="T47">th</text:span><text:tab/>112</text:a></text:p>
          <text:p text:style-name="P546"><text:a xlink:type="simple" xlink:href="#__RefHeading___Toc26378_410328899" text:style-name="Index_20_Link" text:visited-style-name="Index_20_Link">Bammarla, on the 5<text:span text:style-name="T47">th</text:span> week<text:tab/>118</text:a></text:p>
          <text:p text:style-name="P546"><text:a xlink:type="simple" xlink:href="#__RefHeading___Toc59272_410328899" text:style-name="Index_20_Link" text:visited-style-name="Index_20_Link"><text:span text:style-name="T69">“Grun!”</text:span> Bear!<text:tab/>123</text:a></text:p>
          <text:p text:style-name="P546"><text:a xlink:type="simple" xlink:href="#__RefHeading___Toc18162_2955562914" text:style-name="Index_20_Link" text:visited-style-name="Index_20_Link">Baarella, last week of Akkas; Rain<text:tab/>135</text:a></text:p>
          <text:p text:style-name="P546"><text:a xlink:type="simple" xlink:href="#__RefHeading___Toc18164_2955562914" text:style-name="Index_20_Link" text:visited-style-name="Index_20_Link">Lenko’i Largas, 4 days till Largas<text:tab/>139</text:a></text:p>
          <text:p text:style-name="P545"><text:a xlink:type="simple" xlink:href="#__RefHeading___Toc18166_2955562914" text:style-name="Index_20_Link" text:visited-style-name="Index_20_Link">Argas<text:tab/>144</text:a></text:p>
          <text:p text:style-name="P546"><text:a xlink:type="simple" xlink:href="#__RefHeading___Toc18168_2955562914" text:style-name="Index_20_Link" text:visited-style-name="Index_20_Link">Biinnelen Wili, 2<text:span text:style-name="T47">nd</text:span> day of Wili, night time<text:tab/>148</text:a></text:p>
          <text:p text:style-name="P546"><text:a xlink:type="simple" xlink:href="#__RefHeading___Toc18170_2955562914" text:style-name="Index_20_Link" text:visited-style-name="Index_20_Link">Oh boy. It’s been days,<text:tab/>158</text:a></text:p>
          <text:p text:style-name="P546"><text:a xlink:type="simple" xlink:href="#__RefHeading___Toc18172_2955562914" text:style-name="Index_20_Link" text:visited-style-name="Index_20_Link">Lellarla Wili, two days later<text:tab/>161</text:a></text:p>
          <text:p text:style-name="P546"><text:a xlink:type="simple" xlink:href="#__RefHeading___Toc18174_2955562914" text:style-name="Index_20_Link" text:visited-style-name="Index_20_Link">Back in town, Biruulen, 2<text:span text:style-name="T47">nd</text:span> of the 4<text:span text:style-name="T47">th</text:span><text:tab/>166</text:a></text:p>
          <text:p text:style-name="P546"><text:a xlink:type="simple" xlink:href="#__RefHeading___Toc18176_2955562914" text:style-name="Index_20_Link" text:visited-style-name="Index_20_Link">Bammarla, 5<text:span text:style-name="T47">th</text:span> week proper<text:tab/>173</text:a></text:p>
          <text:p text:style-name="P546"><text:a xlink:type="simple" xlink:href="#__RefHeading___Toc18178_2955562914" text:style-name="Index_20_Link" text:visited-style-name="Index_20_Link">Favameng, bean day<text:tab/>176</text:a></text:p>
          <text:p text:style-name="P546"><text:a xlink:type="simple" xlink:href="#__RefHeading___Toc26894_547606422" text:style-name="Index_20_Link" text:visited-style-name="Index_20_Link">Duulerla, 6<text:span text:style-name="T47">th</text:span> week proper<text:tab/>176</text:a></text:p>
          <text:p text:style-name="P546"><text:a xlink:type="simple" xlink:href="#__RefHeading___Toc26896_547606422" text:style-name="Index_20_Link" text:visited-style-name="Index_20_Link">Nirarla, on the 7<text:span text:style-name="T47">th</text:span> week<text:tab/>188</text:a></text:p>
        </text:index-body>
      </text:table-of-content>
      <text:p text:style-name="P53"/>
      <text:h text:style-name="P547"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8">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9">(They call him Mandindaya when another Mandin is around)</text:span>, Tamur <text:span text:style-name="T59">La,</text:span> Kaffisa and Reyon. They look at me with curiosity sometimes. Even touching my journal they make it seem like I’m the odd one out. They keep referring to me as Tuzha, or Tuzhek<text:span text:style-name="T59">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9">the other </text:span>Mandin <text:span text:style-name="T59">who they call Taramandin</text:span> and his friend <text:span text:style-name="T59">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9">“Attof!”</text:span> and a slew more. It sure didn’t taste like cookie and more like decorated mud. It was a game. How could I know that a game would look like cookies. <text:span text:style-name="T59">Afterwards, I watched her, Kaf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60">drizzling – they say Spala</text:span>. That’s when people take it easier <text:span text:style-name="T61">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17">e</text:span>mbers.</text:p>
      <text:p text:style-name="P58">The spring equinox was quite something. We had an outside banquet with the whole town and many more, with boar meat, wine, cheeses, seasonings from afar, people were singing and dancing. They apparently have <text:span text:style-name="T62">about 8</text:span> massive events per year. <text:span text:style-name="T63">They prevented me from getting drunk as if I were some youngster which they shooed away from drinking too. I think they see me as simple minded </text:span><text:span text:style-name="T64">but being nice about it</text:span><text:span text:style-name="T63">. Oh well. </text:span><text:span text:style-name="T65">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6">s</text:span>he takes care of the Fambesar, where a bunch of clay <text:soft-page-break/>tablets and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7">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60">a</text:span>sh Berizayo. He did startle me a few times, and even though I’m taller than him – I am definitely taller than most of them anyway – he’s something else. <text:span text:style-name="T68">I still can’t get at ease with the smell of most things. So raw. Good and bad. I love how Falfela prepares beans and goat alike, even though others call her soup </text:span><text:span text:style-name="T70">Askimakhva</text:span><text:span text:style-name="T68">,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5">And I’ve heard the phrase </text:span><text:span text:style-name="T126">“Tsoydhal le, Wiyellikhau”</text:span><text:span text:style-name="T155">,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6">and one of them was rolling on the floor chuckling</text:span>. <text:span text:style-name="T156">They pranked me. I can’t believe they pranked me with food. </text:span><text:span text:style-name="T157">In the morning.</text:span><text:span text:style-name="T156"> I </text:span><text:soft-page-break/><text:span text:style-name="T156">mean, it felt nice too. </text:span><text:span text:style-name="T157">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58">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3">b</text:span></text:p>
          </table:table-cell>
          <table:table-cell table:style-name="Table1.A1" office:value-type="string">
            <text:p text:style-name="P11">B<text:span text:style-name="T23">d</text:span></text:p>
          </table:table-cell>
          <table:table-cell table:style-name="Table1.A1" office:value-type="string">
            <text:p text:style-name="P11">B<text:span text:style-name="T23">g</text:span></text:p>
          </table:table-cell>
          <table:table-cell table:style-name="Table1.A1" office:value-type="string">
            <text:p text:style-name="P11">B<text:span text:style-name="T23">l</text:span></text:p>
          </table:table-cell>
          <table:table-cell table:style-name="Table1.A1" office:value-type="string">
            <text:p text:style-name="P11"/>
          </table:table-cell>
          <table:table-cell table:style-name="Table1.A1" office:value-type="string">
            <text:p text:style-name="P11">B<text:span text:style-name="T23">w</text:span></text:p>
          </table:table-cell>
          <table:table-cell table:style-name="Table1.A1" office:value-type="string">
            <text:p text:style-name="P11">B<text:span text:style-name="T23">y</text:span></text:p>
          </table:table-cell>
          <table:table-cell table:style-name="Table1.A1" office:value-type="string">
            <text:p text:style-name="P11">B<text:span text:style-name="T23">x</text:span></text:p>
          </table:table-cell>
          <table:table-cell table:style-name="Table1.A1" office:value-type="string">
            <text:p text:style-name="P11">B<text:span text:style-name="T23">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3">b</text:span></text:p>
          </table:table-cell>
          <table:table-cell table:style-name="Table1.A1" office:value-type="string">
            <text:p text:style-name="P11">D<text:span text:style-name="T23">d</text:span></text:p>
          </table:table-cell>
          <table:table-cell table:style-name="Table1.A1" office:value-type="string">
            <text:p text:style-name="P11">D<text:span text:style-name="T23">g</text:span></text:p>
          </table:table-cell>
          <table:table-cell table:style-name="Table1.A1" office:value-type="string">
            <text:p text:style-name="P11">D<text:span text:style-name="T23">l</text:span></text:p>
          </table:table-cell>
          <table:table-cell table:style-name="Table1.A1" office:value-type="string">
            <text:p text:style-name="P11"/>
          </table:table-cell>
          <table:table-cell table:style-name="Table1.A1" office:value-type="string">
            <text:p text:style-name="P11">D<text:span text:style-name="T23">w</text:span></text:p>
          </table:table-cell>
          <table:table-cell table:style-name="Table1.A1" office:value-type="string">
            <text:p text:style-name="P11">D<text:span text:style-name="T23">y</text:span></text:p>
          </table:table-cell>
          <table:table-cell table:style-name="Table1.A1" office:value-type="string">
            <text:p text:style-name="P11">D<text:span text:style-name="T23">x</text:span></text:p>
          </table:table-cell>
          <table:table-cell table:style-name="Table1.A1" office:value-type="string">
            <text:p text:style-name="P11">D<text:span text:style-name="T23">n</text:span></text:p>
          </table:table-cell>
        </table:table-row>
        <table:table-row>
          <table:table-cell table:style-name="Table1.A1" office:value-type="string">
            <text:p text:style-name="P43">G-</text:p>
          </table:table-cell>
          <table:table-cell table:style-name="Table1.A1" office:value-type="string">
            <text:p text:style-name="P11">G<text:span text:style-name="T23">b</text:span></text:p>
          </table:table-cell>
          <table:table-cell table:style-name="Table1.A1" office:value-type="string">
            <text:p text:style-name="P11">G<text:span text:style-name="T23">d</text:span></text:p>
          </table:table-cell>
          <table:table-cell table:style-name="Table1.A1" office:value-type="string">
            <text:p text:style-name="P11">G<text:span text:style-name="T23">g</text:span></text:p>
          </table:table-cell>
          <table:table-cell table:style-name="Table1.A1" office:value-type="string">
            <text:p text:style-name="P11">G<text:span text:style-name="T23">l</text:span></text:p>
          </table:table-cell>
          <table:table-cell table:style-name="Table1.A1" office:value-type="string">
            <text:p text:style-name="P11"/>
          </table:table-cell>
          <table:table-cell table:style-name="Table1.A1" office:value-type="string">
            <text:p text:style-name="P11">G<text:span text:style-name="T23">w</text:span></text:p>
          </table:table-cell>
          <table:table-cell table:style-name="Table1.A1" office:value-type="string">
            <text:p text:style-name="P11">G<text:span text:style-name="T23">y</text:span></text:p>
          </table:table-cell>
          <table:table-cell table:style-name="Table1.A1" office:value-type="string">
            <text:p text:style-name="P11">G<text:span text:style-name="T23">x</text:span></text:p>
          </table:table-cell>
          <table:table-cell table:style-name="Table1.A1" office:value-type="string">
            <text:p text:style-name="P11">G<text:span text:style-name="T23">n</text:span></text:p>
          </table:table-cell>
        </table:table-row>
        <table:table-row>
          <table:table-cell table:style-name="Table1.A1" office:value-type="string">
            <text:p text:style-name="P43">L-</text:p>
          </table:table-cell>
          <table:table-cell table:style-name="Table1.A1" office:value-type="string">
            <text:p text:style-name="P11">L<text:span text:style-name="T23">b</text:span></text:p>
          </table:table-cell>
          <table:table-cell table:style-name="Table1.A1" office:value-type="string">
            <text:p text:style-name="P11">L<text:span text:style-name="T23">d</text:span></text:p>
          </table:table-cell>
          <table:table-cell table:style-name="Table1.A1" office:value-type="string">
            <text:p text:style-name="P11">L<text:span text:style-name="T23">g</text:span></text:p>
          </table:table-cell>
          <table:table-cell table:style-name="Table1.A1" office:value-type="string">
            <text:p text:style-name="P11">L<text:span text:style-name="T23">l</text:span></text:p>
          </table:table-cell>
          <table:table-cell table:style-name="Table1.A1" office:value-type="string">
            <text:p text:style-name="P11"/>
          </table:table-cell>
          <table:table-cell table:style-name="Table1.A1" office:value-type="string">
            <text:p text:style-name="P11">L<text:span text:style-name="T23">w</text:span></text:p>
          </table:table-cell>
          <table:table-cell table:style-name="Table1.A1" office:value-type="string">
            <text:p text:style-name="P11">L<text:span text:style-name="T23">y</text:span></text:p>
          </table:table-cell>
          <table:table-cell table:style-name="Table1.A1" office:value-type="string">
            <text:p text:style-name="P11">L<text:span text:style-name="T23">x</text:span></text:p>
          </table:table-cell>
          <table:table-cell table:style-name="Table1.A1" office:value-type="string">
            <text:p text:style-name="P11">L<text:span text:style-name="T23">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3">b</text:span></text:p>
          </table:table-cell>
          <table:table-cell table:style-name="Table1.A1" office:value-type="string">
            <text:p text:style-name="P11">W<text:span text:style-name="T23">d</text:span></text:p>
          </table:table-cell>
          <table:table-cell table:style-name="Table1.A1" office:value-type="string">
            <text:p text:style-name="P11">W<text:span text:style-name="T23">g</text:span></text:p>
          </table:table-cell>
          <table:table-cell table:style-name="Table1.A1" office:value-type="string">
            <text:p text:style-name="P11">W<text:span text:style-name="T23">l</text:span></text:p>
          </table:table-cell>
          <table:table-cell table:style-name="Table1.A1" office:value-type="string">
            <text:p text:style-name="P11"/>
          </table:table-cell>
          <table:table-cell table:style-name="Table1.A1" office:value-type="string">
            <text:p text:style-name="P11">W<text:span text:style-name="T23">w</text:span></text:p>
          </table:table-cell>
          <table:table-cell table:style-name="Table1.A1" office:value-type="string">
            <text:p text:style-name="P11">W<text:span text:style-name="T23">y</text:span></text:p>
          </table:table-cell>
          <table:table-cell table:style-name="Table1.A1" office:value-type="string">
            <text:p text:style-name="P11">W<text:span text:style-name="T23">x</text:span></text:p>
          </table:table-cell>
          <table:table-cell table:style-name="Table1.A1" office:value-type="string">
            <text:p text:style-name="P11">W<text:span text:style-name="T23">n</text:span></text:p>
          </table:table-cell>
        </table:table-row>
        <table:table-row>
          <table:table-cell table:style-name="Table1.A1" office:value-type="string">
            <text:p text:style-name="P43">Y-</text:p>
          </table:table-cell>
          <table:table-cell table:style-name="Table1.A1" office:value-type="string">
            <text:p text:style-name="P11">Y<text:span text:style-name="T23">b</text:span></text:p>
          </table:table-cell>
          <table:table-cell table:style-name="Table1.A1" office:value-type="string">
            <text:p text:style-name="P11">Y<text:span text:style-name="T23">d</text:span></text:p>
          </table:table-cell>
          <table:table-cell table:style-name="Table1.A1" office:value-type="string">
            <text:p text:style-name="P11">Y<text:span text:style-name="T23">g</text:span></text:p>
          </table:table-cell>
          <table:table-cell table:style-name="Table1.A1" office:value-type="string">
            <text:p text:style-name="P11">Y<text:span text:style-name="T23">l</text:span></text:p>
          </table:table-cell>
          <table:table-cell table:style-name="Table1.A1" office:value-type="string">
            <text:p text:style-name="P11"/>
          </table:table-cell>
          <table:table-cell table:style-name="Table1.A1" office:value-type="string">
            <text:p text:style-name="P11">Y<text:span text:style-name="T23">w</text:span></text:p>
          </table:table-cell>
          <table:table-cell table:style-name="Table1.A1" office:value-type="string">
            <text:p text:style-name="P11">Y<text:span text:style-name="T23">y</text:span></text:p>
          </table:table-cell>
          <table:table-cell table:style-name="Table1.A1" office:value-type="string">
            <text:p text:style-name="P11">Y<text:span text:style-name="T23">x</text:span></text:p>
          </table:table-cell>
          <table:table-cell table:style-name="Table1.A1" office:value-type="string">
            <text:p text:style-name="P11">Y<text:span text:style-name="T23">n</text:span></text:p>
          </table:table-cell>
        </table:table-row>
        <table:table-row>
          <table:table-cell table:style-name="Table1.A1" office:value-type="string">
            <text:p text:style-name="P43">X/H-</text:p>
          </table:table-cell>
          <table:table-cell table:style-name="Table1.A1" office:value-type="string">
            <text:p text:style-name="P11">X<text:span text:style-name="T23">b</text:span></text:p>
          </table:table-cell>
          <table:table-cell table:style-name="Table1.A1" office:value-type="string">
            <text:p text:style-name="P11">X<text:span text:style-name="T23">d</text:span></text:p>
          </table:table-cell>
          <table:table-cell table:style-name="Table1.A1" office:value-type="string">
            <text:p text:style-name="P11">X<text:span text:style-name="T23">g</text:span></text:p>
          </table:table-cell>
          <table:table-cell table:style-name="Table1.A1" office:value-type="string">
            <text:p text:style-name="P11">X<text:span text:style-name="T23">l</text:span></text:p>
          </table:table-cell>
          <table:table-cell table:style-name="Table1.A1" office:value-type="string">
            <text:p text:style-name="P11"/>
          </table:table-cell>
          <table:table-cell table:style-name="Table1.A1" office:value-type="string">
            <text:p text:style-name="P11">X<text:span text:style-name="T23">w</text:span></text:p>
          </table:table-cell>
          <table:table-cell table:style-name="Table1.A1" office:value-type="string">
            <text:p text:style-name="P11">X<text:span text:style-name="T23">y</text:span></text:p>
          </table:table-cell>
          <table:table-cell table:style-name="Table1.A1" office:value-type="string">
            <text:p text:style-name="P11">X<text:span text:style-name="T23">x</text:span></text:p>
          </table:table-cell>
          <table:table-cell table:style-name="Table1.A1" office:value-type="string">
            <text:p text:style-name="P11">X<text:span text:style-name="T23">n</text:span></text:p>
          </table:table-cell>
        </table:table-row>
        <table:table-row>
          <table:table-cell table:style-name="Table1.A1" office:value-type="string">
            <text:p text:style-name="P43">N-</text:p>
          </table:table-cell>
          <table:table-cell table:style-name="Table1.A1" office:value-type="string">
            <text:p text:style-name="P11">N<text:span text:style-name="T23">b</text:span></text:p>
          </table:table-cell>
          <table:table-cell table:style-name="Table1.A1" office:value-type="string">
            <text:p text:style-name="P11">N<text:span text:style-name="T23">d</text:span></text:p>
          </table:table-cell>
          <table:table-cell table:style-name="Table1.A1" office:value-type="string">
            <text:p text:style-name="P11">N<text:span text:style-name="T23">g</text:span></text:p>
          </table:table-cell>
          <table:table-cell table:style-name="Table1.A1" office:value-type="string">
            <text:p text:style-name="P11">N<text:span text:style-name="T23">l</text:span></text:p>
          </table:table-cell>
          <table:table-cell table:style-name="Table1.A1" office:value-type="string">
            <text:p text:style-name="P11"/>
          </table:table-cell>
          <table:table-cell table:style-name="Table1.A1" office:value-type="string">
            <text:p text:style-name="P11">N<text:span text:style-name="T23">w</text:span></text:p>
          </table:table-cell>
          <table:table-cell table:style-name="Table1.A1" office:value-type="string">
            <text:p text:style-name="P11">N<text:span text:style-name="T23">y</text:span></text:p>
          </table:table-cell>
          <table:table-cell table:style-name="Table1.A1" office:value-type="string">
            <text:p text:style-name="P11">N<text:span text:style-name="T23">x</text:span></text:p>
          </table:table-cell>
          <table:table-cell table:style-name="Table1.A1" office:value-type="string">
            <text:p text:style-name="P11">N<text:span text:style-name="T23">n</text:span></text:p>
          </table:table-cell>
        </table:table-row>
      </table:table>
      <text:h text:style-name="P54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9">“at”</text:span> or <text:span text:style-name="T69">“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55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59">For one of them, they</text:span> had a fake fire put where someone <text:span text:style-name="T159">wearing orange drank from a </text:span><text:span text:style-name="T160">large bowl</text:span><text:span text:style-name="T159"> and became somewhat spastic, then </text:span>was passed through veils; <text:span text:style-name="T159">previous actors</text:span> wore <text:span text:style-name="T159">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59">and they were frantic. I could see a few people taking notes on clay tablets and on paper.</text:span></text:p>
      <text:p text:style-name="P70">– Just came back from walking around. <text:span text:style-name="T161">People keep looking and commenting at how tall I am and try to interact but I can’t make up for it, not being too at ease with the languages, </text:span><text:span text:style-name="T162">though imitating the sound of a deer or an elephant does bring laughter</text:span><text:span text:style-name="T161">. </text:span><text:span text:style-name="T163">Tamur tends to bring me away when he sees I get overwhelmed, which is nice. </text:span><text:span text:style-name="T16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7">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5">its</text:span> special day, <text:span text:style-name="T16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6">There are 8 regular weeks of 5 days, followed by 5 or 6 days of </text:span><text:span text:style-name="T127">“Sharenden”</text:span><text:span text:style-name="T166">, holidays of sorts. That’s when things get super lively and all.</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67">On the other end, Uffel has returned and we spent a fair bit of time chilling together.</text:span></text:p>
      <text:p text:style-name="P74">Lots to do today though. <text:span text:style-name="T168">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69">I’m glad someone gave me gloves because those blisters hurt. There was some strange mechanics involved </text:span><text:span text:style-name="T170">that reminded me of </text:span><text:span text:style-name="T171">excavating equipments, just, cruder</text:span><text:span text:style-name="T172">.</text:span></text:p>
      <text:h text:style-name="Heading_20_2" text:outline-level="2"><text:bookmark-start text:name="__RefHeading___Toc2964_671387254"/><text:span text:style-name="T173">3rd</text:span><text:span text:style-name="T174"> </text:span><text:span text:style-name="T175">day of the </text:span>2<text:span text:style-name="T47">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1">everyone</text:span> helped. One of the first building that was enclosed is the F<text:span text:style-name="T176">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9">“Shasma ak</text:span><text:span text:style-name="T82">k</text:span><text:span text:style-name="T69">rashaun </text:span><text:span text:style-name="T83">ley</text:span><text:span text:style-name="T69">, bellesar’ravel haveon; </text:span><text:span text:style-name="T71">Shasma Loosoy Udun Laras Haveon Uwen Yell</text:span><text:span text:style-name="T84">esti</text:span><text:span text:style-name="T71">, Shasma!</text:span><text:span text:style-name="T69">”</text:span><text:span text:style-name="T177">. </text:span><text:span text:style-name="T178">It buggles my mind. They kept singing it in different ways together that sounded so wrong at first </text:span><text:span text:style-name="T179">but after hearing it for so long I got swayed</text:span><text:span text:style-name="T178"> singing it too and it </text:span><text:span text:style-name="T179">felt</text:span><text:span text:style-name="T178"> so perfect! </text:span><text:span text:style-name="T180">If I understand well, it meant something about the great mother bringing fertility in the field for great plantations, </text:span><text:span text:style-name="T181">going from the furthest and back to us</text:span><text:span text:style-name="T180">.</text:span></text:p>
      <text:p text:style-name="P76">I should go play outside. It’s gorgeous.</text:p>
      <text:h text:style-name="Heading_20_2" text:outline-level="2"><text:bookmark-start text:name="__RefHeading___Toc2966_671387254"/>3<text:span text:style-name="T47">rd</text:span> day of the 3<text:span text:style-name="T47">rd</text:span> week<text:bookmark-end text:name="__RefHeading___Toc2966_671387254"/></text:h>
      <text:p text:style-name="P77">Siiiick. I am not doing too good. Better <text:span text:style-name="T182">than </text:span>the last few days. I think I got sick from being too much under the sun after a lot of work in a wet and cold mess of a flood. Falfela has taken good care of me, feeding mint flavoured <text:soft-page-break/>concoctions and pork stews. Kaffisa has come to say hi with a good friend of hers Talashen <text:span text:style-name="T183">that I had not met before</text:span>, who has given me a bronze dagger for protection against sickness apparently? <text:span text:style-name="T184">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5">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6">while grabbing my ear in a pretty motherly and hurting way</text:span> a gem of a phrase that I believe I understood right. “<text:span text:style-name="T69">Zheraloyets Peva, nistaazha</text:span><text:span text:style-name="T72">l</text:span><text:span text:style-name="T69">as, </text:span><text:span text:style-name="T72">yekh </text:span><text:span text:style-name="T69">nasnimuts</text:span><text:span text:style-name="T72">e</text:span><text:span text:style-name="T69">!”</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3">“Yakkalengko!”</text:span><text:span text:style-name="T12"> which I think means late yakkal. I guess it feels like we are celebrating the summer solstice </text:span><text:span text:style-name="T73">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pan text:style-name="T10">Before the 4</text:span><text:span text:style-name="T48">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9">Kelgeru Wara Le</text:span><text:span text:style-name="T74">y</text:span><text:span text:style-name="T69"> as no”</text:span><text:span text:style-name="T10">, </text:span><text:soft-page-break/><text:span text:style-name="T10">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9">Grun Tekkoy Di Momu Lei</text:span><text:span text:style-name="T10">, The Bear wearing a </text:span><text:span text:style-name="T15">sky</text:span><text:span text:style-name="T10"> blue shirt. </text:span><text:span text:style-name="T17">Something about it fleeing the western army.</text:span></text:p>
      <text:p text:style-name="P87"><text:span text:style-name="T17">A</text:span><text:span text:style-name="T10">nyway. I’m hungry, and the sky is indeed blue. I’ll check if anyone wants to go for a hike.</text:span></text:p>
      <text:h text:style-name="Heading_20_3" text:outline-level="3"><text:bookmark-start text:name="__RefHeading___Toc2972_671387254"/><text:soft-page-break/>Middle of the 4<text:span text:style-name="T47">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7">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text:soft-page-break/>Reyon really drilled a lot into me. We even practiced some singing cause apparently it works with me to remember stuff more. Reyon said people used to <text:span text:style-name="T187">memorize hour long poems by singing them and I can see it. We’ve seen Tamur La also come and sing a </text:span><text:span text:style-name="T188">few </text:span><text:span text:style-name="T187">stupid tale</text:span><text:span text:style-name="T188">s</text:span><text:span text:style-name="T187"> about the three bean </text:span><text:span text:style-name="T188">heads</text:span><text:span text:style-name="T187"> and I think purposefully messing it up, </text:span><text:span text:style-name="T188">with Stimur hitting him behind the head once, jokingly so but pretty harshly</text:span><text:span text:style-name="T187">.</text:span></text:p>
      <text:p text:style-name="P90">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189">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69">“Roma”</text:span>, I got some weird faces that felt a little dismissive and chins pointing at across the sea.</text:p>
      <text:p text:style-name="P92">As for work proper, I’ve been tasked with cutting down weeds around the farm but to be careful with the fruit bearing bushes. One of the folks who I <text:soft-page-break/>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90">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91">who I think is her cousin</text:span>, was very welcoming but I kept getting some eye shots from both Falfela and Reyon to keep it shut. Anyway I’m not sure what I ended up doing, but <text:span text:style-name="T192">when Falfela was off in the distance,</text:span> Inyafee came close and <text:span text:style-name="T192">s</text:span>a<text:span text:style-name="T192">id</text:span> with the nicest of voices and the eeriest of smiles some thing that will probably forever mark me.</text:p>
      <text:p text:style-name="P218">“Kaveltaneyets, <text:span text:style-name="T193">o</text:span> <text:span text:style-name="T194">yekh </text:span><text:span text:style-name="T191">p</text:span>obosabba! Kasgalle <text:span text:style-name="T192">Stayo</text:span> <text:span text:style-name="T192">Nudenin</text:span> <text:span text:style-name="T192">Laras. Mba. Passipet. Ellasset. Nayillets. Kemflets?</text:span>” </text:p>
      <text:p text:style-name="P95">(I think can be translated as “Cheers to your half brain, o big enjoyable seagull! Your travels to my home. Well. Relax, better slow down. Watch around. You hear/Understand?”)</text:p>
      <text:p text:style-name="P96"><text:soft-page-break/>Reyon and Tamur both tensed up. <text:span text:style-name="T195">I understood that I had to look down and smile kindly. </text:span><text:span text:style-name="T191">The meal afterwards was amazing! I could try a bit of wine that I could not refuse anyway, and it felt nice, after so long, to feel the sting of booze. I have been eyed to not drink more than a sip.</text:span></text:p>
      <text:p text:style-name="P96"><text:span text:style-name="T191">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4">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91">We </text:span><text:span text:style-name="T194">then</text:span><text:span text:style-name="T191"> visited a small temple-like structure by the </text:span><text:span text:style-name="T194">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Afterwards, our matriarch went upstairs to what I think may have been her room at some point, while we ended up sleeping downstairs on a hay bed; both Tamur and Reyon made signs to shut it again, as well as what I know as <text:soft-page-break/>peace signs under their mouth, which I remember here meaning wolves or danger nearby.</text:p>
      <text:p text:style-name="P97"><text:span text:style-name="T196">W</text:span>e left at dawn, having little to eat <text:span text:style-name="T196">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58">e</text:span>rs, and spread the resulting goo onto the gem.</text:p>
      <text:p text:style-name="P98">The whole time, Reyon and Tamur were more or less silent, and petting the donkey.</text:p>
      <text:p text:style-name="P95">Once calmed, breath taken, Falfela then calmy said, <text:span text:style-name="T69">“Dallekhau lasberiits, Gevlukhau lasbrauts. Yadhurh Yadhuarku, WuDusan peddankha simpevaun, kemflets?”</text:span> Which I know to mean something along the lines of, “Do not speak when spoken to, Do not listen when spoken about; they call and will call out again, and you (me), want to walk off carefree, you hear?”</text:p>
      <text:p text:style-name="P95"><text:soft-page-break/>The rest of the hike back was calm, pretty much word free, with the silence mainly interrupted by birds and brayings.</text:p>
      <text:h text:style-name="Heading_20_3" text:outline-level="3"><text:bookmark-start text:name="__RefHeading___Toc9017_671387254"/>Two days later - <text:span text:style-name="T69">“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197">Rome</text:span> is a thing and we are East of it, and I recognize some Greek mythology, <text:span text:style-name="T197">but their writing system is not like the alphabet at all. T</text:span>here is more to it.</text:p>
      <text:p text:style-name="P99">I’ve only gone to Europe twice and even then I ha<text:span text:style-name="T198">d</text:span>n’t <text:span text:style-name="T198">pait</text:span> much <text:span text:style-name="T198">attention </text:span>about history <text:span text:style-name="T197">so, maybe I’m on Earth, maybe I’m not</text:span>. <text:span text:style-name="T197">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60">a</text:span>sh has tried to make fun of me, but it was fairly easy to make the little menace run away. I just had to stand tall and be calm with a smile, <text:span text:style-name="T199">then turned my back to return to reading</text:span>. <text:span text:style-name="T199">Ended up hitting</text:span><text:span text:style-name="T200"> me with a slingshot </text:span><text:span text:style-name="T199">on the shoulder</text:span><text:span text:style-name="T200"> which </text:span><text:span text:style-name="T199">stung a fair bit but </text:span><text:span text:style-name="T200">made me giggle like mad and I could hear that one snicker in the distance too.</text:span></text:p>
      <text:p text:style-name="P102"><text:soft-page-break/>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201">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2">I had</text:span> <text:span text:style-name="T202">sheared</text:span> <text:span text:style-name="T202">last time </text:span>at least. <text:span text:style-name="T203">I was told more can be done once the rain has come. </text:span><text:span text:style-name="T202">Maybe I’ll just go check out what construction is being made.</text:span></text:p>
      <text:h text:style-name="P570" text:outline-level="3"><text:bookmark-start text:name="__RefHeading___Toc11800_671387254"/>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oft-page-break/><text:span text:style-name="T204">Some hilariously silly stuff like a fat-legged duck reeling the sun North and South </text:span><text:span text:style-name="T205">(Pezawn yekh pessoni dzhile sashan)</text:span><text:span text:style-name="T204"> </text:span><text:span text:style-name="T206">I guess to give</text:span><text:span text:style-name="T204"> rise to the season. How did they come up with that! </text:span><text:span text:style-name="T205">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6">helps them stand out</text:span><text:span text:style-name="T205">.</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600">no</text:span> hunter? I can’t aim for shit. I am so glad I don’t <text:span text:style-name="T207">really </text:span>need glasses because that is clearly not something that’s been invented yet, though there is some glass work <text:span text:style-name="T208">it seems mainly for clothing beads and the likes.</text:span></text:p>
      <text:p text:style-name="P108">I probably should start packing my things. Not that I have lots mind you. A feather pillow in a leather casing, a pretty cool travel stick with notches, a few bundles of rope<text:span text:style-name="T209">s</text:span>, an oil jug, <text:span text:style-name="T210">a coin purse, </text:span>the water stomach, this very journal, <text:soft-page-break/>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11">seventh week</text:span><text:bookmark-end text:name="__RefHeading___Toc11802_671387254"/></text:h>
      <text:p text:style-name="P109">Looks like I was overthinking. Or I don’t know. <text:span text:style-name="T212">Yesterday </text:span>I tried to ask folks I didn’t know too much about a second bag, and getting salted beans and dried meats in order to prepare my exit, and I got some pretty puzzled looks, <text:span text:style-name="T212">but I got some of those things</text:span>. <text:span text:style-name="T212">Well today, </text:span>Tamurba came barking at <text:span text:style-name="T212">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9">“Esfan?”</text:span> To where?</text:p>
      <text:p text:style-name="P109">I probably looked red and scared. Honestly I didn’t know what to say or do. I was caught clearly trying to leave.</text:p>
      <text:p text:style-name="P109"><text:span text:style-name="T69">“Sevzefan</text:span><text:span text:style-name="T85">n</text:span><text:span text:style-name="T69">kha</text:span><text:span text:style-name="T86">w</text:span><text:span text:style-name="T69">ts”</text:span> To wherever, you wish not.</text:p>
      <text:p text:style-name="P109"><text:soft-page-break/><text:span text:style-name="T69">“</text:span><text:span text:style-name="T87">Nudenin, Ursetsku. Wu Akkrasha</text:span><text:span text:style-name="T121">w</text:span><text:span text:style-name="T87">n Ley Urse Tuskayits. Wu Mewakhdoma’i Pedankha</text:span><text:span text:style-name="T121">wt</text:span><text:span text:style-name="T87">s, Leyeanets</text:span><text:span text:style-name="T69">”</text:span> <text:span text:style-name="T212">My home, yours too. And to this farm you are a sieve (I think?). And to the animal house (?) you wish not leave, you are not prepared.</text:span></text:p>
      <text:p text:style-name="P110">That was the extent of our <text:span text:style-name="T213">chat</text:span>. She shooed me <text:span text:style-name="T214">out </text:span>as well with the broom, but pointed at the sun, showed the lake and made a move of the hand to show inside. I guess she pretty much made clear to only come back at sunset.</text:p>
      <text:p text:style-name="P111">I think I should not try any more <text:span text:style-name="T215">stupid </text:span>exits for the time being. I am relieved, but that was something else.</text:p>
      <text:p text:style-name="P112">Best <text:span text:style-name="T216">for now</text:span> to go play with the dogs <text:span text:style-name="T216">or something</text:span>.</text:p>
      <text:h text:style-name="P571" text:outline-level="3"><text:bookmark-start text:name="__RefHeading___Toc11804_671387254"/>2<text:span text:style-name="T47">nd</text:span> of the <text:span text:style-name="T217">7</text:span><text:span text:style-name="T47">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3"><text:soft-page-break/>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fisa’s kick to the shoulder before dawn and made my way to the field after a hearty breakfast. <text:span text:style-name="T218">It was nice to be given the chance to lead the ox for a change. Oop gotta go.</text:span></text:p>
      <text:h text:style-name="P572" text:outline-level="3"><text:bookmark-start text:name="__RefHeading___Toc11806_671387254"/>The 4<text:span text:style-name="T47">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9">“Pae, Dusan, Tuskefkakhawets mba? Okhbata khuyalts, Tesbakh tayo. </text:span><text:span text:style-name="T88">Mba. Oppish tukh ill</text:span><text:span text:style-name="T89">oy</text:span><text:span text:style-name="T88">ni Sha’Dessat</text:span><text:span text:style-name="T69">”</text:span> <text:span text:style-name="T219">with a tap on the back and strong push off at the end. <text:s/>He clearly made it clear that I should use the ploughing tool to do stuff because I know how to use it, and that it is my scepter, like, what?</text:span></text:p>
      <text:p text:style-name="P115"><text:soft-page-break/>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Falfela told me that a few of us will be going North by horse for Wakha, and that I should probably bring belongings I don’t want to lose. I probably looked concerned, so the response went somewhere along <text:span text:style-name="T69">“Simmekhats Igla, Posova Uwwe; </text:span><text:span text:style-name="T90">Dravunskeppa, Wakha... Tuppazhaaloy. Wu Mewaskir... Kavvelkeam </text:span><text:soft-page-break/><text:span text:style-name="T90">kagaw.”</text:span><text:span text:style-name="T220"> From what I understand, there could be big fires that are uncontrolled, and that we will come back after the festival. </text:span><text:span text:style-name="T221">We’ll have a smaller version of </text:span><text:span text:style-name="T222">it</text:span><text:span text:style-name="T221">.</text:span></text:p>
      <text:h text:style-name="P573" text:outline-level="3"><text:bookmark-start text:name="__RefHeading___Toc11810_671387254"/>Its second day<text:bookmark-end text:name="__RefHeading___Toc11810_671387254"/></text:h>
      <text:p text:style-name="P117">I am so tired. Kaffisa, Mandin, Tamur and myself went to get a few different things in the markets for the way North and I was surprised to notice Mandin brandish what looked like an iron stamp and, following a long conversation where <text:span text:style-name="T223">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fisa said <text:span text:style-name="T69">“Attol, Lashkaraneekhats Irris?”</text:span> which I think means “don’t tell me you want to steal this?” to which I responded <text:span text:style-name="T69">“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pan text:style-name="T224">When I asked about </text:span><text:span text:style-name="T225">having </text:span><text:span text:style-name="T224">m</text:span><text:span text:style-name="T225">y own stamp</text:span><text:span text:style-name="T224"> and </text:span><text:span text:style-name="T225">them </text:span><text:span text:style-name="T224">theirs, Kaffisa </text:span><text:span text:style-name="T225">cackled and </text:span><text:span text:style-name="T224">showed trying to </text:span><text:span text:style-name="T225">pull</text:span><text:span text:style-name="T224"> her </text:span><text:span text:style-name="T225">own </text:span><text:span text:style-name="T224">teeth and made it as if she was going to do the same to each of us, with strong </text:span><text:span text:style-name="T225">and hilarious</text:span><text:span text:style-name="T224"> reaction from all. </text:span><text:span text:style-name="T225">I probably made the weirdest scaredy and disgusted little face because they could not </text:span><text:soft-page-break/><text:span text:style-name="T225">stop </text:span><text:span text:style-name="T226">chuckling</text:span><text:span text:style-name="T225"> for a while, </text:span><text:span text:style-name="T226">especially as she attempted a few more times to pull my teeth by putting her fingers in my mouth I mean why would you do that it’s disgusting</text:span><text:span text:style-name="T225">. </text:span><text:span text:style-name="T226">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6">leaving</text:span> at dawn. I’m debating if I should bring the journal or not. <text:span text:style-name="T227">Might get wet.</text:span></text:p>
      <text:h text:style-name="P574"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28">side </text:span>road - </text:p>
      <text:h text:style-name="P575"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29">Uzhil</text:span> just took <text:span text:style-name="T229">off after</text:span> choice words <text:span text:style-name="T229">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30">somber</text:span>. We then heard a faint commotion and whistles coming off the dense forest and Kaffisa and Reyon clearly were alerted and followed. It was not that dark, <text:span text:style-name="T230">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9">“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31">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2">the large rocks</text:span> foundations remaining, so that we could check the next morning, and the whole time Falfela was aloof. <text:span text:style-name="T233">I figured what would happen pretty quickly. The universe entrusted sore strangers upon us, and we’d be going back </text:span><text:soft-page-break/><text:span text:style-name="T233">in time for Wakha in Yivalkes, instead of far from it all. </text:span><text:span text:style-name="T234">I feel very good about the troup’s abilities and know I should be safe if ever truly hurt, but that whole ordeal looked painful.</text:span></text:p>
      <text:p text:style-name="P125">The others are waking.</text:p>
      <text:h text:style-name="P576"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5">are</text:span> a lot of boats <text:span text:style-name="T235">at the decks</text:span>. <text:span text:style-name="T235">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577" text:outline-level="3"><text:bookmark-start text:name="__RefHeading___Toc3957_2972706166"/><text:span text:style-name="T236">Three till</text:span><text:span text:style-name="T237"> </text:span><text:span text:style-name="T238">TWO</text:span> till<text:bookmark-end text:name="__RefHeading___Toc3957_2972706166"/></text:h>
      <text:p text:style-name="P129">Big rains, awesome horse race. Tired. Never realized we had a racetrack circus, guess I rarely been south.</text:p>
      <text:p text:style-name="P129">Was with Reyon, <text:span text:style-name="T239">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40">the</text:span> rain <text:span text:style-name="T240">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41">Kaffisa is taking care of Lagris and </text:span><text:span text:style-name="T242">playing the Tale of Cups</text:span><text:span text:style-name="T241">.</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578" text:outline-level="3"><text:bookmark-start text:name="__RefHeading___Toc3959_2972706166"/><text:soft-page-break/><text:span text:style-name="T236">Two till</text:span><text:span text:style-name="T237"> </text:span><text:span text:style-name="T238">LAST</text:span> till<text:bookmark-end text:name="__RefHeading___Toc3959_2972706166"/></text:h>
      <text:p text:style-name="P134">Just woke up before dawn, freezing, shivers. Might be sick. <text:span text:style-name="T243">Fire outside by the talking decks. </text:span><text:span text:style-name="T244">Should I go?</text:span></text:p>
      <text:p text:style-name="P135">... Threw two sticks together, and they landed in a plus sign. Going. <text:span text:style-name="T245">Wrapped in</text:span> the temple’s towel.</text:p>
      <text:h text:style-name="Heading_20_4" text:outline-level="4">--</text:h>
      <text:p text:style-name="P136">Noooo I messed up the dates. I thought we had two days before the reapings, but noooo we are the last!!! F<text:span text:style-name="T246">uu</text:span>uck. <text:span text:style-name="T246">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47"> followed by a cup full of cold water on the head</text:span>. Kaffisa... was a bit mad at me. She spoke a bit like Falfela, something I’d never seen her do. Made it clear that what I did was dangerous, especially with how little I know from how things work. <text:span text:style-name="T248">I just wanted to go warm up to the bonfire, but was tempted to drink with some strangers. I guess, </text:span><text:soft-page-break/><text:span text:style-name="T248">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49">albeit still shivery. I’ve been told Tamurba expects me early tomorrow morning, and that most of the town will be participating in the reaping in one way or another. </text:span><text:span text:style-name="T250">We can’t wait much longer especially with the heavy rains of yesterday</text:span><text:span text:style-name="T249"> </text:span><text:span text:style-name="T251">and winter might be harder than we’d expect,</text:span><text:span text:style-name="T250"> so the goal is to complete the ordeal in less than 3 days, which, like Reyon said </text:span><text:span text:style-name="T91">“Lenkokhfiseyets!”</text:span><text:span text:style-name="T250"> to the impossible!</text:span></text:p>
      <text:p text:style-name="P139">Before I left the house to go to the bathroom <text:span text:style-name="T252">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3">meat</text:span> <text:span text:style-name="T253">so</text:span> we ate a stew.</text:p>
      <text:p text:style-name="P140">Anyway, I’m already beat before sund<text:span text:style-name="T254">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5">and the birds sing beautiful stupid songs</text:span>.</text:p>
      <text:h text:style-name="Heading_20_2" text:outline-level="2"><text:bookmark-start text:name="__RefHeading___Toc3963_2972706166"/>Nenarla Ganshni, 1<text:span text:style-name="T47">st</text:span> week of Ganshni<text:bookmark-end text:name="__RefHeading___Toc3963_2972706166"/></text:h>
      <text:p text:style-name="P142">AAAAAAAA. RAAAAAA. It’s not that bad but WAAAAAA. <text:span text:style-name="T256">My shoulders and my lower back.</text:span></text:p>
      <text:p text:style-name="P142">Alright at most 4 more days let’s go<text:span text:style-name="T257">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58">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59">ha</text:span>d helped him enough. <text:span text:style-name="T260">Honestly, more room for us, and less snores too. His were the loudest of all. </text:span><text:span text:style-name="T261">But I do hope he gets better.</text:span></text:p>
      <text:h text:style-name="P579" text:outline-level="3"><text:bookmark-start text:name="__RefHeading___Toc10026_2972706166"/>Biinnelen, or the 2<text:span text:style-name="T47">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2">To be honest it even hurts writing right now.</text:span></text:p>
      <text:p text:style-name="P145">I stayed a little longer to see how I’d feel, but he even at distance made that hand sign that means to get going, <text:span text:style-name="T263">yelling</text:span> <text:span text:style-name="T69">“Pisheyets!”</text:span>, I gestured in turn that i was gonna leave, but like, in a moment. <text:span text:style-name="T264">Was fun to hear Taramandin heckle for more fruits and vegetables in exchange for Tshavis’ awesome sandal work. To be honest Tshavis deserves it, his shoework is the best </text:span><text:span text:style-name="T265">in town</text:span><text:span text:style-name="T264">. </text:span><text:span text:style-name="T266">They’re also nice to just hang out with, I don’t feel like I have to say anything </text:span><text:span text:style-name="T267">while still being welcome to stick around</text:span><text:span text:style-name="T266">.</text:span></text:p>
      <text:p text:style-name="P146">Oh! This morning Falfela had returned during the night, she said a nice <text:span text:style-name="T268">and</text:span> friendly <text:span text:style-name="T69">“Lents!”</text:span>, and I could see Kaffisa’s eyes dart... Anyway we to talk<text:span text:style-name="T268">ed</text:span> about her trip at her cousins’. I found out she was born there and <text:span text:style-name="T268">that</text:span> <text:span text:style-name="T268">there </text:span><text:soft-page-break/><text:span text:style-name="T268">had been</text:span> the family house for generation<text:span text:style-name="T268">s</text:span> <text:span text:style-name="T268">from which </text:span>the younger ones tend to leave as she did, and how the house we live right now used to be abandonned but she improved on it. This <text:span text:style-name="T268">miight </text:span>explain the <text:span text:style-name="T268">bouts of</text:span><text:span text:style-name="T269"> </text:span>mold smells. <text:span text:style-name="T270">She asked about Lagris, and we told her he left of his own accord to go to the temple, and she just shrugged and wished him a long life </text:span><text:span text:style-name="T263">(</text:span><text:span text:style-name="T92">“</text:span><text:span text:style-name="T93">Annyawdoneyets!</text:span><text:span text:style-name="T92">”</text:span><text:span text:style-name="T263">)</text:span><text:span text:style-name="T270">. </text:span><text:span text:style-name="T263">She gazed at me a few times with those piercing eyes that made me feel quite the sting of guilt for having indulged, but both of us said naught. </text:span><text:span text:style-name="T271">She also said she was happy we kept the place clean of farm mud, which, I mean, the </text:span><text:span text:style-name="T272">Lurek </text:span><text:span text:style-name="T271">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3">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3">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4">Why did Falfela want to miss all of </text:span><text:span text:style-name="T275">this</text:span><text:span text:style-name="T274">?</text:span></text:p>
      <text:p text:style-name="P148"><text:soft-page-break/><text:span text:style-name="T274">But</text:span><text:span text:style-name="T273"> </text:span><text:span text:style-name="T274">s</text:span><text:span text:style-name="T273">he also said </text:span><text:span text:style-name="T276">something about</text:span><text:span text:style-name="T273"> a fire that almost burned down the southern wood house sprawl by the race tracks, and that another fire was avoided on the island off the shor</text:span><text:span text:style-name="T274">e</text:span><text:span text:style-name="T273">. She said she’ll bring me one day, there’s apparently an abandoned temple that is full of grafitis from before the spread of the new</text:span><text:span text:style-name="T277">er</text:span><text:span text:style-name="T273"> writing system </text:span><text:span text:style-name="T278">that she is able to understand</text:span><text:span text:style-name="T273">. </text:span><text:span text:style-name="T279">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80">Lennelen, or the 3</text:span><text:span text:style-name="T49">rd</text:span><text:bookmark-end text:name="__RefHeading___Toc9826_2973804170"/></text:h>
      <text:p text:style-name="P150">Ouch. Mandin got bitten <text:span text:style-name="T281">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81">ed</text:span> me out to see Falfela, <text:span text:style-name="T281">after telling me that, </text:span>pull out swords that were a little rusty and she showed us some dance moves with them. <text:span text:style-name="T281">It was mesmerizing gonna be honest, especially with an old sounding song with claps that Kaf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81">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2">one of them was that Lay</text:span><text:span text:style-name="T460">a</text:span><text:span text:style-name="T282">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9">“</text:span><text:span text:style-name="T94">ayappishi</text:span><text:span text:style-name="T69">”</text:span> <text:span text:style-name="T283">as well as </text:span><text:span text:style-name="T69">“</text:span><text:span text:style-name="T94">oft</text:span><text:span text:style-name="T69">amb</text:span><text:span text:style-name="T94">raw”</text:span><text:span text:style-name="T283"> </text:span><text:span text:style-name="T282">and </text:span><text:span text:style-name="T94">“</text:span><text:span text:style-name="T95">oftamberii”</text:span><text:span text:style-name="T283">, which is like, pair, both, from, </text:span><text:span text:style-name="T282">followed with pair, both, towards</text:span><text:span text:style-name="T283">? Wanska was red from laughter that she had trouble restraining. </text:span><text:span text:style-name="T282">In the end, o</text:span><text:span text:style-name="T283">dd but fun midnight chat. </text:span><text:span text:style-name="T282">I’ll learn to speak more softly though.</text:span></text:p>
      <text:p text:style-name="P152"><text:span text:style-name="T282">Kaffisa is again spending time on the roofs and she hit me with a nut when I least expected it. </text:span><text:span text:style-name="T284">That one stung too!</text:span></text:p>
      <text:p text:style-name="P154"><text:soft-page-break/>And Reyon told us that Lagris seems to be doing fine. Looked a whole lot better too in proper garments and a nice walking stick.</text:p>
      <text:h text:style-name="P552" text:outline-level="2"><text:bookmark-start text:name="__RefHeading___Toc10030_2972706166"/>Doolarla, Or 2<text:span text:style-name="T47">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5">The temple as well is overfilled with people seeking shade and baths. </text:span><text:span text:style-name="T286">Same </text:span><text:span text:style-name="T285">thing</text:span><text:span text:style-name="T286"> yesterday, it’s as if everything comes to a halt.</text:span></text:p>
      <text:p text:style-name="P155"><text:span text:style-name="T285">Anyway</text:span><text:span text:style-name="T286"> </text:span><text:span text:style-name="T285">I smell some cooking close by. I think it’s boar meat? </text:span><text:span text:style-name="T287">Kaffisa went with a hunting party yesterday and they got a fat one.</text:span></text:p>
      <text:h text:style-name="P580" text:outline-level="3"><text:bookmark-start text:name="__RefHeading___Toc10032_2972706166"/>The next day<text:bookmark-end text:name="__RefHeading___Toc10032_2972706166"/></text:h>
      <text:p text:style-name="P156">I miss AC. God I miss AC.</text:p>
      <text:h text:style-name="Heading_20_4" text:outline-level="4">--</text:h>
      <text:p text:style-name="P157">We got news from Talaashen and that Inyafee. Apparently there is some minework happening up stream of the Lurek, and this caused a spat of sorts between Falfela’s family and the people at the head of the town. Inyafee sent <text:soft-page-break/>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88">And Kaf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89">He told me to be very observing of the next few weeks as turmoil will definitely happen.</text:span></text:p>
      <text:p text:style-name="P158">As for me, I’m just not leaving the house further than to the closet sauna which gets cold water from the river at this time. <text:span text:style-name="T288">Anyway, we’re having rabbit again, but this time proudly hunted by Kaffisa, who made fun of Mandin. He seems preoccupied, and he said something about some... Donseben? house cloth? I’m sure he’s done with laundry duty but I can’t pin point.</text:span></text:p>
      <text:h text:style-name="P581" text:outline-level="3"><text:bookmark-start text:name="__RefHeading___Toc10034_2972706166"/>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ext:soft-page-break/>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90">now</text:span> adorned with green, <text:span text:style-name="T290">a </text:span>yellow <text:span text:style-name="T290">triangle patch on top</text:span>, <text:span text:style-name="T290">a similar </text:span>blue <text:span text:style-name="T290">one on the left,</text:span> and <text:span text:style-name="T290">granite</text:span> <text:span text:style-name="T290">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90">Mandin tried to feign ignorance but couldn’t. He then said “Bash..” and Falfela just gawked, as did Kaffisa and Reyon, while Tamur just kept snickering. </text:span><text:span text:style-name="T291">The Natti who stayed at our place seemed just out of it and was mainly trying to not get noticed by said chieftain.</text:span></text:p>
      <text:p text:style-name="P160"><text:span text:style-name="T290">I honestly have no idea what’s going on and they won’t tell me and just be red or pale or laughing. Anyway I am so done with not being informed, I’m gonna go walk around town and see what this is all about. It’s too early for this </text:span><text:span text:style-name="T292">and I absolutely do not feel like corn soup.</text:span></text:p>
      <text:h text:style-name="Heading_20_4" text:outline-level="4"><text:soft-page-break/>--</text:h>
      <text:p text:style-name="P161">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3">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4">I thanked her for the tea and when I went to pay she refused, said instead I can help with painting the ceiling, which I agreed. </text:span><text:span text:style-name="T295">I did buy one of Stimur’s prints when leaving the tavern afterwards, something about scary bunnies.</text:span></text:p>
      <text:p text:style-name="P163"><text:soft-page-break/>Now I’m home, it’s about to rain, no one is around, and I still haven’t had a chance to drink other than at th<text:span text:style-name="T296">at</text:span> bonfire. <text:span text:style-name="T295">At least I got some new weird reading.</text:span></text:p>
      <text:h text:style-name="P582"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I had not seen fear much but that one, oof. I didn’t know what happened but that was scary. He ended up sleeping in Mandin’s bed even though Kaffisa’s was empty, all shivery he was.</text:p>
      <text:p text:style-name="P166"><text:soft-page-break/>Anyway this morning the guard took him, after a long and seated conversation. <text:span text:style-name="T297">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298">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299">Yeah. No one’s got energy to make food so we’ve </text:span><text:span text:style-name="T300">each </text:span><text:span text:style-name="T299">been eating </text:span><text:span text:style-name="T301">leafy greens and</text:span><text:span text:style-name="T299"> salted beans in our own corners </text:span><text:span text:style-name="T300">at different times</text:span><text:span text:style-name="T299">.</text:span></text:p>
      <text:p text:style-name="P170"><text:span text:style-name="T302">The horror story from Stimur... </text:span><text:span text:style-name="T303">surreal</text:span><text:span text:style-name="T302">. </text:span><text:span text:style-name="T301">Follows a tale of</text:span><text:span text:style-name="T302"> bunnies that </text:span><text:span text:style-name="T301">grow</text:span><text:span text:style-name="T302">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4">so</text:span><text:span text:style-name="T302"> easily toppled.</text:span></text:p>
      <text:p text:style-name="P171">Still but for the heavy rain.</text:p>
      <text:h text:style-name="P583"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5">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60">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6">the best</text:span> I think Kaffisa saying <text:span text:style-name="T69">“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553" text:outline-level="2"><text:bookmark-start text:name="__RefHeading___Toc9822_2973804170"/>Lellarla – The 3<text:span text:style-name="T47">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07">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07">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08">boundaries creating anger between a few neighbours I think, who were told that it could be solved at a different hearing;</text:span></text:p>
      <text:p text:style-name="P175"><text:soft-page-break/>- <text:span text:style-name="T309">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08">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08">usage, especially with how much come at once, the decks are not numerous enough;</text:span></text:p>
      <text:p text:style-name="P174">- vagrance, <text:span text:style-name="T308">the speaker spat on the floor which granted them a swift removal where even Kuyageba said he will not tolerate speaking ill of our “guests of the street” which seemed to make the crowd very happy;</text:span></text:p>
      <text:p text:style-name="P176"><text:span text:style-name="T308">- </text:span><text:span text:style-name="T310">an</text:span><text:span text:style-name="T308"> uptick in foxes and wolves </text:span><text:span text:style-name="T310">sightings and devourings</text:span><text:span text:style-name="T308">, </text:span><text:span text:style-name="T310">seemingly connected to the waste disposal issue</text:span><text:span text:style-name="T308">;</text:span></text:p>
      <text:p text:style-name="P176">- <text:span text:style-name="T311">the increased tax and control over ressources especially metal ores, especially as new tools that are being used elsewhere make an improved quality of life that seems to not be allowed here, somehow;</text:span></text:p>
      <text:p text:style-name="P176"><text:span text:style-name="T308">- the difficulty to pay tribute to each gods and goddesses </text:span><text:span text:style-name="T310">from everyone</text:span><text:span text:style-name="T308"> while the temple is being more and more used as a hospital, </text:span><text:span text:style-name="T309">a hospice, as well as</text:span><text:span text:style-name="T308"> a brothel, </text:span><text:span text:style-name="T309">with </text:span><text:span text:style-name="T308">that last </text:span><text:span text:style-name="T309">phrase</text:span><text:span text:style-name="T308"> </text:span><text:span text:style-name="T310">causing</text:span><text:span text:style-name="T308"> quite the stir;</text:span></text:p>
      <text:p text:style-name="P176"><text:soft-page-break/>- <text:span text:style-name="T310">the flag, being the last point of the day.</text:span></text:p>
      <text:p text:style-name="P177">Falfela presented her point of view that, <text:span text:style-name="T312">if I got this right,</text:span> the manner at which <text:span text:style-name="T312">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3">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11">style</text:span> for the <text:span text:style-name="T311">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11">saving us from the wolves</text:span>.</text:p>
      <text:p text:style-name="P179">A few more spoke but I fell asleep to Inels’ voice and the weather.</text:p>
      <text:p text:style-name="P181">Mandin excitedly tapping my leg woke me up, and said Bashledhaw is free, which then had Tamur say Lay<text:span text:style-name="T460">a</text:span>ash is also free which made Kaffisa snicker. <text:soft-page-break/>They would have to work for more or less free for a while in order to pay for the material that was used – I had trouble understanding why Lay<text:span text:style-name="T460">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4">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5">tiniest</text:span> cup of wine. Hurray, <text:span text:style-name="T315">I guess</text:span>!</text:p>
      <text:h text:style-name="P584"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9">and</text:span> time. He seems to picture it well, however crazy it probably sounds. Especially since I have no skill to show for it. We talk in my <text:span text:style-name="T69">“Tuzhemobba”</text:span> <text:span text:style-name="T316">Strange speech</text:span>, <text:span text:style-name="T316">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9">Pae</text:span>, I don’t <text:span text:style-name="T69">miss</text:span> home. I <text:span text:style-name="T69">am</text:span> home.</text:p>
      <text:h text:style-name="Heading_20_2" text:outline-level="2"><text:bookmark-start text:name="__RefHeading___Toc9824_2973804170"/><text:soft-page-break/>Biruulen, or the 4<text:span text:style-name="T47">th</text:span> week, 2<text:span text:style-name="T47">nd</text:span> day<text:bookmark-end text:name="__RefHeading___Toc9824_2973804170"/></text:h>
      <text:p text:style-name="P188">It’s been raining <text:span text:style-name="T317">on and off</text:span>, and my fingers hurt... so does my back.</text:p>
      <text:p text:style-name="P188">The canal is pretty much complete, and the wildest bit is how they <text:span text:style-name="T318">are</text:span> <text:span text:style-name="T318">almost down</text:span> <text:span text:style-name="T318">with a whole water lock thing</text:span><text:span text:style-name="T317">. Tamur keeps talking about it, how cool it is and all, and Reyon just asks him some questions and in response Tamur will just not stop talking. </text:span><text:span text:style-name="T318">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18">somehow</text:span>.</text:p>
      <text:p text:style-name="P189">I didn’t realize Kaffisa was this good at hunting, and so is Falfela. <text:span text:style-name="T317">They’ve been organizing scouting parties and the likes. </text:span><text:span text:style-name="T318">I was told I am not allowed to go, because I make too much noise. Which, I get it, but </text:span><text:span text:style-name="T319">come on</text:span><text:span text:style-name="T318">.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20">I was so exhausted that I almost snapped my ankle on an exposed root. Tshavis </text:span><text:soft-page-break/><text:span text:style-name="T321">tended</text:span><text:span text:style-name="T320"> to my swollen foot </text:span><text:span text:style-name="T322">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3">d</text:span>awkwardly asked if I were interested in touring the island just a bit south to visit the abandoned temple <text:span text:style-name="T324">tomorrow</text:span>. I said of course!</text:p>
      <text:p text:style-name="P193">...Heyyy Smells like grilled pork.</text:p>
      <text:h text:style-name="Heading_20_3" text:outline-level="3">Leru<text:span text:style-name="T325">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9">“Alawvlerh... </text:span><text:span text:style-name="T96">tiriit </text:span><text:span text:style-name="T69">murish”</text:span>, <text:span text:style-name="T326">which I think means “He’s foraging for himself some fuzzy berries”, and my simple </text:span><text:span text:style-name="T96">“Mba?”</text:span><text:span text:style-name="T326">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27">During the whole buffet,</text:span> <text:span text:style-name="T327">t</text:span>wice <text:span text:style-name="T327">did </text:span>Tamur <text:span text:style-name="T327">leave</text:span> the table: first time with Stimur, second with Lay<text:span text:style-name="T460">a</text:span>ash. <text:span text:style-name="T327">I only remember that when he did return the second time, Tamur, my </text:span><text:span text:style-name="T328">housemate</text:span><text:span text:style-name="T327"> and </text:span><text:span text:style-name="T328">firend</text:span><text:span text:style-name="T327">,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60">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585" text:outline-level="3"><text:span text:style-name="T329">Banoorlen, or the last day of the 4</text:span><text:span text:style-name="T50">th</text:span><text:span text:style-name="T329"> week</text:span></text:h>
      <text:p text:style-name="P201">I did <text:span text:style-name="T330">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31">bark to go across the waters to the island and I felt something special when we touched ground.</text:span></text:p>
      <text:p text:style-name="P202">Yeah. Actually I should write when less pissed about the ticks.</text:p>
      <text:h text:style-name="P554" text:outline-level="2"><text:bookmark-start text:name="__RefHeading___Toc8103_1185918344"/>Levaameng, or 5<text:span text:style-name="T47">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2">HOWEVER</text:span> it was the most atrocious thing in existence. Yuck.</text:p>
      <text:p text:style-name="P204">This time I had some odd vision of some god of war coming down from the sky as a gigantic millipede like horse and trampled me with its thousand hooves, <text:span text:style-name="T333">and some sweet smell was turning sour</text:span>; when I described it to Reyon he <text:span text:style-name="T334">panicked</text:span> a little.</text:p>
      <text:p text:style-name="P205">Then someone I didn’t know <text:span text:style-name="T334">came to </text:span>ask me to restate my vision, <text:span text:style-name="T334">made me</text:span> promise if it were true, then <text:span text:style-name="T334">focused on </text:span>what colour the beast <text:span text:style-name="T334">was</text:span>. I think it was dark grey and red, and what struck me was the many<text:span text:style-name="T334"> ashes flying around like grey butterflies. He kept asking if there were any other colours and like, no? Let me be sick in peace? But he kept asking on and on </text:span><text:span text:style-name="T97">“Yellsifats, shikhuyalets Peye? Iyye</text:span><text:span text:style-name="T98">ppe</text:span><text:span text:style-name="T97">laks nomma”</text:span><text:span text:style-name="T334"> which I believe means “You’re sewing with the mind or you’re truly seeing? Tell me now.”</text:span></text:p>
      <text:p text:style-name="P206">Otherwise I’ve just been stuck between sleep, and sleep <text:span text:style-name="T332">deprived</text:span>. <text:span text:style-name="T332">Wow do I miss modern medicine.</text:span></text:p>
      <text:h text:style-name="P586" text:outline-level="3">The next day</text:h>
      <text:p text:style-name="P207">Apparently my fever dream has caused a r<text:span text:style-name="T335">uck</text:span>us and they don’t understand why I’m not more concerned. <text:span text:style-name="T336">Looks like they take dreams pretty literally. I just </text:span><text:soft-page-break/><text:span text:style-name="T336">want the sickness to be gone. I almost think they want to keep me in that state to see if more visions come.</text:span></text:p>
      <text:p text:style-name="P207"><text:span text:style-name="T336">At least I’m able to sleep at home now. Kaffisa threw salt at my face a few times, when I laugh she </text:span><text:span text:style-name="T337">seriously </text:span><text:span text:style-name="T336">says “N</text:span><text:span text:style-name="T338">o</text:span><text:span text:style-name="T336">t f</text:span><text:span text:style-name="T339">u</text:span><text:span text:style-name="T336">nny!” probably because she heard me say that a few times. Of all the phrases she could pick up. </text:span><text:span text:style-name="T339">What’s hilarious is that it pretty much sounds like </text:span><text:span text:style-name="T99">“Natt feni”</text:span><text:span text:style-name="T339">, or whip to the cloth, so we had a few giggles about it. Snap!</text:span></text:p>
      <text:p text:style-name="P208">I tried to get up and leave the house but Falfela blocked the way with her arm at me dead in the eye and said <text:span text:style-name="T69">“Ittsuuram Moyille Dusanwey ayo, Nenoftoy Uudunkhatsi”</text:span> before pushing me back. I knew a few bits so mainly understood yourself, first of a pair, and life wanting, <text:span text:style-name="T340">with clear message of something to do</text:span>. <text:span text:style-name="T340">Guess I’m not leaving yet.</text:span></text:p>
      <text:p text:style-name="P209">Falfela has been going through a lot of both paper work and clay tablets, which she referred to as Dunenkett. <text:span text:style-name="T341">This apparently happens a lot during the small season before winter comes.</text:span></text:p>
      <text:p text:style-name="P209"><text:span text:style-name="T341">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2">who’s growing up</text:span><text:span text:style-name="T341">.</text:span></text:p>
      <text:p text:style-name="P210"><text:soft-page-break/>So from what I understand, there are a few empires further away from the town and we are more or less considered what I remember from high school as a growing city stat<text:span text:style-name="T343">e</text:span>. There has currently been a lasting peace around the big sea for the past generation or two, and soldiers are mainly used for construction and internal problem solving, <text:span text:style-name="T343">but that could change. <text:s/>Because of our</text:span> smaller sphere of influence, we might get invaded for ores up <text:span text:style-name="T343">the </text:span>stream, or simply for control of the region.</text:p>
      <text:p text:style-name="P211">What makes me wonder though, is how much importance they place <text:span text:style-name="T344">on dreams. I get that the fever dream I had, in the context, would be scary, but it’s still just that, a silly old dream.</text:span></text:p>
      <text:p text:style-name="P212">Though I guess I could wonder too, how I myself ended up here.</text:p>
      <text:h text:style-name="P587" text:outline-level="3">Favameng, or just before the 6<text:span text:style-name="T47">th</text:span> week</text:h>
      <text:p text:style-name="P213">Ok, I think I recovered <text:span text:style-name="T345">now</text:span>. Th<text:span text:style-name="T345">ese</text:span> w<text:span text:style-name="T345">ere</text:span> a wild last few days, and I got a <text:span text:style-name="T345">fair</text:span> few earfu<text:span text:style-name="T345">l</text:span>ls. Apparently people have died from ticks and I was absolutely not aware of that. I have also been made very aware that I need to be more ready if I’m ever to leave for an uncertain amount of time. I think I’ve never felt as disrespected as a <text:span text:style-name="T345">grown man</text:span> as during those chats, but in the same time it looks like I absolutely deserved them.</text:p>
      <text:p text:style-name="P213">To be honest, I understand Falfela’s point of view. How could someone <text:span text:style-name="T345">able</text:span> to live until adulthood, not know survival basics? <text:span text:style-name="T346">How could I explain to her </text:span><text:soft-page-break/><text:span text:style-name="T346">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47">oul</text:span>n’t be able to learn anymore.</text:p>
      <text:p text:style-name="P215">Also that I am in part responsible for the loss of the boat so I have to pay for a <text:span text:style-name="T348">fourth</text:span> of it. UGH</text:p>
      <text:h text:style-name="P55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550" text:outline-level="2"><text:bookmark-start text:name="__RefHeading___Toc7074_831358955"/>Biinirlen, <text:span text:style-name="T349">2</text:span><text:span text:style-name="T51">nd</text:span><text:span text:style-name="T349"> of</text:span> <text:span text:style-name="T350">7</text:span><text:span text:style-name="T52">t</text:span><text:span text:style-name="T51">h</text:span><text:bookmark-end text:name="__RefHeading___Toc7074_831358955"/></text:h>
      <text:p text:style-name="P216">Writing painful; <text:span text:style-name="T350">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9">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51">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fisa to light up and state that I as well had visions of an earthquake, and Inyafee, at first <text:span text:style-name="T352">somehow disgusted by the news, then lit up too and pointing her finger at me, said we were linked?? Somehow??</text:span></text:p>
      <text:p text:style-name="Text_20_body">Then <text:span text:style-name="T353">a knock came and all came quiet, followed by a Taalashen coming in and beckoning Kaf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4">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60">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5">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6">and Kaffisa, </text:span><text:span text:style-name="T357">Mandin, and</text:span><text:span text:style-name="T356"> Reyon just... stayed close to me somehow? Like one scrubbed my hair like one would a cat? It was soothing but just so unexpected. </text:span></text:p>
      <text:p text:style-name="P223">Anyway, the curfew lasted one more day, <text:span text:style-name="T358">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59">and family</text:span><text:span text:style-name="T358">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60">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57">causing us to be stuck inside most days. And Mandin, who had payed visit to family further North for the past week or so, was absolutely mortified to have missed the whole ordeal and was just sincerely glad to still </text:span><text:soft-page-break/><text:span text:style-name="T357">have our mutual housemate, </text:span><text:span text:style-name="T361">who was now the one stuck on laundry, backhouse, and dishwashing duty for the foreseeable future.</text:span></text:p>
      <text:p text:style-name="P225">And all I’ve been wanting, is a proper freaking stylus to write with, and the ink I <text:span text:style-name="T361">was now</text:span> used to.</text:p>
      <text:p text:style-name="P225">But this plea is second to everything <text:span text:style-name="T361">and everyone </text:span>else, I guess.</text:p>
      <text:h text:style-name="P588" text:outline-level="3">The next day</text:h>
      <text:p text:style-name="P226">It just keeps raining. At least the canal looks great and functional.</text:p>
      <text:p text:style-name="P226">That Inyafee already left, but I was told I <text:span text:style-name="T362">will</text:span> be <text:span text:style-name="T362">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3">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3">that are held at the temple’s..</text:span>. <text:span text:style-name="T363">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4">there</text:span> was <text:span text:style-name="T364">something </text:span>special <text:span text:style-name="T364">about being stuck in the past, in the past!</text:span></text:p>
      <text:p text:style-name="P228">Yeah, a few days from now I will go see what Nyanya<text:span text:style-name="T365">fu</text:span>’s gotta show. <text:span text:style-name="T366">I can already imagine the incense and the drapes.</text:span></text:p>
      <text:h text:style-name="P589" text:outline-level="3"><text:soft-page-break/>Kuunirlen, again the next day</text:h>
      <text:p text:style-name="P229">I hate being sick ugh. This time I kept seeing a bunch of mermaids playing some <text:span text:style-name="T367">convoluted music</text:span> together <text:span text:style-name="T367">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68">starting</text:span> celebrations for Gargan in a few days <text:span text:style-name="T368">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69">as well as Taalashen’s family,</text:span> <text:span text:style-name="T369">are</text:span> from further North.</text:p>
      <text:p text:style-name="P233"><text:span text:style-name="T370">Speaking of which, Mandin does not have an accent as strong as Taalashen, and I don’t quite get why. </text:span><text:span text:style-name="T371">Apparently she was born in Yivalkes of parents that came from further North, while he just ended up staying here after it was better for his family </text:span><text:span text:style-name="T372">apparently</text:span><text:span text:style-name="T371">. </text:span><text:span text:style-name="T373">Kaffisa says it’s because of </text:span><text:span text:style-name="T374">Taalashen’s</text:span><text:span text:style-name="T373"> job, but I couldn’t tell </text:span><text:span text:style-name="T375">how it’s connected</text:span><text:span text:style-name="T373">.</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6">and that was</text:span> <text:span text:style-name="T377">a great one</text:span>.</text:p>
      <text:h text:style-name="P55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78">Seems to them that I probably just got hit on the head or something.</text:span></text:p>
      <text:p text:style-name="P237">I heard the main southern path is going to reopen soon, in time for the fall equinox, <text:span text:style-name="T379">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fisa snorted, and could not control her laughter when Mandin said he also saw him there but that I should probably shut up about it. <text:span text:style-name="T380">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9">N</text:span><text:span text:style-name="T128">att</text:span> funny!” which made them laugh again, this time Tamur <text:span text:style-name="T381">himself cracking a smile too.</text:span></text:p>
      <text:h text:style-name="P590" text:outline-level="3"><text:span text:style-name="T639">Baniilen</text:span>, <text:span text:style-name="T382">last day of the last week</text:span></text:h>
      <text:p text:style-name="P249">I am so happy. <text:span text:style-name="T388">Weeee! </text:span>Kaf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5">Reyon</text:span> absolutely scared me when <text:span text:style-name="T385">he retold me the next day that</text:span> she described <text:span text:style-name="T385">what </text:span><text:span text:style-name="T389">eerily</text:span><text:span text:style-name="T385"> reminds me of</text:span> Toronto’s downtown from her view, <text:span text:style-name="T385">like massive salt crystals between spiderwebs and clunky dung beetles</text:span>, <text:span text:style-name="T385">as well as a hydroelectric dam that she saw as the work of some great beaver.</text:span> </text:p>
      <text:p text:style-name="P250"><text:span text:style-name="T385">But I clearly remember through the buzz (I was able to drink so much wine oh god how I missed that feeling), s</text:span>he <text:span text:style-name="T385">had </text:span>figured out I’m not from this time and place too. <text:span text:style-name="T385">I remember when she said wit</text:span><text:span text:style-name="T387">h</text:span><text:span text:style-name="T385"> t</text:span>he most <text:span text:style-name="T383">cautious</text:span>, <text:span text:style-name="T383">uneased fear of the unknown, </text:span><text:span text:style-name="T101">“Dusan.. Mehassit gevv</text:span><text:span text:style-name="T102">i</text:span><text:span text:style-name="T101">in k’hiratsoy?”</text:span><text:span text:style-name="T383">. That her guest in her house was really a guest in her world.</text:span></text:p>
      <text:p text:style-name="P251">But I myself saw nothing.</text:p>
      <text:p text:style-name="P251"><text:soft-page-break/>Oh and I now get called Tank<text:span text:style-name="T384">ye</text:span>ran. <text:span text:style-name="T385">Beaver-Raven. Hopefully it doesn’t catch up with too much folks, I really like Tearan </text:span><text:span text:style-name="T386">now</text:span><text:span text:style-name="T385">.</text:span></text:p>
      <text:p text:style-name="P252">Aight I’m beat. And already tomorrow as soon as possible we have to give the town a more rundown look?</text:p>
      <text:h text:style-name="P55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90">Kaffisa chuckled and said </text:span><text:span text:style-name="T100">“Yivalkes Dzhilot Mba! Tshi ursoy.”</text:span><text:span text:style-name="T390"> I had no idea we were this loaded. But the more I learn, the more I think they make a point of hiding it to as many people — </text:span><text:span text:style-name="T391">and nations —</text:span><text:span text:style-name="T390">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3">Come to think of it I do remember her trying to put a piece of cloth on me that I removed when we last visited...</text:span> <text:span text:style-name="T392">This is all part of the </text:span><text:span text:style-name="T103">“Hassit”</text:span><text:span text:style-name="T392"> relationship between the Mehassit (guest) and the Denassit (host), which sounds oddly like host </text:span><text:span text:style-name="T393">indeed</text:span><text:span text:style-name="T392">.</text:span></text:p>
      <text:p text:style-name="P255">She has a fair few Natti, or servants. Some don’t speak that much and when they do, they clearly have an accent or style that reminds me of Taalashen’s. <text:span text:style-name="T394">There is also a few older relatives </text:span><text:span text:style-name="T395">of both Falfela and Inyafee</text:span><text:span text:style-name="T394">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397">as was fated due to his name being related to Rayina, the Goddess of birth and rebirth. Unfortunately,</text:span> after a sad event <text:span text:style-name="T398">as they tend to happen, </text:span>he did not do anymore. <text:span text:style-name="T397">And</text:span> because of it, a chunk of the town including his own family is somewhat shunning him for <text:span text:style-name="T399">now already two years and some</text:span>, <text:span text:style-name="T399">since</text:span> <text:span text:style-name="T399">when he’s been focused on his true passions, language and history</text:span>.</text:p>
      <text:p text:style-name="P256">I could tell it weighed on him, <text:span text:style-name="T396">and I am glad to finally be able to know him more. He is such, such a sweetheart. </text:span><text:span text:style-name="T397">And I know you will read this one day. You will prevail mate.</text:span></text:p>
      <text:p text:style-name="P257">The next day, we worked on grain ­— apparently right now I need to go for some procession they arrived.</text:p>
      <text:h text:style-name="P591" text:outline-level="3">Lembami, 5<text:span text:style-name="T47">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400">had </text:span>pissed himself before backing off.</text:p>
      <text:p text:style-name="P241"><text:span text:style-name="T400">Mandindaya noticed that and came to me to say in the ear how it was absolutely funny. He was wearing more torn leather than his usual dark blue tainted set and he was playing a beggar. He told me one soldier ask</text:span><text:span text:style-name="T401">ed</text:span><text:span text:style-name="T400"> him where to plant a tree?</text:span></text:p>
      <text:p text:style-name="P258">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2">Especially with how way, way undertoned she was. </text:span><text:span text:style-name="T403">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60">a</text:span>sh, who I thought was mean to him. When I said that, Kaffisa <text:span text:style-name="T405">backslapped my forearm and </text:span>told me it’s not my business to <text:span text:style-name="T404">talk or ask</text:span> <text:span text:style-name="T404">around </text:span><text:soft-page-break/><text:span text:style-name="T404">about </text:span>what people do, <text:span text:style-name="T404">especially when they clearly </text:span><text:span text:style-name="T80">“Alawsiluni</text:span><text:span text:style-name="T81">iyi</text:span><text:span text:style-name="T80"> sf</text:span><text:span text:style-name="T81">i</text:span><text:span text:style-name="T80">n</text:span><text:span text:style-name="T81">e</text:span><text:span text:style-name="T80">rh”</text:span><text:span text:style-name="T404">,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6">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07">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08">She then untied the cloth on my arm and me and Reyon went back, leading to that surprise </text:span><text:span text:style-name="T409">western kingdom</text:span><text:span text:style-name="T408"> visit </text:span><text:span text:style-name="T409">not long</text:span><text:span text:style-name="T408"> before the equinox.</text:span></text:p>
      <text:p text:style-name="P267">Wow. I missed writing that much, this stylus is awesome.</text:p>
      <text:h text:style-name="P592" text:outline-level="3">Lenko’i, 4 days till</text:h>
      <text:p text:style-name="P242">With the equinox coming soon, we’re sharing smaller meals on the banquet grounds, but also more interesting flavours. The food looks cheaper, but tastes so good.</text:p>
      <text:p text:style-name="P242">Kaf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9">“Devni Nottomesta </text:span><text:span text:style-name="T104">foy</text:span><text:span text:style-name="T69">”</text:span> Mint Foundation-helper <text:span text:style-name="T410">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11">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2">They are planning to call the little fella </text:span><text:span text:style-name="T415">Kodor</text:span><text:span text:style-name="T412">. </text:span><text:span text:style-name="T413">When he told me that though, I clearly imagined him holding the little one while the aunt was tainting clothes a golden yellow </text:span><text:span text:style-name="T414">with darker red dots</text:span><text:span text:style-name="T413">.</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593" text:outline-level="3">Lenleli, 3 days till</text:h>
      <text:p text:style-name="P243">A few nurses <text:span text:style-name="T420">in </text:span>gently barged into our home, so that Reyon takes care of the little Kodor. Well. Little. That <text:span text:style-name="T416">infant</text:span> is a chunker. He tried to refuse at first but they insisted. The mom apparently <text:span text:style-name="T418">personally</text:span> asked for him to take care of <text:span text:style-name="T417">the newborn</text:span> while she recovers today. One kissed his forehead before all left, <text:span text:style-name="T417">to </text:span><text:soft-page-break/><text:span text:style-name="T417">be back </text:span><text:span text:style-name="T421">before the third</text:span><text:span text:style-name="T417"> hour</text:span>. He’s holding the little one right now, and his tears stream down while he sings <text:span text:style-name="T416">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fisa is currently sitting on the table and swaying her head to the <text:span text:style-name="T419">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fisa doesn’t seem to care about her appearance as Taalashen does, our favourite’s soldier wearing ornate mix of mild oranges and pinks. When mocked about it, Kaffisa just brush her hair in even more disorderly fashion, making silly growls and grimaces. <text:span text:style-name="T422">When Falfela noticed her, she pulled her aside and after a quick chat, Kaffisa looked pissed, took off, return to grab a bunch of fried mutton and swiftly returned to the house. I started walking towards it when Tamur pulled my arm back, </text:span><text:span text:style-name="T423">saying I should try the spicy pork skewers </text:span><text:span text:style-name="T424">from Beriza’s.</text:span></text:p>
      <text:p text:style-name="P273"><text:soft-page-break/><text:span text:style-name="T424">The gem maker clearly went back in better business since adopting the town’s odd set of dots, and Laya</text:span><text:span text:style-name="T460">a</text:span><text:span text:style-name="T424">sh is proud to have helped with that. His boss is deaf and mute so we don’t have a name for him other than that of the store he occupies, </text:span><text:span text:style-name="T425">and Laya</text:span><text:span text:style-name="T460">a</text:span><text:span text:style-name="T425">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6">pinching</text:span> his mouth that his navel burns. I guess he had too much spices.</text:p>
      <text:p text:style-name="P278">I can hear the chatters and the roars. I heard there is people spitting fire but I would rather not get burnt, thanks.</text:p>
      <text:h text:style-name="P594" text:outline-level="3"><text:soft-page-break/>Lendoli, two days till</text:h>
      <text:p text:style-name="P244">Headache...</text:p>
      <text:p text:style-name="P244">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27">our</text:span> Mandin, but that’s not his fault. His family up North is from the same clan as Taalashen’s family and he was able to bring his good friend for the equinox <text:span text:style-name="T427">festival up there</text:span>, <text:span text:style-name="T427">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28">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29">empires, city states and the likes but I just can’t grasp any of it. And she said </text:span><text:span text:style-name="T105">“Nayili</text:span><text:span text:style-name="T106">yo</text:span><text:span text:style-name="T105">rh misu dzhilotin, Kyannearh fakhaw, </text:span><text:span text:style-name="T107">Kelgeru</text:span><text:span text:style-name="T105">.”</text:span><text:span text:style-name="T429"> </text:span><text:span text:style-name="T430">From their watching, hiding our loadedness, their </text:span><text:span text:style-name="T432">full</text:span><text:span text:style-name="T430"> jaw should not be, </text:span><text:span text:style-name="T433">from wherever</text:span><text:span text:style-name="T430">? I guess she meant something like, We need to hide how wealthy we are from their </text:span><text:span text:style-name="T431">gaze</text:span><text:span text:style-name="T430">, so that we don’t feel their </text:span><text:span text:style-name="T432">bite, </text:span><text:span text:style-name="T434">wherever it may come from</text:span><text:span text:style-name="T430">. </text:span><text:span text:style-name="T436">I think.</text:span></text:p>
      <text:p text:style-name="P279">We talked about more but I can’t remember much, that wine was strong.</text:p>
      <text:p text:style-name="P280">This morning, Falfela seemed annoyed at me personally, and <text:span text:style-name="T438">looked</text:span> about to give me an earful, but Tamur made a bee sound. <text:span text:style-name="T435">She sighed and </text:span><text:span text:style-name="T439">took off</text:span><text:span text:style-name="T435">, saying she’ll be at the race tracks </text:span><text:span text:style-name="T437">and that we should show up too, </text:span><text:span text:style-name="T440">well dressed</text:span><text:span text:style-name="T435">.</text:span></text:p>
      <text:p text:style-name="P281"><text:span text:style-name="T440">Speaking of</text:span>, looks like they both are ready to go too. Kaffisa looks splendid in light blues and leather threads in her hair, and Tamur is wearing a sort of light leather overall <text:span text:style-name="T440">above an</text:span> orange <text:span text:style-name="T440">sort of poncho</text:span>, definitely not his regular colours.</text:p>
      <text:p text:style-name="P282">I just chose some dark front open shirt and light <text:span text:style-name="T441">coloured </text:span>pants. <text:span text:style-name="T441">Both of them said it looks suitable.</text:span></text:p>
      <text:p text:style-name="P283">I’ll need water for sure.</text:p>
      <text:h text:style-name="P595"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69">“</text:span><text:span text:style-name="T108">Klakserh fizamaam</text:span><text:span text:style-name="T69">”</text:span>, <text:span text:style-name="T442">their </text:span>magic stinks.</text:p>
      <text:p text:style-name="P286">At the race track we held together by the belts cause it was still pretty full, and made our way to the regular spot where Falfela would be. At least this time we were able to sit. <text:span text:style-name="T443">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fisa said I should try being the bear one day, which I growled a <text:span text:style-name="T69">“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3">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4">before the carriage race, </text:span>but due to the weather it was cancelled <text:span text:style-name="T445">in order to make sure the last race happens</text:span>, <text:span text:style-name="T444">and that</text:span> pissed off both Stimur and Tamur <text:span text:style-name="T444">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47">explained</text:span> I’ll be helping Uffel’s family <text:span text:style-name="T446">in wine production. </text:span><text:span text:style-name="T447">I thought I was going to cut trees but sure fine why not, let’s go now please? </text:span><text:span text:style-name="T448">What’s with their fascination with staying under the rain?</text:span></text:p>
      <text:p text:style-name="P291">I spent the whole night by the fireplace. It however did feel nice to be <text:span text:style-name="T449">huddled</text:span> together by it. Reyon came in not long after the rain stopped, and I could tell he is happy to have returned being a Sila, mother helper.</text:p>
      <text:p text:style-name="P292">Today looks promising though, <text:span text:style-name="T451">the sun is bold and the sky is blue</text:span>. I’ve written on and off during breakfast and Kaffisa has been helping Falfela with the cooking – I am not allowed anywhere near it since I broke an oil jar. <text:span text:style-name="T450">Not my fault those little hooks don’t fit my fingers. </text:span><text:span text:style-name="T452">They made some sort of omelette with goat cheese and what I think is parsnip? With some awful smelling fish </text:span><text:span text:style-name="T453">sauce</text:span><text:span text:style-name="T452"> that </text:span><text:span text:style-name="T453">actually</text:span><text:span text:style-name="T452"> tasted awesome.</text:span></text:p>
      <text:p text:style-name="P293">Today being the last day before the <text:span text:style-name="T461">equinox</text:span>, we’re to go to the temple and make some form of offering for a clement winter. <text:span text:style-name="T454">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55">As for me, </text:span><text:span text:style-name="T457">they chose </text:span><text:span text:style-name="T455">a darker green toga </text:span><text:span text:style-name="T457">with yellow dots on it, and</text:span><text:span text:style-name="T455"> leather shoulder blades </text:span><text:span text:style-name="T456">covers.</text:span></text:p>
      <text:p text:style-name="P295">Hopefully I’ll be able to draw <text:span text:style-name="T458">it all</text:span> soon. <text:span text:style-name="T459">I figured -</text:span></text:p>
      <text:h text:style-name="Heading_20_1" text:outline-level="1"><text:bookmark-start text:name="__RefHeading___Toc8769_3285050552"/>Nenarla Akkas, or the 1<text:span text:style-name="T47">st</text:span> day of Akkas<text:bookmark-end text:name="__RefHeading___Toc8769_3285050552"/></text:h>
      <text:p text:style-name="P296">I was cut short from writing because we had to leave, and then yesterday went up and down. <text:span text:style-name="T499">Now the sun just came up, I’m fully awake, and they smell of booze.</text:span></text:p>
      <text:p text:style-name="P297"><text:span text:style-name="T501">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2">It seemed at first he was going to be asked to shut it, but his demeanor showed he had thought it through.</text:span></text:p>
      <text:p text:style-name="P299"><text:soft-page-break/><text:span text:style-name="T463">Most of it sounded </text:span><text:span text:style-name="T466">about</text:span><text:span text:style-name="T463"> the times of pasture, as he was speaking of sheep’s playful nature, and how it tried to knock at each animal’s homes. I wish I understood more of it, because I could see some folks get sniffles. </text:span><text:span text:style-name="T464">When the long, and I mean LONG song ended there was some accolades. </text:span></text:p>
      <text:p text:style-name="P299"><text:span text:style-name="T465">Then Izmawn came </text:span><text:span text:style-name="T467">and tried to do the same with the next song, and he was aggressively pulled to sit down. </text:span><text:span text:style-name="T468">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68">after the second song was completed</text:span> to put our feet in the river, into which wine <text:span text:style-name="T469">and salt </text:span>was poured. <text:span text:style-name="T469">People praised Kalgeagris’ input for the first one and some chuckled at Izmawn’s attempt, but he showed up soon after and started singing the sun’s bit using some funny turns to it, which had people </text:span><text:span text:style-name="T470">giggle and </text:span><text:span text:style-name="T469">respond the same, </text:span><text:span text:style-name="T470">and he seemed to have good jest cause a few people were chuckling</text:span><text:span text:style-name="T469">. In the end, Izmawn still got to shine a little. </text:span><text:span text:style-name="T473">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71">being prepared </text:span>and I just couldn’t care less. <text:span text:style-name="T472">I was asked to cut dried logs into smaller ones, and because I did not want to, my household started to be pricks and chant </text:span><text:span text:style-name="T109">“Tankiran! Tateyets! Tankiran! </text:span><text:soft-page-break/><text:span text:style-name="T109">Tateyets!”</text:span><text:span text:style-name="T472"> </text:span><text:span text:style-name="T473">Tata meaning incisives... </text:span><text:span text:style-name="T472">So I guess I had to be a good sport and help chop wood.</text:span></text:p>
      <text:p text:style-name="P302">Once the fire was started, I just didn’t want to be around people anymore, nothing against anyone I was just feeling fairly unwell. <text:span text:style-name="T474">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5">So different people came in the middle and shared stories until they could not stand the heat of the nearby flames. </text:span><text:span text:style-name="T476">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77">She used an old way of speaking too, which caught people’s attention. </text:span><text:span text:style-name="T478">It spoke of their travels by boat around the sea, stopping at each port, where some were kind and others were not, until they would return home. They had brought many many gifts to give to any </text:span><text:span text:style-name="T479">single </text:span><text:span text:style-name="T478">one of each port, animals carved in wood with some gemstones snapped into place for eyes. </text:span><text:span text:style-name="T480">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81">and that our ears are to be fully gobbled, </text:span><text:span text:style-name="T482">like in the old</text:span><text:span text:style-name="T483">en</text:span><text:span text:style-name="T482"> days</text:span>. I let a lone sigh and said to her that tomorrow I <text:span text:style-name="T484">will not</text:span> be leaving the house <text:span text:style-name="T484">whatsoever</text:span>. She said that it was fine.</text:p>
      <text:p text:style-name="P305"><text:span text:style-name="T485">Lagris of all people came to give me a cloak as I was probably clearly shivering; </text:span><text:span text:style-name="T486">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87">tumbled</text:span> many of the children in a small amount of time in the town which <text:span text:style-name="T488">I guess </text:span>explain<text:span text:style-name="T488">s</text:span> why there is so few teenagers at the moment, <text:span text:style-name="T491">and one person mentioned that the race </text:span><text:span text:style-name="T492">had been</text:span><text:span text:style-name="T491"> rigged, and </text:span><text:span text:style-name="T492">because the racer that had the wheel broken ended up with a few broken bones as well,</text:span><text:span text:style-name="T491"> that the culprit may </text:span><text:span text:style-name="T492">end up being in big trouble</text:span>.</text:p>
      <text:p text:style-name="P307"><text:span text:style-name="T489">Then</text:span> someone spoke the last <text:span text:style-name="T489">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90">While they were throwing water on the remainder of the fire, I </text:span><text:span text:style-name="T496">quite ungallantly</text:span><text:span text:style-name="T490"> took off.</text:span></text:p>
      <text:p text:style-name="P308">And yesterday, whatever happened, I did not care. I slept. <text:span text:style-name="T492">They tried to wake me up but I growled and they laughed and left. The whole day I was stuck, hearing some event, music, </text:span><text:span text:style-name="T497">clanks of</text:span><text:span text:style-name="T492"> metal</text:span><text:span text:style-name="T497">s</text:span><text:span text:style-name="T492">, cheerings, smells of nice food, but I was not having it whatsoever.</text:span></text:p>
      <text:p text:style-name="P309">Now, today, the sun is risen <text:span text:style-name="T493">over fall, or what they call Akkas, the first half of fall. </text:span><text:span text:style-name="T494">And it’s their turn to </text:span><text:span text:style-name="T498">have suffered the</text:span><text:span text:style-name="T494"> sounds </text:span><text:span text:style-name="T498">of my scribblings </text:span><text:span text:style-name="T494">as each of t</text:span><text:span text:style-name="T499">hem are STILL ASLEEP HOW</text:span><text:span text:style-name="T494">. </text:span><text:span text:style-name="T500">Even Falfela I can hear snore still upstairs. Wow. </text:span><text:span text:style-name="T495">Wanska stayed the night too it looks like.</text:span></text:p>
      <text:p text:style-name="P332">I guess I should make breakfast.</text:p>
      <text:h text:style-name="P596" text:outline-level="3">Lennelen, Midweek</text:h>
      <text:p text:style-name="P247">Took them a while to understand that I had been sick, <text:span text:style-name="T502">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3">I’ve been told again I’ll probably be spending a few days there too. Tamur spent the day at </text:span><text:soft-page-break/><text:span text:style-name="T503">the Khattom with them which I honestly don’t get why he’d put himself in that sor</text:span><text:span text:style-name="T504">t of company</text:span><text:span text:style-name="T503">.</text:span></text:p>
      <text:p text:style-name="P311">They didn’t stay the night however which quite frankly everyone seemed relieved about.</text:p>
      <text:p text:style-name="P312">Falfela has to go to a hearing today, from what Kaffisa says, they caught someone who had <text:span text:style-name="T69">“</text:span><text:span text:style-name="T110">tikkshawarh loosnen, kanalfyearas’vawn</text:span><text:span text:style-name="T69">”</text:span> <text:span text:style-name="T505">sawed off one wheel, like more than a tick?</text:span></text:p>
      <text:h text:style-name="Heading_20_4" text:outline-level="4">--</text:h>
      <text:p text:style-name="P314"><text:span text:style-name="T506">We went </text:span><text:span text:style-name="T507">right after she left </text:span><text:span text:style-name="T506">and spied at distance from the chatting decks, </text:span><text:span text:style-name="T507">until</text:span><text:span text:style-name="T506"> Taalashen let us come closer if we shut it. </text:span><text:span text:style-name="T507">Falfela probably noticed us but was delivering justice.</text:span></text:p>
      <text:p text:style-name="P313"><text:span text:style-name="T506">If I understand right, </text:span><text:span text:style-name="T510">Kelliiv </text:span><text:span text:style-name="T506">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07">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08">at once</text:span>.</text:p>
      <text:p text:style-name="P319"><text:span text:style-name="T510">Kelliiv</text:span> was given a chance to speak for himself. He was hard to hear so <text:span text:style-name="T509">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09">Tamurba</text:span> that granted him an actual power slap. <text:span text:style-name="T69">“‘</text:span><text:span text:style-name="T111">Natshinars’, Lassbrarh, Kwi Usbakh. Khuyallenibar</text:span><text:span text:style-name="T112">r</text:span><text:span text:style-name="T111">a esti”</text:span><text:span text:style-name="T509"> which I think means, “‘But a slave’, they said, come passion stick. I don’t know you anymore”. </text:span></text:p>
      <text:p text:style-name="P322"><text:soft-page-break/><text:span text:style-name="T510">An agitated</text:span> conversation between who I start to understand are the nobles of the town <text:span text:style-name="T510">was impossible for me to</text:span> understand most of it. Until Kuyageba shushed them, came close to him, and after striking the sword into the ground <text:span text:style-name="T510">absurdly close to the guilty’s knees</text:span>, declared three points.</text:p>
      <text:list text:style-name="L1">
        <text:list-item>
          <text:p text:style-name="P632">He must tend to the rider himself until the rider is in good state, or see his own leg broken, and his face rashed.</text:p>
        </text:list-item>
        <text:list-item>
          <text:p text:style-name="P632">He must pay back the bettors what he gained by Argas, or be blinded by any of them from one eye.</text:p>
        </text:list-item>
        <text:list-item>
          <text:p text:style-name="P632">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10">This is apparently what people refer to as </text:span><text:span text:style-name="T113">“</text:span><text:span text:style-name="T69">Gneree”</text:span>, <text:span text:style-name="T510">some </text:span><text:span text:style-name="T511">form or another of the “</text:span><text:span text:style-name="T510">rightful” bite.</text:span></text:p>
      <text:p text:style-name="P323">!! I think I’m hearing Mandin coming back.</text:p>
      <text:h text:style-name="Heading_20_3" text:outline-level="3">Biniineren, just before the 2<text:span text:style-name="T47">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2">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3">ranting about that leather maker again and again, his rants were making me drowsy. </text:span><text:span text:style-name="T514">He then started to say that Tshavis should be in charge of the place, and a few others agreed, </text:span><text:span text:style-name="T515">and Kaf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6">Then Falfela made a sly comment how his good appearance is definitely without any stone marks, before throwing a boiled carrot at him. I think he knew to shut any further comment on the matter. </text:span><text:span text:style-name="T517">Then, after clearing his throat, Mandin asked him how his coin purse was doing, which granted </text:span><text:span text:style-name="T518">Mandin</text:span><text:span text:style-name="T517"> the second boiled carrot, right in his </text:span><text:span text:style-name="T519">black </text:span><text:span text:style-name="T517">eye, which made Falfela super sorry </text:span><text:span text:style-name="T519">and she went to kiss his hair, but jerked away and said he stank like a fox </text:span><text:span text:style-name="T521">den</text:span><text:span text:style-name="T519"> </text:span><text:span text:style-name="T520">(</text:span><text:span text:style-name="T75">“Wekh! Tun Winakh</text:span><text:span text:style-name="T77">oy</text:span><text:span text:style-name="T75"> </text:span><text:span text:style-name="T76">skant</text:span><text:span text:style-name="T75">evaw</text:span><text:span text:style-name="T78">n</text:span><text:span text:style-name="T75"> Nabu</text:span><text:span text:style-name="T79">u</text:span><text:span text:style-name="T75">!”</text:span><text:span text:style-name="T520">) </text:span><text:span text:style-name="T519">and to absolutely go have a bath in the Lurek before bed</text:span><text:span text:style-name="T517">.</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5">animal</text:span> <text:span text:style-name="T522">hide wearing</text:span> <text:span text:style-name="T525">dance</text:span>, he was clearly sad for me, which made the others uneased.</text:p>
      <text:p text:style-name="P328">Kaffisa then mentioned, <text:span text:style-name="T524">with slow care,</text:span> how Reyon was <text:span text:style-name="T524">now </text:span>taking <text:span text:style-name="T524">day</text:span> <text:span text:style-name="T524">duty</text:span> of a little Kodor, which made Mandin’s eyes grow big and <text:span text:style-name="T523">teary</text:span>. He almost had the table fall to the side when he <text:span text:style-name="T523">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5">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6">went</text:span><text:span text:style-name="T525"> downstairs instead.</text:span></text:p>
      <text:p text:style-name="P330">That night I saw rivers coming down from the sky, mixed with lightnings and mermaids of gold. And I saw a dancing female figure with wings and horns, and some song like that of a clarinet, <text:span text:style-name="T527">who gave me a massive feather that was like a boat I would row, and the rivers themselves turned gold and copper</text:span>. <text:span text:style-name="T528">Some northern goats were jumping around foxes as both were building bridge across the land, laughing together in a way that seemed mocking. </text:span><text:span text:style-name="T529">In the dream still, I went to the land south of some wine lake, and met with </text:span><text:span text:style-name="T531">people with thick mustaches and long robes</text:span><text:span text:style-name="T529">, </text:span><text:span text:style-name="T530">in a sea of clay buildings, </text:span><text:span text:style-name="T532">playing dice games </text:span><text:span text:style-name="T534">with carved molar teeth</text:span><text:span text:style-name="T532"> </text:span><text:span text:style-name="T533">while a dragon roamed over us</text:span><text:span text:style-name="T529">.</text:span></text:p>
      <text:p text:style-name="P333">... I am feeling better. I’ll let Uffel know I’m ready for the trampling, I guess.</text:p>
      <text:h text:style-name="Heading_20_2" text:outline-level="2"><text:bookmark-start text:name="__RefHeading___Toc26374_410328899"/>I am <text:span text:style-name="T535">back</text:span><text:bookmark-end text:name="__RefHeading___Toc26374_410328899"/></text:h>
      <text:p text:style-name="P335">And exhausted. <text:span text:style-name="T536">7 days. </text:span><text:span text:style-name="T537">Sore. Sick. Hurts to write.</text:span></text:p>
      <text:h text:style-name="P597" text:outline-level="3"><text:soft-page-break/>Gullaren, 4<text:span text:style-name="T47">th</text:span> of the 3<text:span text:style-name="T47">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9">“Yalpavakhawin khuy</text:span><text:span text:style-name="T114">i</text:span><text:span text:style-name="T69">lits stayo </text:span><text:span text:style-name="T114">(tuude?)</text:span><text:span text:style-name="T69">, nars, </text:span><text:span text:style-name="T114">iyet</text:span><text:span text:style-name="T69">tshi ursoy hweliin </text:span><text:span text:style-name="T114">k’hira ayo mba?</text:span><text:span text:style-name="T69">”</text:span> <text:span text:style-name="T541">I don’t fear you yourself understanding (I don’t know if I should use tuude or stayo in that case), just, shut up about it </text:span><text:span text:style-name="T542">over what I</text:span><text:span text:style-name="T541">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43">from what others have said</text:span>, but apparently he’s content with that <text:span text:style-name="T543">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3">Tamur says it’s pretty much what Taramandin shares to others on the field, </text:span><text:span text:style-name="T544">that </text:span><text:span text:style-name="T543">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9">“loos”</text:span>, same word as a chariot wheel) and it feels like I’m in a different country altogether. <text:span text:style-name="T545">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fisa needs help with something.</text:p>
      <text:h text:style-name="P598"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6">further and further down</text:span>. <text:span text:style-name="T546">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47">spicy</text:span> <text:span text:style-name="T547">squash soup, while Falfela was comparing and reciting numbers to herself. Bash spent the night as well and was the most talkative, as he’s had some </text:span><text:span text:style-name="T548">stitching</text:span><text:span text:style-name="T547"> commisions from his visit at Mandin’s family </text:span><text:span text:style-name="T548">that are almost completed. Others seemed to not care that much but because it’s something I don’t know well he was super stoke</text:span><text:span text:style-name="T549">d</text:span><text:span text:style-name="T548"> at explaining to me the difference between techniques, and how it’s similar to a horse’s different gait</text:span><text:span text:style-name="T550">s</text:span><text:span text:style-name="T548"> in some ways.</text:span></text:p>
      <text:p text:style-name="P347">Then I did that caused a bit of a stir. I asked how he thinks Kuyageba would sew, and the most awkward silence was soon replaced by the richest cackle when Tamur and Falfela said at the same time <text:span text:style-name="T69">“Shedellkwiis”</text:span>, “with hoof shoes”. At least it got both Mandin and Kaf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558" text:outline-level="2"><text:bookmark-start text:name="__RefHeading___Toc26376_410328899"/>Goolarla, Starting the 4<text:span text:style-name="T47">th</text:span><text:bookmark-end text:name="__RefHeading___Toc26376_410328899"/></text:h>
      <text:p text:style-name="P349">Reyon and Falfela think I’m possessed. Gonna spend some time at the temple for <text:span text:style-name="T69">“Tshim</text:span><text:span text:style-name="T115">ow</text:span><text:span text:style-name="T69">liwa”</text:span>. I’m just, sick, sweaty and sleepy.</text:p>
      <text:h text:style-name="Heading_20_3" text:outline-level="3">T<text:span text:style-name="T551">he next day</text:span></text:h>
      <text:p text:style-name="P350">Falfela’s actual name is <text:span text:style-name="T69">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3">imagine</text:span>. <text:span text:style-name="T552">What’s even more </text:span><text:span text:style-name="T553">peculiar</text:span><text:span text:style-name="T552"> is that when there </text:span><text:span text:style-name="T554">were</text:span><text:span text:style-name="T552"> people </text:span><text:span text:style-name="T554">intrigued by me</text:span><text:span text:style-name="T552">, they were asked to leave me alone. </text:span><text:span text:style-name="T554">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5">Tamur was proud of the food he had made. He also kept asking about what I saw at the temple which had both Kaf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6">upstairs </text:span>more <text:span text:style-name="T556">of that</text:span> “<text:span text:style-name="T69">Nawlimunke</text:span>” clay hot mess, I said “<text:span text:style-name="T116">Khinelleyets, ‘</text:span><text:span text:style-name="T69">Shaleppe’!</text:span>” <text:span text:style-name="T557">(Good luck!)</text:span>, and th<text:span text:style-name="T556">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9">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599"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59">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60">Well this was very awkward. Uffel came to sit at our table to share food with the </text:span><text:span text:style-name="T561">wine jar</text:span><text:span text:style-name="T560"> she was bringing, but the first thing Kaffisa said was </text:span><text:span text:style-name="T122">“Oysubba! Arekas! Zheralloyaruts Tearan ayo Dusan Tukh? Arekas...”</text:span><text:span text:style-name="T560">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68">A</text:span><text:span text:style-name="T560">rekas is Uffel’s regular name, </text:span><text:span text:style-name="T568">right</text:span><text:span text:style-name="T560">?</text:span></text:p>
      <text:p text:style-name="P360">I don’t know if Uffel knew or not what was asked of her, but she crudely looked at me and said something that seemed to mean I forgot to ask for it. <text:span text:style-name="T561">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9">Dzh</text:span><text:span text:style-name="T117">ya</text:span><text:span text:style-name="T69">lets</text:span><text:span text:style-name="T117">e yillin la, sim. Donseben Uffel ayo, mba, Lurekkiwakh; pae, Klasherh fea</text:span>”. “<text:span text:style-name="T562">Your whole funds I’ll see done, don’t worry. </text:span><text:span text:style-name="T564">Uffel’s clan is, alright, l</text:span><text:span text:style-name="T562">ike the Lurek </text:span><text:span text:style-name="T564">river</text:span><text:span text:style-name="T562">, well, their saddle should be” </text:span><text:span text:style-name="T564">If I got it right</text:span><text:span text:style-name="T562">? </text:span><text:span text:style-name="T563">Which made Falfela chuckle even more when she brought out </text:span><text:span text:style-name="T565">a hidden</text:span><text:span text:style-name="T563"> </text:span><text:span text:style-name="T565">jar</text:span><text:span text:style-name="T563"> of wine </text:span><text:span text:style-name="T565">and</text:span><text:span text:style-name="T563"> </text:span><text:span text:style-name="T565">gave</text:span><text:span text:style-name="T563"> us </text:span><text:span text:style-name="T566">all </text:span><text:span text:style-name="T565">a second</text:span><text:span text:style-name="T563"> serving. </text:span><text:span text:style-name="T567">The cheering it brought!</text:span></text:p>
      <text:h text:style-name="P600" text:outline-level="3">The next <text:span text:style-name="T575">night</text:span></text:h>
      <text:p text:style-name="P363">So drunk. At last, was allowed to drink to my heart’s content.</text:p>
      <text:p text:style-name="P363">Uffel did not seem happy about her family’s lack of care for their workers. After some more wood cutting, <text:span text:style-name="T574">with a proper axe shaft this time thank goodness,</text:span> she motioned at me to follow her to the decks and gave me a full jar of wine and we chatted for a bit as we looked at the island across. We talked, <text:span text:style-name="T573">drank, and</text:span> sang for hours. I forgot some lyrics of <text:span text:style-name="T569">a few</text:span> songs from my world but she said it was... interesting. To be honest I think I tanked them but that’s alright, I’m far from everything I had ever known and for all they cared, I must have been <text:span text:style-name="T569">in</text:span> some odd key already.</text:p>
      <text:p text:style-name="P363"><text:soft-page-break/>I may have made a fool of myself, all tall compared to everyone here. I came home after supper, <text:span text:style-name="T569">but</text:span> <text:span text:style-name="T569">Tamur</text:span> kept some spicy soup for me, that was neat. <text:span text:style-name="T570">He told me I can write if I want, but to not reignite the oil lamp </text:span><text:span text:style-name="T572">once it goes</text:span><text:span text:style-name="T570">. </text:span><text:span text:style-name="T572">Folks</text:span><text:span text:style-name="T571"> are off to bed early, </text:span><text:span text:style-name="T572">something about tomorrow being busy</text:span><text:span text:style-name="T571">.</text:span></text:p>
      <text:p text:style-name="P363">Okay my head swirls a little, bye for now, silly journal. Don’t judge me, Reyon, when you do get to read and understand, ya <text:span text:style-name="T69">“Winakh </text:span><text:span text:style-name="T118">Visiimoy”</text:span><text:span text:style-name="T569">. </text:span>I just miss everything there yet enjoy everything here, if that makes sesne. “Sesne” haha sense. </text:p>
      <text:p text:style-name="P363"><text:span text:style-name="T69">“Uduneyets peva!”</text:span> To life, or what else!</text:p>
      <text:p text:style-name="P366">... I wish there was chalk closeby oof I think I regret everything.</text:p>
      <text:p text:style-name="P367">Actually I’m still wide awake maybe I should wander outside...</text:p>
      <text:h text:style-name="P601" text:outline-level="3">Banoorlen, The last day of the 4<text:span text:style-name="T47">th</text:span><text:span text:style-name="T576"> </text:span><text:span text:style-name="T577">week</text:span></text:h>
      <text:p text:style-name="P364">Uffel chose a <text:span text:style-name="T580">pretty </text:span>bad day to get me to drink. <text:span text:style-name="T580">Today there was a procession </text:span><text:span text:style-name="T586">across town and back </text:span><text:span text:style-name="T580">to commemorate t</text:span><text:span text:style-name="T581">he sickness that took many people in the town, especially children, a few years back</text:span><text:span text:style-name="T580">. </text:span><text:span text:style-name="T581">I don’t think she knew though.</text:span></text:p>
      <text:p text:style-name="P368">I wonder what they got sick <text:span text:style-name="T583">with</text:span>. I guess things like these are just a part of life until things are figured out. Reminds me of high school reading how much sedentary lives especially with cattle living close to people brought a fair bit of different <text:span text:style-name="T582">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4">long </text:span>hugs to a few people who were inconsolable. Looks like that year had left a scar on the survivors. <text:span text:style-name="T585">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559" text:outline-level="2"><text:bookmark-start text:name="__RefHeading___Toc26378_410328899"/>Bammarla, on the 5<text:span text:style-name="T47">th</text:span> week<text:bookmark-end text:name="__RefHeading___Toc26378_410328899"/></text:h>
      <text:p text:style-name="P362">There’s more and more folks that are awake most of the night, and it’s annoying me a little but</text:p>
      <text:h text:style-name="P602" text:outline-level="3"><text:soft-page-break/>Biivaameng, the next day</text:h>
      <text:p text:style-name="P365">Some days it’s hard to accomplish lots. Or rather <text:span text:style-name="T588">a </text:span>lot get<text:span text:style-name="T588">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7">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90">now</text:span> lumber, <text:span text:style-name="T589">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91">barter</text:span> by shearing <text:span text:style-name="T591">her</text:span> sheep <text:span text:style-name="T591">and </text:span>butchering them, but seems to mainly get <text:span text:style-name="T591">funds</text:span> <text:span text:style-name="T591">only </text:span>when playing music...</text:p>
      <text:p text:style-name="P374">I think I’m seeing more why Falfela’s work is important. I wonder who else does her job? Is Tamurba also doing what I think they call <text:span text:style-name="T69">“Dzhilliwa”</text:span>? I just find it so funny that they call it money washing, sounds so close to money laundering, but it doesn’t look like it’s a thing at all, mainly more “making sense of money”. As in, making things right. <text:span text:style-name="T592">That might explain why sometimes Falfela acts all righteous.</text:span></text:p>
      <text:h text:style-name="P603"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9">tekkeye</text:span>” towards sky.</text:p>
      <text:p text:style-name="P373"><text:span text:style-name="T593">The time of chopping is </text:span><text:span text:style-name="T594">as per Falfela</text:span><text:span text:style-name="T593">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5">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9">“Nellkullayo </text:span><text:span text:style-name="T119">Lussabelli, Lwansendzh</text:span><text:span text:style-name="T120">iy</text:span><text:span text:style-name="T119">aras</text:span><text:span text:style-name="T69">”</text:span>, <text:span text:style-name="T596">from the canyon to the needed rain, more than a path’s new beginnings?</text:span></text:p>
      <text:h text:style-name="P604"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7">vaameng, the 5</text:span><text:span text:style-name="T53">th</text:span><text:span text:style-name="T597"> of the 5</text:span><text:span text:style-name="T53">th</text:span></text:h>
      <text:p text:style-name="P380">Today is bean day. This is ridiculously funny.</text:p>
      <text:p text:style-name="P384"><text:soft-page-break/>Bashledhaw (who people have for a while started calling Bashkaree), Mandindaya, Kaffisa, Taalashen and myself are going.</text:p>
      <text:p text:style-name="P381">We packed everything yesterday, <text:span text:style-name="T598">including extra pairs of sandals, and beans of course,</text:span> and <text:span text:style-name="T598">now </text:span>the sky is blue and gold. <text:span text:style-name="T599">Lesgo!</text:span></text:p>
      <text:h text:style-name="Heading_20_2" text:outline-level="2"><text:bookmark-start text:name="__RefHeading___Toc59272_410328899"/><text:span text:style-name="T69">“Grun!”</text:span> Bear!<text:bookmark-end text:name="__RefHeading___Toc59272_410328899"/></text:h>
      <text:p text:style-name="P383">We’<text:span text:style-name="T601">re</text:span> back midday Biinerlen, 2<text:span text:style-name="T47">nd</text:span> day of the 7<text:span text:style-name="T47">th</text:span> week. <text:span text:style-name="T601">Heard the</text:span> mine’s been destroyed and ransacked by wild animals. People are scared for the future, and I don’t get why. Falfela keeps looking pale and off. I’ll try to figure <text:span text:style-name="T602">it</text:span> out. <text:span text:style-name="T602">Our household mumbles to themselves and I can tell something is utterly wrong </text:span>but folks don’t seem to want to take time to explain <text:span text:style-name="T602">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9">“Nazalo Suroy”</text:span> (Wine from the south) and said I should go somewhere safer or I might get swallowed whole (<text:span text:style-name="T69">“Tshi assi, Pae tude endaar</text:span><text:span text:style-name="T125">i</text:span><text:span text:style-name="T69">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9">“VALEE!”</text:span> enough!</text:p>
      <text:p text:style-name="P388">And lo, a flash of lightning struck at the same exact time! He did not skip a beat, and continued on a rant that ended with the roar of the thunder. It <text:span text:style-name="T609">froze</text:span> <text:soft-page-break/>everyone around. From what I understood, as they speak a different language but closer than the one further south, he said that they needed to stop shoving and expecting no dirt, among other things. And yet again, <text:span text:style-name="T69">“VALEE!”</text:span> and another lightning struck. And something that seemed to have meant, “hear the ghost agree, hear!” <text:span text:style-name="T603">(</text:span><text:span text:style-name="T124">“Kemflets Wasta lheaba’li, kemflets!”</text:span><text:span text:style-name="T603">)</text:span> as the thunder followed. That whole ordeal was so metal.</text:p>
      <text:p text:style-name="P388">You can bet they calmed all the way down. <text:span text:style-name="T603">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10">s</text:span> <text:span text:style-name="T606">The Trooper </text:span><text:span text:style-name="T610">lyrics,</text:span> and Taalashen gave a go and that was actually <text:span text:style-name="T606">awesome</text:span>. She had no idea what she was singing about, but we both absolutely shredded.</text:p>
      <text:p text:style-name="P390">AND THEN. The coming back has just been so <text:span text:style-name="T605">odd</text:span>.</text:p>
      <text:p text:style-name="P390"><text:span text:style-name="T604">A bear attack on the mines, no one is hurt there, but also, the attack apparently </text:span><text:span text:style-name="T607">also </text:span><text:span text:style-name="T604">affected Inyafee’s place, and Falfela fears for her and her family from it I think. And Tamurba just... took off!? Uffel’s now in charge of the farm? What does she know about farming?</text:span></text:p>
      <text:p text:style-name="P396">I can smell boar fat <text:span text:style-name="T608">charring</text:span> in the distance. At least some normalcy.</text:p>
      <text:h text:style-name="P605" text:outline-level="3"><text:soft-page-break/>Biinirlen, 2<text:span text:style-name="T47">nd</text:span> of the 7<text:span text:style-name="T47">th</text:span> </text:h>
      <text:p text:style-name="P392">Yeah I still get the days wrong. Yesterday was Nirarla, the 7<text:span text:style-name="T47">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11">might</text:span> be closed for a while, meaning anything from outside the town would be harder to buy. <text:span text:style-name="T612">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4">helped Falfela</text:span> with fixing <text:span text:style-name="T614">something </text:span>clay wise. Apparently she missed some things about Luseytokris (and she shuddered at mentioning his name) and Tamurba. <text:span text:style-name="T614">T</text:span>he silk merchant is <text:span text:style-name="T614">in fact</text:span> entitled to more of the town’s funds and silos than she previously thought, which honestly does not make much sense to me but who knows.</text:p>
      <text:p text:style-name="P400">We <text:span text:style-name="T614">went to </text:span>a building I had not been before,<text:span text:style-name="T614"> smel</text:span><text:span text:style-name="T617">ling</text:span><text:span text:style-name="T614"> like </text:span><text:span text:style-name="T617">a</text:span><text:span text:style-name="T614"> pulp mill mixed with dirt of the clay, </text:span><text:span text:style-name="T617">to speak</text:span><text:span text:style-name="T614"> with another..</text:span>. <text:span text:style-name="T614">accountant I can only imagine? I don’t know why she needed me there. But by the way the other person’</text:span><text:span text:style-name="T616">s eyes</text:span><text:span text:style-name="T614"> </text:span><text:span text:style-name="T616">were</text:span><text:span text:style-name="T614"> darting at me, I </text:span><text:span text:style-name="T616">had been</text:span><text:span text:style-name="T614"> </text:span><text:span text:style-name="T616">harness</text:span><text:span text:style-name="T617">ed</text:span><text:span text:style-name="T614"> as </text:span><text:span text:style-name="T617">a</text:span><text:span text:style-name="T614"> henchman </text:span><text:span text:style-name="T617">of sorts</text:span><text:span text:style-name="T614">. Dunno. </text:span><text:span text:style-name="T123">“Donseben”</text:span><text:span text:style-name="T614"> and </text:span><text:span text:style-name="T123">“Gneree”</text:span><text:span text:style-name="T614"> came up often in their </text:span><text:span text:style-name="T617">chat</text:span><text:span text:style-name="T614">. Guess they were revisiting that hearing with Bash’s ordeal.</text:span></text:p>
      <text:p text:style-name="P401"><text:span text:style-name="T614">After we left, </text:span><text:span text:style-name="T615">with</text:span><text:span text:style-name="T614"> a weight off </text:span><text:span text:style-name="T615">her</text:span><text:span text:style-name="T614"> </text:span><text:span text:style-name="T615">one</text:span><text:span text:style-name="T614"> shoulder onto </text:span><text:span text:style-name="T615">the </text:span><text:span text:style-name="T614">other,</text:span> <text:span text:style-name="T614">she told</text:span> me to <text:span text:style-name="T614">ask</text:span> with Tshavis and Taramandin if them and myself could go up the mountain at night to check on her cousin at the safe spot, but to utterly shut up <text:soft-page-break/>about it and mention it to <text:span text:style-name="T613">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18">since you seem to like trying to decipher what I’m writing about haha.</text:span></text:p>
      <text:h text:style-name="Heading_20_4" text:outline-level="4">--</text:h>
      <text:p text:style-name="P424">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19">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20">let’s go check on that Inyafee.</text:span></text:p>
      <text:h text:style-name="P606" text:outline-level="3">Neguulen, The next night</text:h>
      <text:p text:style-name="P393">Barely enough oil for the lamp to there and back. I <text:span text:style-name="T621">a</text:span>m exhausted, and now part of the problem I guess. Thank goodness I don’t know enough of the language to testify anything.</text:p>
      <text:p text:style-name="P394">As I thought. Inyafee was the bear.</text:p>
      <text:p text:style-name="P394">Well, her servants <text:span text:style-name="T622">that is, who</text:span> made it look like a <text:span text:style-name="T622">wild animal’s</text:span> attack. <text:span text:style-name="T623">Her righteous reasons truly evade me, a</text:span>nd now she is scared to be hunted down <text:span text:style-name="T622">like some..</text:span>. <text:span text:style-name="T622">well like some bear.</text:span></text:p>
      <text:p text:style-name="P405">Let’s not wake anyone now.</text:p>
      <text:h text:style-name="P607"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fisa and Taalashen have been doing the <text:span text:style-name="T69">“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6">been </text:span>playing with different materials.</text:p>
      <text:p text:style-name="P409"><text:span text:style-name="T624">Reyon on his side this morning asked me more about the staffs, and pointed at the word “bacterias” in one of my entries. We had a very strange conversation mixing hosts, guests, some unwanted, some fine, and clear demons of the body </text:span><text:span text:style-name="T627">that the eye alone cannot see</text:span><text:span text:style-name="T624">, and how a fair few of them look like millions of tiny tiny staffs that multiply by themselves, so we came up with the word </text:span><text:span text:style-name="T129">“Bakhiluni”</text:span><text:span text:style-name="T18">, </text:span><text:span text:style-name="T19">many small staffs</text:span><text:span text:style-name="T624">. Some strange soup of emotions in that guy’s eyes came before his knees gave, before saying </text:span><text:span text:style-name="T625">under his breath that </text:span><text:span text:style-name="T624">he needs to ask Tamur </text:span><text:span text:style-name="T628">for help </text:span><text:span text:style-name="T629">with something</text:span><text:span text:style-name="T624">.</text:span></text:p>
      <text:p text:style-name="P408">I honestly just want a drink. Hopefully Uffel would be kind enough to offer me some more of that same wine.</text:p>
      <text:h text:style-name="P608"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30">ended up indeed</text:span> find Uffel who was selling her family’s vineyard “finests” by the cup full from up a <text:span text:style-name="T630">stone </text:span>ledge, and when she saw me she hurled a <text:span text:style-name="T69">“TANKIRAN! Yelli! Tateyits Sha’sabba!”</text:span> Tankiran, come to me, greatly enjoy towards for your incisive. And made me drink a cup that she poured down my gullet, AND ANOTHER. And then pushed me aside as more folks were coming so she couldn’t spend much time. <text:span text:style-name="T630">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9">“Tankiran! Yan!”</text:span> yelped half a whisper. And who do I see pretty drunk? Falfela! She grabbed me by the elbow and pulled me inside the Khattom, where all <text:span text:style-name="T631">fires</text:span> were <text:span text:style-name="T631">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9">“Tsa</text:span><text:span text:style-name="T130">a</text:span><text:span text:style-name="T69">len tu</text:span><text:span text:style-name="T130">u</text:span><text:span text:style-name="T69">ra”</text:span>, I had not heard the word <text:span text:style-name="T69">tu</text:span><text:span text:style-name="T130">u</text:span><text:span text:style-name="T69">ra</text:span> before, but I think it meant “this one moment only”.</text:p>
      <text:p text:style-name="P410">They were talking together about <text:span text:style-name="T631">both of their</text:span> role<text:span text:style-name="T631">s</text:span> in society, how both of them carry a lot of what it is to live in Yivalkes, and that without one or the other, the whole city would fall apart.</text:p>
      <text:p text:style-name="P410">Honestly it felt absolutely awkward almos<text:span text:style-name="T631">t</text:span> holding the candle to their chant <text:span text:style-name="T631">for</text:span> the self, but it was hilarious nonetheless to see Falfela smothering <text:span text:style-name="T631">the tavernist with good words, completely and utterly drunk. Inels was not too far behind. They were asking me questions that were mainly to show that I agree with what they were saying, and being their guest in this dimmed </text:span><text:span text:style-name="T817">e</text:span><text:span text:style-name="T631">mbers in darkened blue paint, clearly in some unknown territory, it was best to say </text:span><text:span text:style-name="T130">“Tu</text:span><text:span text:style-name="T131">du</text:span><text:span text:style-name="T130">kh!... Aas!... Nawm!... Lhea!”</text:span><text:span text:style-name="T631"> </text:span><text:span text:style-name="T634">(Right now... Suitable... Very now... Agreed) </text:span><text:span text:style-name="T631">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2">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3">about Kuya</text:span>, a few other names I didn’t know, saying things good and bad about each. They didn’t have much good words for Luseytokris <text:span text:style-name="T633">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5">And get water.</text:span></text:p>
      <text:h text:style-name="P56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6">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09" text:outline-level="3"><text:span text:style-name="T639">LeLiilen</text:span>, the last <text:span text:style-name="T639">3</text:span><text:span text:style-name="T54">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38">(since Inyafee, the elders, and their natti returned to the villa, the one that came was interesting in her retelling of the story of how they fled </text:span><text:span text:style-name="T132">The Bear</text:span><text:span text:style-name="T638">,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7">plundering</text:span> into the ground a little deeper making a bunch of holes. She says it’s good for the land. <text:span text:style-name="T637">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10"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40">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41">as many like to do</text:span><text:span text:style-name="T640">. </text:span><text:span text:style-name="T641">P</text:span><text:span text:style-name="T640">isses Kaf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2">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4">did not </text:span>seem to know what to do or not, Kelliiv was tasked by Kuyageba with ensuring Taramandin avoids the Khattom until <text:span text:style-name="T69">“Wigil”</text:span>, the Winter solstice, lest he himself be unable to join celebrations <text:span text:style-name="T643">of any kind </text:span>as well. I could tell Inels was sour about the response, but relieved of the due process.</text:p>
      <text:h text:style-name="P56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5">I see they left a black, thick toga for me to wear, along with what looks like.. some weirdly ornate belt... and a short fur cape with a hoodie. </text:span><text:span text:style-name="T646">I guess they remembered I hate the cold.</text:span></text:p>
      <text:p text:style-name="P431">Is... is that some tusks? No way...</text:p>
      <text:h text:style-name="P611"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7">a slingshot, a crooked staff, and a trident, before getting kicked real close to a bonfire</text:span>. <text:span text:style-name="T647">The tusks kinda hurt after a while and I have massive blisters in the mouth from them, but I guess they had me play out their rendition of a Titan.</text:span></text:p>
      <text:p text:style-name="P432">Ha. I played the evil guy. Lmao.</text:p>
      <text:p text:style-name="P432"><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48">had been</text:span> going around with <text:span text:style-name="T648">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48">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12"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49">Bash’s boss</text:span> who was dressed in a way that reminded me of Zeus did a sword dance with her. <text:span text:style-name="T649">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50">from a bunch of people at once</text:span>.</text:p>
      <text:p text:style-name="P435">I’m allowed to sing it which honestly makes it easier to remember but let’s hope I don’t mess it up tonight. Especially with those stupid TUSKS aa<text:span text:style-name="T652">a</text:span>a<text:span text:style-name="T651">h!</text:span></text:p>
      <text:h text:style-name="P613" text:outline-level="3">Baringi, Last day till</text:h>
      <text:p text:style-name="P422">My head hurts. My knees hurt. My teeth hurt.</text:p>
      <text:p text:style-name="P436">Apparently I don’t have to play that titan anymore, I did my part for the ongoing show. AT LAST. <text:span text:style-name="T655">I can watch more what happens.</text:span></text:p>
      <text:p text:style-name="P436"><text:soft-page-break/>Just<text:span text:style-name="T653"> stuck in a loop of repeating </text:span>in my mind<text:span text:style-name="T653"> the same phrases from that character I am playing, and seeing one of the tusk fall on the ground at last at the perfect timing.</text:span></text:p>
      <text:p text:style-name="P421">Tamurba <text:span text:style-name="T656">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4">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548" text:outline-level="1"><text:bookmark-start text:name="__RefHeading___Toc18166_2955562914"/>Argas<text:bookmark-end text:name="__RefHeading___Toc18166_2955562914"/></text:h>
      <text:p text:style-name="P437"><text:span text:style-name="T69">“Sharenden shi!”</text:span> Golden mornings come!</text:p>
      <text:p text:style-name="P437">As the rain tumbled the people and the great play alike.</text:p>
      <text:p text:style-name="P437">I decided to not drink yesterday. It was hard, but I think I figured a lot of what the <text:span text:style-name="T69">“Donseree”</text:span> or town theatrics was about. It was <text:span text:style-name="T657">and still is </text:span>reenactment of different stories from the past <text:span text:style-name="T657">as well as</text:span> <text:span text:style-name="T657">current</text:span>.</text:p>
      <text:p text:style-name="P438"><text:soft-page-break/><text:span text:style-name="T657">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9">“Ivdessim”</text:span> or <text:span text:style-name="T69">“Shra!”</text:span>, is getting chased a little bit by Luseytokris, dressed as who Reyon said <text:span text:style-name="T69">“Amomba”</text:span>, but Tamur says <text:span text:style-name="T69">“Tshufava”</text:span>. <text:span text:style-name="T658">Well she seems to really enjoy generally people showing forms of respect, but gets absolutely rigid with a smile of fear when he comes close. Reyon whispered to me when no one could hear </text:span><text:span text:style-name="T133">“Lus grunerh Nyafee’i neddelani... Ursewa Grun</text:span><text:span text:style-name="T134">a</text:span><text:span text:style-name="T133">rh Yeggontu luuli, khuuyalts?”</text:span><text:span text:style-name="T658"> Lus is a bear to Inyafee I can smell, as she </text:span><text:span text:style-name="T659">had been</text:span><text:span text:style-name="T658">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60">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61">along with being on a main route for commerce and cattle migration</text:span> and close to <text:span text:style-name="T661">the most</text:span> “magical” min<text:span text:style-name="T661">e (</text:span>which I’m sure he meant is just abundant<text:span text:style-name="T661">), </text:span><text:span text:style-name="T662">made now even closer with the new addition of the canal</text:span><text:span text:style-name="T661">,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3">and being a little bitch about </text:span><text:span text:style-name="T664">wearing</text:span><text:span text:style-name="T663">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5">Before tonight I’ll go check there </text:span><text:span text:style-name="T666">and ask what’s up.</text:span></text:p>
      <text:h text:style-name="P562" text:outline-level="2"><text:bookmark-start text:name="__RefHeading___Toc18168_2955562914"/>Biinnelen Wili, 2<text:span text:style-name="T47">nd</text:span> day of Wili, night time<text:bookmark-end text:name="__RefHeading___Toc18168_2955562914"/></text:h>
      <text:p text:style-name="P446">Left the house to write by <text:span text:style-name="T668">an</text:span> oil <text:span text:style-name="T668">fire</text:span> outside. Can’t sleep. Not atrociously chilly.</text:p>
      <text:p text:style-name="P446">There was always people chatting about what they saw, what they noted, the interactions of the whole crowd. A fair few told me I did very good playing one of <text:span text:style-name="T69">“Faraalos”</text:span>, the ancient spirits. Others did say different names, and I think one said <text:span text:style-name="T69">“Kru”</text:span> but I can’t remember for sure.</text:p>
      <text:p text:style-name="P446">The funniest thing happened that I had not caught on, but only found out when I checked in on Tamur La, my housemate, is that Tamurba, our farm boss, decided to dress up as Posseda <text:span text:style-name="T135">as well</text:span><text:span text:style-name="T667">.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68">s</text:span> he visited and went along with hand gesture and <text:span text:style-name="T69">“</text:span><text:span text:style-name="T136">Kappalobba</text:span><text:span text:style-name="T69">”</text:span>, <text:span text:style-name="T668">bundle</text:span> talk. <text:span text:style-name="T668">He did get in trouble one day for trying to show interest to one of the ladies there, and he made right for it to her husband, though he almost became street fodder.</text:span></text:p>
      <text:p text:style-name="P451"><text:soft-page-break/>-- <text:span text:style-name="T668">A soldier came by and said I should go in. Sleepy now anyway.</text:span></text:p>
      <text:h text:style-name="P614"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9">“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69">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9">“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9">“Moyilluzhek”</text:span> or <text:span text:style-name="T69">“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70">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15" text:outline-level="3"><text:soft-page-break/>Lennelen, 3<text:span text:style-name="T47">rd</text:span> of the 1<text:span text:style-name="T47">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9">“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71">n accidental</text:span> time traveller who doesn’t know shit <text:span text:style-name="T671">about nada </text:span>and a keeper of <text:span text:style-name="T671">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2">another water bladder, I just sweat like a hog;</text:span></text:p>
      <text:p text:style-name="P460"><text:soft-page-break/>I think I understand one of the words she used, <text:span text:style-name="T69">“Arrannu”</text:span>. It’s like behind and star melted together, and she made a hand gesture of one further than the other, with one eye closed. <text:span text:style-name="T673">I think she was referring to a conjunction?</text:span></text:p>
      <text:p text:style-name="P461">I’ll ask what Tamur and Taramandin have in their bundles;</text:p>
      <text:p text:style-name="P461">I said to Wanska that I believe we are also bringing a donkey, which they call a <text:span text:style-name="T69">“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7">is</text:span> that about?</text:p>
      <text:p text:style-name="P462">... Now she’s even singing her screams. I think she lost some marbles. I’ve never seen her in that bad a state, <text:span text:style-name="T674">like ever</text:span>, I should probably ask Inyafee what to do <text:span text:style-name="T675">since last time Falfela seemed to open up was back when Inyafee had kicked everyone out,</text:span> but I don’t know where she’d be since the Tavern <text:span text:style-name="T676">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fisa were on the offensive aspect of things, <text:span text:style-name="T679">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78">when we return.</text:span></text:p>
      <text:p text:style-name="P466">I tried asking Tamur what he thinks, and he just changed the subject to talk about knots to tie the bundles together.</text:p>
      <text:p text:style-name="P465">Is the trip even worth it, <text:span text:style-name="T680">all things considered</text:span>?</text:p>
      <text:h text:style-name="P616" text:outline-level="3">Guunnelen Tekkoyar, A blue 4<text:span text:style-name="T47">th</text:span></text:h>
      <text:p text:style-name="P455">It’s too bluetiful to let it pass. The donkey sounds eager to leave too.</text:p>
      <text:p text:style-name="P455">I tied a cloth <text:span text:style-name="T681">on</text:span> Falfela’s arm, told her to be good till we return; I think, I know she appreciated this role reversal.</text:p>
      <text:p text:style-name="P473">Take care Yivalkes, we’ll be back soon.</text:p>
      <text:h text:style-name="P56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2">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fisa have been spending a whole lot of time speaking so fast with Tamur about what happened and when I tried to ask they just raised the hand to their mouth with big eyes in an “adults are talking” tone. <text:span text:style-name="T684">I am older that two of them at least but sure. </text:span>I <text:span text:style-name="T683">understand</text:span> there’s been yet another <text:span text:style-name="T69">Gneree</text:span> but this time it’s not coming to an end, <text:span text:style-name="T683">and Falfela was sick for a few of those days so she couldn’t attend to find a way to make things right</text:span>. <text:span text:style-name="T685">They kept talking about Lagris </text:span><text:span text:style-name="T686">too.</text:span></text:p>
      <text:p text:style-name="P474">But I am beat. It’s night time, we’d slept outside each night, and now my bed is SOFT. I think they added feathers or whatever to make me feel like I’m melting in it.</text:p>
      <text:p text:style-name="P476"><text:span text:style-name="T687">... People are having a party outside with all that booze. I can hear the commotion from ou</text:span><text:span text:style-name="T688">r</text:span><text:span text:style-name="T687"> hill.</text:span></text:p>
      <text:h text:style-name="P617" text:outline-level="3">Kudoolen Wili, 4<text:span text:style-name="T47">th</text:span> day of the 2<text:span text:style-name="T47">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689">among each other</text:span> <text:span text:style-name="T689">through</text:span> it <text:span text:style-name="T689">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690">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9">“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564" text:outline-level="2"><text:bookmark-start text:name="__RefHeading___Toc18172_2955562914"/>Lellarla Wili, two days later<text:bookmark-end text:name="__RefHeading___Toc18172_2955562914"/></text:h>
      <text:p text:style-name="P468">The cold rain is turning to snowy pudge. Tensions are <text:span text:style-name="T691">still </text:span>high <text:span text:style-name="T691">though</text:span>. <text:span text:style-name="T692">Falfela is back to her regular self which is awesome. </text:span><text:span text:style-name="T693">She </text:span><text:span text:style-name="T694">however </text:span><text:span text:style-name="T693">continuously </text:span><text:soft-page-break/><text:span text:style-name="T693">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9">“Pabesh Larimoy, Tshimakhiluniwey khiniya gan</text:span><text:span text:style-name="T137">dara</text:span><text:span text:style-name="T69">”</text:span>, “<text:span text:style-name="T698">T</text:span>he great <text:span text:style-name="T698">S</text:span>taffing from <text:span text:style-name="T698">W</text:span>ithin, <text:span text:style-name="T695">or the many small </text:span><text:span text:style-name="T698">D</text:span><text:span text:style-name="T695">emons that bit the </text:span><text:span text:style-name="T698">R</text:span><text:span text:style-name="T695">abbit</text:span>”, <text:span text:style-name="T696">and gave me a copy. </text:span><text:span text:style-name="T697">I will try reading it this evening.</text:span></text:p>
      <text:p text:style-name="P496">She sure likes rabbits.</text:p>
      <text:h text:style-name="P618" text:outline-level="3">Bilaaren, 2<text:span text:style-name="T47">nd</text:span> of the 3<text:span text:style-name="T47">rd</text:span></text:h>
      <text:p text:style-name="P470">It is sunny for a while here, <text:span text:style-name="T701">enough to </text:span><text:span text:style-name="T702">melt</text:span><text:span text:style-name="T701"> out most the </text:span><text:span text:style-name="T702">small amount of </text:span><text:span text:style-name="T701">snow </text:span><text:span text:style-name="T702">that came with the weird rain of yesterday</text:span>.</text:p>
      <text:p text:style-name="P470">That rabbit story is pretty intense just like her usual renditions. <text:span text:style-name="T699">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9">“Silapya”</text:span>, motherly to all.</text:p>
      <text:p text:style-name="P484">To be fair I would probably be way... like way more at ease enjoying life as others around seem to be, and not be so worried of everything and everyone if it weren’t from those pesky microbes <text:span text:style-name="T700">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3">Little genius bugg</text:span><text:span text:style-name="T704">e</text:span><text:span text:style-name="T703">r.</text:span></text:p>
      <text:p text:style-name="P486">I just can’t believe how much I took for granted of what I grew up with, <text:span text:style-name="T703">both things and knowledge</text:span>. <text:span text:style-name="T703">It’s all so...</text:span></text:p>
      <text:h text:style-name="Heading_20_4" text:outline-level="4">--</text:h>
      <text:p text:style-name="P487">Snowing sprinkles; wind brings friendly chill. Bonfire.</text:p>
      <text:h text:style-name="P619"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5">punishment as a miner. Even though she herself wanted the mine to be closed.</text:span></text:p>
      <text:p text:style-name="P488">Falfela has been not talking as much lately. I’ll ask her if she wants to visit her cousin. <text:span text:style-name="T706">Seems also Reyon does not want to talk to her either which seems... I didn’t expect to see this.</text:span></text:p>
      <text:p text:style-name="P489">I think I’ll need better <text:span text:style-name="T709">clothing</text:span> as it probably will be getting pretty cold pretty soon. Maybe let’s <text:span text:style-name="T707">first </text:span>check with Uffel, her sheep were looking <text:span text:style-name="T708">nicely</text:span> wooled up last time I’ve seen them. Maybe she knows when we will get more booze from her vineyard too.</text:p>
      <text:h text:style-name="P620" text:outline-level="3">Gulaaren, 4<text:span text:style-name="T47">th</text:span> of the 3<text:span text:style-name="T47">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9">“Flisi”</text:span>, which is this <text:span text:style-name="T710">already</text:span> sort of short looking cape, which <text:span text:style-name="T710">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2">as well</text:span> for a day or two. <text:span text:style-name="T711">I don’t really like the way all of this is going. </text:span><text:span text:style-name="T712">At least I’ll be warm along the way.</text:span></text:p>
      <text:p text:style-name="P492">So Falfela, Reyon, and myself. Oh and Bash is coming too.</text:p>
      <text:h text:style-name="Heading_20_2" text:outline-level="2"><text:bookmark-start text:name="__RefHeading___Toc18174_2955562914"/>Back in town, <text:span text:style-name="T713">Biruulen, 2</text:span><text:span text:style-name="T55">nd</text:span><text:span text:style-name="T713"> of the 4</text:span><text:span text:style-name="T55">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4">There were loud growls, many paw prints, scratches on entrances, tufts of hair and turds everywhere.</text:span> <text:span text:style-name="T714">This past new moon apparently was the scariest one ever </text:span><text:span text:style-name="T715">from it</text:span><text:span text:style-name="T714">.</text:span></text:p>
      <text:p text:style-name="P498">People tried to find the wolf hideout the next day but they were found evasive. Many people prayed for safety, or pulled out arms and the likes.<text:span text:style-name="T713"> </text:span><text:span text:style-name="T716">The next evening it brought a whole lot of people out to stay up at night </text:span><text:span text:style-name="T717">by bonfires</text:span><text:span text:style-name="T716"> in a way that turned into banquet</text:span><text:span text:style-name="T717">s</text:span><text:span text:style-name="T716">.</text:span> <text:span text:style-name="T713">It calmed a lot of the issues between the main three different clans.</text:span></text:p>
      <text:p text:style-name="P499">On our side at Inyafee’s, Reyon actually gave an earful to Falfela along the way a bit behind us, while Bash was telling me about technical <text:span text:style-name="T718">relationship</text:span> between the different people living <text:span text:style-name="T718">in the area</text:span>. He doesn’t have parents <text:span text:style-name="T718">(hence his original name </text:span><text:span text:style-name="T138">“Ledhaw”</text:span><text:span text:style-name="T718"> apparently)</text:span> but imagines he’s a bastard given his mixed traits. <text:span text:style-name="T718">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19">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20">When I raised my hands to make antlers </text:span><text:span text:style-name="T725">and look at her sideways</text:span><text:span text:style-name="T720">, she could not control a laughter that I think she absolutely needed to let out. </text:span><text:span text:style-name="T139">“</text:span><text:span text:style-name="T140">K’hirambar Kavveloy mba! Hahaha! Oppehaddelavree tudukh, o iigla kavnasuu...</text:span><text:span text:style-name="T139">”</text:span><text:span text:style-name="T720"> </text:span><text:span text:style-name="T721">Which I understood as “The two sides of the brain well! Aight, let’s make happen eating ceremoniously, o wise elk”.</text:span></text:p>
      <text:p text:style-name="P504">-- <text:span text:style-name="T722">Ugh I’m being </text:span><text:span text:style-name="T724">called out</text:span><text:span text:style-name="T722"> to </text:span><text:span text:style-name="T723">chop wood</text:span><text:span text:style-name="T722">.</text:span></text:p>
      <text:p text:style-name="P524">But things are good. Things are good.</text:p>
      <text:h text:style-name="P621" text:outline-level="3"><text:soft-page-break/><text:span text:style-name="T726">The next day, Leruulen</text:span></text:h>
      <text:p text:style-name="P505">Yeah, <text:span text:style-name="T728">definitely is </text:span>chilly when it <text:span text:style-name="T728">is</text:span> chilly on the coast. <text:span text:style-name="T727">At least it reduces the smell.</text:span></text:p>
      <text:p text:style-name="P506">Yesterday night Taalashen surprised me again by growling singing with horned instruments <text:span text:style-name="T728">and clarinet-like ones</text:span> <text:span text:style-name="T728">along</text:span> big drums played by others at the chatting decks, while yet others were more melodically accompanying. At first I thought someone was beating a boar. <text:span text:style-name="T740">Mandin was part of the players.</text:span></text:p>
      <text:p text:style-name="P507">Today <text:span text:style-name="T729">her and Falfela</text:span> <text:span text:style-name="T729">are</text:span> supposed to <text:span text:style-name="T729">teach me</text:span> how to battle with those gold looking sword <text:span text:style-name="T731">and shield</text:span>. I’m still afraid of losing a finger due to them not having much of a guard. <text:span text:style-name="T730">They figured out I’m pretty much useless in front of any danger when we were at Inyafee’s when Gahmo one of her natti who I chatted with last time play-fought with me and I just... froze. </text:span><text:span text:style-name="T732">I mean I never ended up in fights, ever. Maybe some shoving around in mosh pits but that’s it.</text:span></text:p>
      <text:p text:style-name="P508">Oh, Tamur is now a whole lot more chatting. He’s been playing <text:span text:style-name="T736">a fair bit </text:span>with sand and weird flowers from the shore in kiln <text:span text:style-name="T739">successfully made</text:span> magnifying glass lenses, <text:span text:style-name="T739">they</text:span> apparently exist already <text:span text:style-name="T739">albeit </text:span>rare in <text:span text:style-name="T736">this</text:span> region <text:span text:style-name="T736">and he’s put his hands on a process from way south </text:span><text:span text:style-name="T738">in a language that he’s not really at ease with</text:span>. <text:span text:style-name="T736">Though h</text:span>is finger tips look burnt for life. Falfela has been very, <text:span text:style-name="T735">very</text:span> happy looking into <text:span text:style-name="T733">one of his earliest thing. I imagine </text:span><text:span text:style-name="T734">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41">I</text:span>t’s <text:span text:style-name="T741">apparently</text:span> been happening more often under <text:span text:style-name="T741">recent </text:span>contact with Inels and ever since she had closed the Khattom it’s like Falfela lost her bearings, beyond the issue with Luseytokris <text:span text:style-name="T737">being mean to her cousin</text:span>.</text:p>
      <text:p text:style-name="P511"><text:span text:style-name="T742">T</text:span>he tavern has reopened a fair few days ago, <text:span text:style-name="T742">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3">it </text:span><text:span text:style-name="T742">down. That Mandin is pissed about that, because he literally has to go on his knees to be allowed in, while the next visitor who stinks of cow dung can waltz in and order with ease.</text:span></text:p>
      <text:p text:style-name="P511"><text:span text:style-name="T744">He had a chat with Luseytokris as well, who finds she thinks way, way too high of her</text:span><text:span text:style-name="T745">self</text:span><text:span text:style-name="T744"> status </text:span><text:span text:style-name="T745">as a caretaker of a </text:span><text:span text:style-name="T141">“Temaoot”</text:span><text:span text:style-name="T744">,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48">his pupil</text:span>. <text:span text:style-name="T746">He </text:span><text:soft-page-break/><text:span text:style-name="T746">also told me some funky rowdy things at the temple when I was sick </text:span><text:span text:style-name="T747">and being bathed. </text:span><text:span text:style-name="T748">I don’t know. He probably is the “rope bundler” or trouble maker that Falfela was telling me about a few weeks back.</text:span></text:p>
      <text:h text:style-name="P622" text:outline-level="3">Kuruulen</text:h>
      <text:p text:style-name="P494">I. Am. Bruised. We didn’t fight with actual swords, thank goodness, cause I would have been salami. They did not hold back. I didn’t either but so few hits of mine struck, <text:span text:style-name="T752">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50">S</text:span>he returned to her base <text:span text:style-name="T750">form</text:span> and showed me different possible approaches. <text:span text:style-name="T749">So I could improve counter techniques. </text:span><text:span text:style-name="T750">Some folks including Kaffisa</text:span><text:span text:style-name="T749">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49">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51">I just enjoyed seeing Kaffisa run to her soldier while some folk started play singing the song that was written about them </text:span><text:span text:style-name="T753">this past</text:span><text:span text:style-name="T751"> spring.</text:span></text:p>
      <text:p text:style-name="P515">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54">Then Reyon said a wolf could have taken care of it which made Mandin chuckle </text:span><text:span text:style-name="T755">and grunt. </text:span><text:span text:style-name="T756">It was delicious, well seasoned, and had veggies that matched it. There was however something off in it but I can’t tell what it is.</text:span></text:p>
      <text:p text:style-name="P516">Today we’re fighting again. <text:span text:style-name="T757">I don’t know how long I’ll go at it, but there is something liberating in </text:span><text:span text:style-name="T758">lashing</text:span><text:span text:style-name="T757"> at </text:span><text:span text:style-name="T759">each other</text:span><text:span text:style-name="T757">. </text:span><text:span text:style-name="T760">Pressing </text:span><text:span text:style-name="T761">Right Down Bottom Right sort of thing.</text:span></text:p>
      <text:h text:style-name="P623"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4">one of his auntie</text:span><text:span text:style-name="T765">s</text:span><text:span text:style-name="T764"> that went with us to hunt deer</text:span>. <text:span text:style-name="T763">She</text:span> calls Mandin “Manditsekh”, Universe Lightning, <text:span text:style-name="T764">and</text:span><text:span text:style-name="T763"> referred to Bash as “TsekhkaBash”, Thunder Bash, </text:span><text:span text:style-name="T764">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2">I</text:span>mma<text:span text:style-name="T762"> probably spend the whole day at the </text:span><text:span text:style-name="T142">Lodden</text:span><text:span text:style-name="T762">. I just hope Eytokris </text:span>won’t be <text:span text:style-name="T762">there.</text:span></text:p>
      <text:h text:style-name="P565" text:outline-level="2"><text:bookmark-start text:name="__RefHeading___Toc18176_2955562914"/>Bammarla, 5<text:span text:style-name="T47">th</text:span> week proper<text:bookmark-end text:name="__RefHeading___Toc18176_2955562914"/></text:h>
      <text:p text:style-name="P493">Okay <text:span text:style-name="T768">Taalashen</text:span> tried to get me to fight again but I’m good. No thanks. <text:span text:style-name="T768">I’m tapping out for now. Try again next week. I think Falfela is also done. She seems way more at ease too.</text:span></text:p>
      <text:p text:style-name="P518"><text:soft-page-break/>There <text:span text:style-name="T771">are</text:span> oral fights <text:span text:style-name="T766">over different principles </text:span><text:span text:style-name="T771">happening as well,</text:span> but they use phrases that are sometimes too complicated for me to understand. Somehow it’s easier when it’s Lagris, probably because he’s older and speaks slower, <text:span text:style-name="T767">even if he originally speaks the Southern tongue</text:span>.</text:p>
      <text:p text:style-name="P519">At the Lodden there was a few different folks, we were a bit cramped, they tried to speak with me but I sort of don’t <text:s/><text:span text:style-name="T771">really </text:span>want to talk to people I don’t know while naked, especially since I don’t quite have ease with the language. But in general they ask me if I’m from North West. <text:span text:style-name="T769">The tone changes quickly when I make the “I dunno” face </text:span><text:span text:style-name="T770">and mimicking something hit </text:span><text:span text:style-name="T769">my head.</text:span></text:p>
      <text:p text:style-name="P520">Saagar on her side took a long bath in the canal and rinsed off her things as well, the smell is bearable now, and I truly commend her ability to handle the freezing cold. <text:span text:style-name="T772">We did have rabbit yesterday night and it tasted awesome.</text:span></text:p>
      <text:p text:style-name="P521">Tamur was able to make a recipe and techniques for glass making that seems to be less foggy. And he’s already having people interested in getting their own <text:span text:style-name="T69">“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73">Then I got pinched by Falfela. He finished his plate with less words but still ongoing, only in half sentences </text:span><text:span text:style-name="T774">that Saagar tried to complete but was so wrong and unrelated even to my own understanding</text:span><text:span text:style-name="T773">.</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24" text:outline-level="3"><text:span text:style-name="T775">Ku</text:span><text:span text:style-name="T777">u</text:span><text:span text:style-name="T775">vameng, 4</text:span><text:span text:style-name="T56">th</text:span><text:span text:style-name="T775"> of the 5</text:span><text:span text:style-name="T56">th</text:span></text:h>
      <text:p text:style-name="P525">Si<text:span text:style-name="T779">ii</text:span>ck. I assume <text:span text:style-name="T780">that</text:span> rabbit has something to do with it. Fevers, vomit, toilet time. And I am not alone in being sick, our whole house had some form of yuckering, <text:span text:style-name="T781">with me being the worst</text:span>. <text:span text:style-name="T776">I am just now recovering from it.</text:span></text:p>
      <text:p text:style-name="P526">While being stuck in fever, I saw all of the rivers reverse their course, the sea drain itself, and the water rising from the mountains in <text:span text:style-name="T778">many</text:span> columns. It was calm but eerie. All the boats laid on the sea bed, along with the ones that had sunk long ago, all the fish were looking silly going up the stream instead of down, and birds of prey enjoyed the snacks from the mountains. <text:span text:style-name="T778">I woke to after what felt like a month of the draining, where at last it looked like the water was returning once it had dried out.</text:span></text:p>
      <text:h text:style-name="P566" text:outline-level="2"><text:bookmark-start text:name="__RefHeading___Toc18178_2955562914"/><text:soft-page-break/>Favameng, bean day<text:bookmark-end text:name="__RefHeading___Toc18178_2955562914"/></text:h>
      <text:p text:style-name="P527"><text:span text:style-name="T782">I am so beat. Working the field in winter sucks. I thought I caught some frost bite on the leg but time at the Lodden helped. </text:span><text:span text:style-name="T783">People make silly faces and make dumb jokes because today is bean day, the 5</text:span><text:span text:style-name="T57">th</text:span><text:span text:style-name="T783"> of the 5</text:span><text:span text:style-name="T57">th</text:span><text:span text:style-name="T783">. </text:span><text:span text:style-name="T786">Kaffisa</text:span><text:span text:style-name="T784"> </text:span><text:span text:style-name="T786">taught</text:span><text:span text:style-name="T784"> me one. </text:span><text:span text:style-name="T143">“</text:span><text:span text:style-name="T144">Igla shaviya aaskayi. Alnabu? Bagee!</text:span><text:span text:style-name="T143">”</text:span><text:span text:style-name="T784"> </text:span><text:span text:style-name="T785">The elk was running away hungry? Was laid gone? Its bread/antler! It’s funny because both bread and antler sounds </text:span><text:span text:style-name="T788">similar</text:span><text:span text:style-name="T785">. I am just glad I understood on the spot the pun haha.</text:span></text:p>
      <text:p text:style-name="P529"><text:span text:style-name="T789">Aight fingers hurt </text:span><text:span text:style-name="T787">and I too need my bread.</text:span></text:p>
      <text:h text:style-name="P567" text:outline-level="2"><text:bookmark-start text:name="__RefHeading___Toc26894_547606422"/>Duulerla, 6<text:span text:style-name="T47">th</text:span> week proper<text:bookmark-end text:name="__RefHeading___Toc26894_547606422"/></text:h>
      <text:p text:style-name="P528">Winter tides are upon us and rats have contaminated some silos <text:span text:style-name="T793">while I was on the sicker side</text:span>. I am just glad they see it as a hazard and they are not keeping it for humans but for the sheep and the cattle, but that means less food will be available from within the town.</text:p>
      <text:p text:style-name="P528">I don’t really want to go for a hunting trip again but fighting a boar sounds delicious all of us a sudden.</text:p>
      <text:p text:style-name="P530">People want to blame Tamurba for not having taken care of it well enough due to having been away, and others are blaming Uffel for it when she was given the role. I honestly don’t think it matters because rats be rats and they will find a way.</text:p>
      <text:p text:style-name="P530"><text:soft-page-break/>Falfela says I’ll have to pick a side soon enough but both will come to try to convince me for an upcoming “<text:span text:style-name="T145">K’hira </text:span><text:span text:style-name="T69">Gneree”</text:span>. <text:span text:style-name="T790">She agrees with me, but says with pain it’s not really about the truth and more about who needs to change their ways more </text:span><text:span text:style-name="T791">overall</text:span><text:span text:style-name="T790">.</text:span></text:p>
      <text:p text:style-name="P534">That... might explain why I was handed a jar of <text:span text:style-name="T792">honey</text:span>wine by Kenillagris, and new more sturdy tools by Tamurba.</text:p>
      <text:h text:style-name="P625" text:outline-level="3">Biiduleren, 2<text:span text:style-name="T47">nd</text:span> of the 6<text:span text:style-name="T47">th</text:span></text:h>
      <text:p text:style-name="P531">It’s sludgy out there.</text:p>
      <text:p text:style-name="P531">There is a hunt that will be organized this afternoon, I’ve been told to sit this one out though and help make more noise by shaking a branch full of weird dried up beans <text:span text:style-name="T798">they call </text:span><text:span text:style-name="T146">“Klaks</text:span><text:span text:style-name="T147">v</text:span><text:span text:style-name="T146">eva”</text:span><text:span text:style-name="T798"> or Magic </text:span><text:span text:style-name="T799">B</text:span><text:span text:style-name="T798">ean</text:span> around the silos and stomping on the ground while at it in a spiral. Again.</text:p>
      <text:p text:style-name="P531">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1">Mandin<text:span text:style-name="T794">daya</text:span> was joking a bit about what he also got from Tamurba and he <text:span text:style-name="T794">said he absolutely</text:span> enjoy<text:span text:style-name="T794">s</text:span> the <text:span text:style-name="T794">well fragrant olive oil Uffel gave him, which made Kaffisa chuckle and that granted her a bit of a side kick from said Mandin.</text:span></text:p>
      <text:p text:style-name="P536"><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69">K’hira Gneree</text:span>, and you could tell she agreed with him, <text:span text:style-name="T795">but she seems to just not be able to like our main shepherd</text:span>.</text:p>
      <text:p text:style-name="P536">Over the whole thing, I’m just wondering where do these two get all of those extra <text:span text:style-name="T795">stuff. There’s got to be a good fifty to a hundred different people who worked on the field over the course of the past quarter of a year. Who are they going to poll for that? How many people will they try to sway?</text:span></text:p>
      <text:p text:style-name="P535">As for Tamur <text:span text:style-name="T795">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7"><text:span text:style-name="T797">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6">We are however going to keep record of it at Stimur’s shortly.</text:span></text:p>
      <text:h text:style-name="P626" text:outline-level="3"><text:soft-page-break/>Leduuleren Laras, or just before the sun</text:h>
      <text:p text:style-name="P532">A frikkin owl paid its visit and ouch! It tried to pick my bonnet and scratched my <text:span text:style-name="T805">fore</text:span>head. Both Kaffisa and that Lenya guy were having a mix of fright, laughter, and sort of religious reaction, I can’t tell which was which because they were so frantic about it.</text:p>
      <text:p text:style-name="P533">She said we need to throw a salted river fish (<text:span text:style-name="T69">“Dazhi Lun Lurekk </text:span><text:span text:style-name="T148">ayo</text:span><text:span text:style-name="T69">”</text:span>) at it and skedaddled for a while, to return from home after Lenya tried to teach the lyrics of a song about the owl who snatches cry-babies for its own hungry ones. <text:span text:style-name="T805">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9">“Tshi tshi tshi, Lulun kui esti... Nasnimurh askaam... Nasmimurh askaam!?”</text:span><text:span text:style-name="T20">, </text:span><text:span text:style-name="T805">“Hush hush hush, the owl comes for you, Its smelly worms hunger, its smelly worms hunger!”</text:span></text:p>
      <text:p text:style-name="P533"><text:span text:style-name="T805">Anyway Kaffisa</text:span> came back with a pack of a dozen and we launched them in the air; that thing was aggressively hungry too it almost felt like it had been trained for that. It then tried to scoop over Kaffisa’s bonnet <text:span text:style-name="T806">as well</text:span>–I have no clue what it wanted from <text:span text:style-name="T800">those </text:span><text:span text:style-name="T806">but it send Kaffisa and Lenya in a craze of singing that granted us a scream from someone who was trying to sleep closeby</text:span>.</text:p>
      <text:p text:style-name="P538"><text:soft-page-break/>I had interactions with sheep, with dogs, <text:span text:style-name="T801">with cats, with deer, </text:span><text:span text:style-name="T802">with fish, and some of those black and white crows coming and going around the house </text:span><text:span text:style-name="T803">especially when Kaffisa </text:span><text:span text:style-name="T804">goes on the roof</text:span><text:span text:style-name="T802">, but this is the first time an actual bird of prey tries to pick me up. ME. Hahahaha. Those were </text:span><text:span text:style-name="T804">absolutely </text:span><text:span text:style-name="T802">fierce claws though, </text:span><text:span text:style-name="T804">ouch</text:span><text:span text:style-name="T802">.</text:span></text:p>
      <text:p text:style-name="P539">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0">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9">“Myan Lushe </text:span><text:span text:style-name="T150">Lhekkoyo</text:span><text:span text:style-name="T69">”</text:span>, <text:span text:style-name="T807">what I understand means </text:span>all the stars shine in turn.</text:p>
      <text:p text:style-name="P540"><text:span text:style-name="T808">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08">beast made me think of a lion?? Of all the beasts there could be in the area I did not expect lions to live anywhere close to here??</text:span></text:p>
      <text:p text:style-name="P541">But the sun is at last rising, and alas I need to sleep before the household wakes. Kaffisa is by the way snoring like a monster truck without a muffler, I don’t understand how that is not waking the others.</text:p>
      <text:p text:style-name="P541">Aight I’ll still give it a try.</text:p>
      <text:h text:style-name="Heading_20_4" text:outline-level="4">--</text:h>
      <text:p text:style-name="P542">The sky is covered with yellowish clouds. Something further away is burning terribly or something.</text:p>
      <text:p text:style-name="P543"><text:span text:style-name="T809">Apparently c</text:span>aravaned merchant<text:span text:style-name="T809">s</text:span> from further south came through the town with <text:span text:style-name="T809">donkeys pulling carts full of olives, leafy greens, dried sour apples, and fig leather. They intended to be only in passing and continue their way North but Kuyageba apparently offered to take the totality of the carts’</text:span><text:span text:style-name="T812"> content</text:span><text:span text:style-name="T809"> at a discounted price but also with offer of stables and free access to all amenities for a few days </text:span><text:span text:style-name="T811">along with some weaponry</text:span><text:span text:style-name="T809">.</text:span></text:p>
      <text:p text:style-name="P543"><text:span text:style-name="T809">From what Falfela </text:span><text:span text:style-name="T810">recounted</text:span><text:span text:style-name="T809">, th</text:span><text:span text:style-name="T810">ose merchants were quite pleased as they had a close encounter with </text:span><text:span text:style-name="T811">wannabe </text:span><text:span text:style-name="T810">bandits earlier who they were able to diffuse </text:span><text:span text:style-name="T811">by offering food and some knowledge</text:span><text:span text:style-name="T810">, </text:span><text:span text:style-name="T811">and the current weather was too ominous to continue on their expected journey</text:span><text:span text:style-name="T810">.</text:span></text:p>
      <text:p text:style-name="P544"><text:soft-page-break/>I honestly just hope this means we don’t have to shake the branches overnight anymore. Those little skri skri skri will drive me mad.</text:p>
      <text:p text:style-name="P544">Kaffisa insists I should go check out the carts’ paint as they are quite intricate. She says it’s like the owl’s tale all over again.</text:p>
      <text:p text:style-name="P633">For the time being I gotta play Tankiran till sunset... Chop chop chop.</text:p>
      <text:h text:style-name="P627" text:outline-level="3">Kuuduleren, misty frosty</text:h>
      <text:p text:style-name="P634">Two long “days” it’s been.</text:p>
      <text:p text:style-name="P634">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634">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635">She told me one word about the donkey I knew, <text:span text:style-name="T69">“Gubbe”</text:span>. Old. Her eyes watered and so did mine, and so do mine. I don’t know why it felt so precious a moment. <text:span text:style-name="T814">I can tell it was old too, some fur patches were missing, </text:span><text:span text:style-name="T818">yet</text:span><text:span text:style-name="T814"> it stood </text:span><text:soft-page-break/><text:span text:style-name="T814">tall. And when I hugged it, it huffed in such a way that I felt it was hugging me back.</text:span></text:p>
      <text:p text:style-name="P635"><text:span text:style-name="T814">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span></text:p>
      <text:p text:style-name="P636">Falfela was already gone to Inyafee’s by that time along with Reyon to celebrate the full moon. <text:span text:style-name="T813">Kaffisa mentioned how it was tale-like that they had such a timing after the owl tried to grab our bonnets, </text:span>and how that sort of event is magical<text:span text:style-name="T813">. </text:span>She also figured Tamur will be another night on the island <text:span text:style-name="T815">but they may be super hungry on their way back.</text:span></text:p>
      <text:p text:style-name="P636"><text:span text:style-name="T815">I was surprised but then Mandin explained exasperated that it’s a common thing for people to go on trips with very little food to cleanse. His reaction seemed a bit intense even for Kaffisa so not sure what this was about.</text:span></text:p>
      <text:p text:style-name="P637">We didn’t have much food ourselves that night other than pretty much flavoured lard. Reminder to oneself that Mandin isn’t a great cook at all.</text:p>
      <text:p text:style-name="P637">We then did yet another round of shakey shakey the idiot branches for a good portion of the night. No owl this time though. I am just absolutely glad it’s well paid.</text:p>
      <text:p text:style-name="P637"><text:soft-page-break/>This morning Tamur did come back and this time Kaffisa cooked rabbit stew despite nodding on and off which was awesome. He was famished but <text:span text:style-name="T816">ate with a</text:span> calm <text:span text:style-name="T816">I’ve rarely seen him have</text:span>, and at some point held my hand and wished me a very long life, which, I mean, that’s awesome thanks but where did that come from? <text:span text:style-name="T816">Mandin seemed to want to ask Tamur questions but refraining to do so, eyeing me somewhat. I took my leave after thanking Kaffisa for the food which seems to have relaxed Mandin. Whatever.</text:span></text:p>
      <text:p text:style-name="P637">I then had to cut wood after postponing it for too long but ended up being sent <text:span text:style-name="T816">away</text:span> due to collapsing from sleep and almost breaking my ankle. Tamurba was not pleased too much but tried to hide it. <text:span text:style-name="T816">I just ended up sleeping off in the Lodden as to not disrupt their animated chat.</text:span></text:p>
      <text:p text:style-name="P637">The merchant<text:span text:style-name="T819">s’</text:span> caravan left <text:span text:style-name="T816">in the afternoon</text:span> to go south, and it became a sort of procession. I couldn’t quite see Fellim <text:span text:style-name="T816">nor her donkey</text:span> in the lot but stood with the crowd. <text:span text:style-name="T816">Taalashen and another soldier was accompanying them as well for some reason. Looks like unfortunately there is probably trouble along the way. It was weird also that Kaffisa wasn’t there to share short farewells.</text:span></text:p>
      <text:p text:style-name="P638">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9">“</text:span><text:span text:style-name="T151">WuKenli yekharas yille Laneerha</text:span><text:span text:style-name="T69">”</text:span>, “<text:span text:style-name="T817">And the island looked bigger when it started”.</text:span></text:p>
      <text:p text:style-name="P639"><text:soft-page-break/>I am now home and none are here, none have returned yet, and the embers dwindle.</text:p>
      <text:h text:style-name="P628" text:outline-level="3">Paduuleren, sunny</text:h>
      <text:p text:style-name="P640">I woke up before others surprisingly. Outside the snow seems cozy enough to make critters. Good thing I got these gloves.</text:p>
      <text:h text:style-name="Heading_20_4" text:outline-level="4">--</text:h>
      <text:p text:style-name="P641">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641">My head hurts just thinking about this. And I think I got <text:span text:style-name="T820">it right.</text:span></text:p>
      <text:p text:style-name="P641">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641">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20">which honestly was unbecoming of her role, but she did out of fear for her family.</text:span></text:p>
      <text:p text:style-name="P642">Now all of this seems to come from the fact Inyafee had a brain fart and thought it was a great idea to have the mines shut for the sake of nature or something, but now it seems to have grown into a clan against clan bite.</text:p>
      <text:p text:style-name="P642">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642">The merchants did ease the tensions, at least for a day or two, and delayed Falfela’s travels, but the K’hira Gneree is becoming more and more complex because the elders have known bites against each other.</text:p>
      <text:p text:style-name="P643"><text:span text:style-name="T821">Falfela</text:span> is still <text:span text:style-name="T821">up the river</text:span> <text:span text:style-name="T821">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643"><text:soft-page-break/><text:span text:style-name="T821">Now apparently there will be another wolf attack on the town, which I am not sure how they can be already aware of it, but they dismissively said they’ll put bait, and this should diffuse the tensions for the K’hiraa Gneree.</text:span></text:p>
      <text:p text:style-name="P644">I have been tasked to fell one of those logging tree in a wrong way that needs to go across the canal tomorrow as a makeshift third bridge further from the town itself. I figured how they want me to do it, I just hope I won’t mess it up.</text:p>
      <text:p text:style-name="P645">The whole ordeal hurts my brain, honestly.</text:p>
      <text:p text:style-name="P646">I’ve seen Kuya pass close to the house horseriding <text:span text:style-name="T822">earlier during the day</text:span>. <text:span text:style-name="T822">He did ask me if Falfela was home, which I said no, and he asked if she was at Inyafee’s which I said yet. </text:span><text:span text:style-name="T825">T</text:span>old me the snow critters I made were cute. It felt odd, but he seemed at peace in that <text:span text:style-name="T822">very</text:span> moment. <text:span text:style-name="T823">He also came down the horse and helped me lift one massive ball on top of another even more massive one that I had trouble grasping at. </text:span><text:span text:style-name="T824">He </text:span><text:span text:style-name="T825">then</text:span><text:span text:style-name="T824"> ch</text:span><text:span text:style-name="T825">u</text:span><text:span text:style-name="T824">ckled and said </text:span><text:span text:style-name="T152">“Iglareeba!”</text:span><text:span text:style-name="T21"> and made silly antlers gesture people do sometimes.</text:span></text:p>
      <text:p text:style-name="P647"><text:span text:style-name="T21">H</text:span><text:span text:style-name="T10">e does give me friendly vibes. I don’t get to see the more intense side people see from him.</text:span></text:p>
      <text:p text:style-name="P647"><text:span text:style-name="T22">I know he’s going to take a good decision at the Gneree.</text:span></text:p>
      <text:p text:style-name="P647">And Mandin’s soup is ready. Smells nice this time.</text:p>
      <text:h text:style-name="P568" text:outline-level="2"><text:bookmark-start text:name="__RefHeading___Toc26896_547606422"/><text:soft-page-break/>Nirarla, on the 7<text:span text:style-name="T47">th</text:span> week<text:bookmark-end text:name="__RefHeading___Toc26896_547606422"/></text:h>
      <text:p text:style-name="P648">I am awake before the others again. Without the snoring of Falfela, the crackling of the house and the small critters outside, winged or otherwise, are keeping me <text:span text:style-name="T826">alert</text:span>. I can somewhat hear the waves too, or is it the wind?</text:p>
      <text:p text:style-name="P648">I dreamt of whales singing their friendly laments. <text:span text:style-name="T826">Today should go well.</text:span></text:p>
      <text:h text:style-name="Heading_20_4" text:outline-level="4">--</text:h>
      <text:p text:style-name="P649">Okay... Falfela came <text:span text:style-name="T829">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28">He was also prompted by the other Falfelides about what was about to happen.</text:span></text:p>
      <text:p text:style-name="P649">Earlier during the day I had to fell some trees as they discussed further north and close to the base of the canal, and I did fell one across it, but later on it actually collapsed into the canal and went slowly down the flow to cross over the <text:span text:style-name="T827">lock</text:span> at its <text:span text:style-name="T827">end. It almost was a catastrophe and I got a massive earful for it from multiple people, it was actually terrible. I was removed my axe and told not to fell any further tree. </text:span><text:span text:style-name="T828">Dunno if I’ll ever be on Mandin’s good side again.</text:span></text:p>
      <text:p text:style-name="P650"><text:soft-page-break/>His plan can apparently still work, as Kuyageba is strongly supersticious, and still seems to believe that, rather than Inyafee having “played” a bear, actually had transformed into one. Which, to me, pure nonsense. <text:span text:style-name="T830">Though to be fair,</text:span> with my own whole condition of being here rather than home, I cannot dismiss <text:span text:style-name="T830">were-beings </text:span>entirely.</text:p>
      <text:p text:style-name="P650">Kaffisa, when asked about Taalashen, just looked in the distance and returned with an unpleased gaze, as if I had asked something hurtful.</text:p>
      <text:p text:style-name="P650">As for Tamur, I could see he was in his own head, untouched by the ongoing issue. It’s as if his mind did not want to deal with social <text:span text:style-name="T829">unrest. </text:span></text:p>
      <text:p text:style-name="P651">We talked for a while playing the tale of cups and an stacking game until each retired to sleep. I can tell Mandin who was the first to take his leave is faking it, but I guess that’s not for me to ask.</text:p>
      <text:p text:style-name="P651">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651">She promised us the ability to spend lots after Wigil using her mark, should the ordeal be simple. She also spewed a few magical wishes upon each of us that kept going on and on, <text:span text:style-name="T830">including upon the sleeping one who responded in </text:span><text:soft-page-break/><text:span text:style-name="T830">half muttered smug agreements</text:span>, <text:span text:style-name="T830">with</text:span> Reyon <text:span text:style-name="T830">eyeing</text:span> us to shut it and to let her word salad be served.</text:p>
      <text:p text:style-name="P652">She starting dozing off at some point and realized she needed to sleep properly against tomorrow, and the same happens to me too. It’s like some strange weather making my eyes so drowzy wow. Okay time to sle––––</text:p>
      <text:h text:style-name="P629" text:outline-level="3">Biniirlen, 2<text:span text:style-name="T47">nd</text:span> of the 7<text:span text:style-name="T47">th</text:span></text:h>
      <text:p text:style-name="P653">Howlings went everywhere yesterday. <text:span text:style-name="T831">There are scratch marks on doors and turds on the streets. Priests </text:span><text:span text:style-name="T832">are</text:span><text:span text:style-name="T831"> </text:span><text:span text:style-name="T832">marching through snow and </text:span><text:span text:style-name="T831">town in ancient sounding songs about teeth over antlers, and how it is the normal order but for each to stand strong in face of the maw, and each to stand strong in face of the meal.</text:span></text:p>
      <text:p text:style-name="P654">And Falfela did something I’ve never seen her do. She dressed nicely, <text:span text:style-name="T832">tying</text:span> her hair under a neck shawl; made herself tall, round, and, teeth showing, <text:span text:style-name="T69">growled</text:span>. <text:span text:style-name="T832">And promptly left for her hearing.</text:span></text:p>
      <text:p text:style-name="P655">Kaffisa and Mandin seemed delighted. Reyon a bit concerned. Tamur just muttering aloud over his clay tablets on power kettles.</text:p>
      <text:p text:style-name="P655">I... think I’ll try to have a drink at the Tavern.</text:p>
      <text:h text:style-name="P630" text:outline-level="3"><text:soft-page-break/>Leniirlen, Sunny</text:h>
      <text:p text:style-name="P656">Yesterday I was allowed to drink, <text:span text:style-name="T833">only</text:span> if I checked on Taramandin. He was a bit unkempt but nothing out of the ordinary. We talked about areas to go hike around, and he told me of an old battle ground I haven’t explored yet with him, which got him some sour faces, <text:span text:style-name="T834">as we listened to Taalashen singing along with Uffel’s harp</text:span>. He says there’s ghosts lingering sometimes that we can see at night, especially and that made me a bit feverish to even imagine.</text:p>
      <text:p text:style-name="P657">I might join him before Wigil, the winter solstice.</text:p>
      <text:p text:style-name="P657">Taalashen’s long song about some spawn of bandits had the few guests join at the refrain. It was indeed entertaining and the rhythm was closer to what I recognize, gave me some scout <text:span text:style-name="T835">vibe and was literally nothing like any other music I heard from around here</text:span>.</text:p>
      <text:p text:style-name="P657">When I came home, it was late <text:span text:style-name="T835">and I was only a bit tipsy, after helping that Mandin to return to his home in the southern sprawl first. He kept talking about Tshavis after a while </text:span><text:span text:style-name="T836">along with different spots along the river and alike. But really a whole lot about Tshavis, and how he’s an awesome silent observer and threader. They seem to have known each other from a young age too.</text:span></text:p>
      <text:p text:style-name="P658">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658"><text:soft-page-break/>In simple, our household will be observed <text:span text:style-name="T69">a lot</text:span> in the next few weeks. Falfela’s attempt at protecting her family was done at the cost of the perceived holiness of her understanding of just <text:span text:style-name="T837">attribution of resources for the tax system. She made it clear, however, that the way we were going at the mine was at the expense of our perceived puniness, necessary for our survival as a wannabe city state.</text:span></text:p>
      <text:p text:style-name="P659">He talked more about Luseytokris and how he’s been leveraging his position of knowledge and connections with the main city state further south to get more out of the situation, and that clearly Kuyageba is aware of it.</text:p>
      <text:p text:style-name="P659">Now, since both of them kept it a private affair, Kuya is going to forgive their affront to civil order and <text:span text:style-name="T838">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660">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660">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661">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662">This morning they were all playing busy in their corner with Falfela humming to herself. So I just wandered in town and helped with snow removal, keeping my promise. And from the moment I came back till now, <text:span text:style-name="T839">no one but the</text:span> wind<text:span text:style-name="T839">s</text:span> and the gulls.</text:p>
      <text:p text:style-name="P662">-- Ha. Speaking of which, there’s footsteps on the snow from down the hill... I bet it’s Reyon.</text:p>
      <text:h text:style-name="P631" text:outline-level="3">Pannirlen, 5<text:span text:style-name="T47">th</text:span> of the 7<text:span text:style-name="T47">th</text:span> </text:h>
      <text:p text:style-name="P663">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663">That, or why I’m so tall, <text:span text:style-name="T840">or who made my new winter coat and my boots. It’s fun to point out both are a joint effort between Bash and Tshavis. I really like the porkish red and dark brown. I’m not as cold anymore.</text:span></text:p>
      <text:p text:style-name="P664">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664">Falfela is silent. <text:span text:style-name="T841">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42">when they were emptying the ship, </text:span><text:span text:style-name="T841">but he was brutally clear that it was </text:span><text:span text:style-name="T153">his</text:span><text:span text:style-name="T841"> to play with </text:span><text:span text:style-name="T153">first</text:span><text:span text:style-name="T841"> and that he’d be willing to sell the rest </text:span><text:span text:style-name="T154">after</text:span><text:span text:style-name="T841">.</text:span></text:p>
      <text:p text:style-name="P665">Aight time to go find that soldier. <text:span text:style-name="T69">“Assalin esti!”</text:span>, “I challenge you!”</text:p>
      <text:h text:style-name="P569" text:outline-level="2"><text:soft-page-break/>Barella – Snowed in</text:h>
      <text:p text:style-name="P666">Good thing we have reserves in the house. We’ve already played a few games of cups and sang songs from Mandin’s clan.</text:p>
      <text:p text:style-name="P667">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668">Reyon successfully got both Falfela and Tamur to talk about their respective projects for <text:span text:style-name="T843">spring.</text:span></text:p>
      <text:p text:style-name="P668"><text:span text:style-name="T843">She will spend a few weeks in the town I had visited, having more ease with their language now through renewed contact with Uffel, Lagris, Uzhil, and apparently now even Eytokris. After their private exchange in front of Kuya, she </text:span><text:span text:style-name="T844">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49">es</text:span><text:span text:style-name="T844"> in, which is way less populous than the city where his family resides. He still finds Inyafee’s behaviour odd and disorderly (something which Falfela agrees about, shocker) but will disregard it.</text:span></text:p>
      <text:p text:style-name="P669">Funny thing, as she <text:span text:style-name="T849">herself </text:span>pointed out, <text:span text:style-name="T849">is</text:span> Falfela actually hates his guts, but feels it is necessary to try and put a leash on a goat for its milk even if it can <text:soft-page-break/>chew through it. <text:span text:style-name="T845">Also she wants some of that silk for herself, which kind of made all of us playfully deride her for being so manipulative.</text:span></text:p>
      <text:p text:style-name="P670">As for Tamur, he’s putting some of the bamboo in salt<text:span text:style-name="T849">s</text:span> to dry it <text:span text:style-name="T849">but feels the whole cargo is of no use for him and he is actually annoyed by how much he had spent on it a long while back. H</text:span>e’s <text:span text:style-name="T849">however </text:span>also gotten few more documents to read about kettles and glass work <text:span text:style-name="T849">and while he’s</text:span> facing some struggles to get things up to focus, his magnifying glasses are able to see details he couldn’t see before. He then asked quizzically why I, me, think there is many small staffs in our bodies.</text:p>
      <text:p text:style-name="P671">With a quick glace at Reyon whose eyes flickered as if to mean shut it, I <text:span text:style-name="T849">slowly</text:span> explained I saw it in a dream. How each of us is a town of soldiers and workers keeping us alive, under threats at times, from outside and inside too, and many generations of them make us, us. The look of disbelief on their face<text:span text:style-name="T849">s</text:span>. <text:span text:style-name="T846">Kaffisa asked if it was the bonfires of Wakha all over again, which granted her a shove from Mandin.</text:span></text:p>
      <text:p text:style-name="P672">We’ve had a lull for a while, enjoyably stuck inside, hence me writing.</text:p>
      <text:p text:style-name="P673">Mandin prepares lunc<text:span text:style-name="T847">h; smells of that funky fish sauce.</text:span></text:p>
      <text:p text:style-name="P674">Kaffisa and Falfela play with the Strafi some sort of memory game.</text:p>
      <text:p text:style-name="P671"><text:span text:style-name="T846">Tamur still looks at me with circumspection </text:span><text:span text:style-name="T847">between his readings</text:span><text:span text:style-name="T846">.</text:span></text:p>
      <text:p text:style-name="P674">Reyon has sort of been going between people, getting pets on the head and the likes. He’s done that from time to time, <text:span text:style-name="T848">only in the house though</text:span>, <text:span text:style-name="T848">and</text:span> I <text:soft-page-break/>think pretty much ever since returning to his work as a Siila. Right now as I write, he just laid his head on my legs.</text:p>
      <text:p text:style-name="P675">Food ready!</text:p>
      <text:p text:style-name="P680">--</text:p>
      <text:p text:style-name="P676">I realized <text:span text:style-name="T853">tonight</text:span> that the bell didn’t ring the evening hours. <text:span text:style-name="T850">Nor did it the whole day. Usually we can hear it faintly, four times a day, four times a night, but it didn’t. And I can’t quite recall the last time I did hear it. When I asked why, Kaffisa looked at me </text:span><text:span text:style-name="T851">as if</text:span><text:span text:style-name="T850"> I was acting like a child. </text:span></text:p>
      <text:p text:style-name="P677">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52">which</text:span> are <text:span text:style-name="T852">actually</text:span> approaching, <text:span text:style-name="T852">there’s not really much need for keeping said water at drippable temperature, and time keeping is not a necessity when everything is a sky blanket</text:span>.</text:p>
      <text:p text:style-name="P678">I honestly thought that someone just walked up the tower and rang it based on the time of the day, but nope, there’s a litteral hourglass filled with water that empties – I got to go see it myself it doesn’t make sense.</text:p>
      <text:p text:style-name="P679">I went outside before the sun went <text:span text:style-name="T853">for some more logs</text:span>, <text:span text:style-name="T853">but</text:span> the crunch of the snow was <text:span text:style-name="T853">too</text:span> friendly <text:span text:style-name="T853">a call</text:span>. The canal, frozen down its its shallow <text:span text:style-name="T853">basin, absolutely had Rideau vibes to it. People had fun throwing snow on it to see </text:span><text:soft-page-break/><text:span text:style-name="T853">the spraying shapes, and crossing it without using the bridge above seemed to be a cute activity. I picked up a few people who clearly had no clue how to slide, both from on the ice itself and back onto its banks.</text:span></text:p>
      <text:p text:style-name="P679"><text:span text:style-name="T853">Again some folks I somewhat knew asked how Falfela was doing, and I sort of smiled and open</text:span><text:span text:style-name="T856">ed</text:span><text:span text:style-name="T853"> my hands to the sky. They continued saying they had figured since the beginning about Inyafee’</text:span><text:span text:style-name="T854">s bear. I was unsure how to continue </text:span><text:span text:style-name="T855">the conversation</text:span><text:span text:style-name="T854"> as I thought it was a thing of the past, concealed and done with. </text:span><text:span text:style-name="T855">Who was it again? I think they are a priest at the main temple, one who helped cleanse me when I was sick... I never end up learning their names, they just wear the cloak and look all the s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swiss"/>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13T00:36:31.130124787</dc:date>
    <meta:editing-duration>P105DT11H25M15S</meta:editing-duration>
    <meta:editing-cycles>2611</meta:editing-cycles>
    <meta:generator>LibreOffice/24.2.0.3$MacOSX_X86_64 LibreOffice_project/da48488a73ddd66ea24cf16bbc4f7b9c08e9bea1</meta:generator>
    <meta:print-date>2025-10-23T11:28:52.860322398</meta:print-date>
    <meta:document-statistic meta:table-count="4" meta:image-count="0" meta:object-count="0" meta:page-count="198" meta:paragraph-count="1464" meta:word-count="47352" meta:character-count="251498" meta:non-whitespace-character-count="205550"/>
  </office:meta>
</office:document-meta>
</file>